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97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0" style:family="table-cell" style:parent-style-name="Pivot_20_Table_20_Value">
      <style:table-cell-properties fo:border-bottom="none" fo:border-left="0.99pt solid #000000" fo:border-right="none" fo:border-top="none"/>
    </style:style>
    <style:style style:name="ce11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2" style:family="table-cell" style:parent-style-name="Pivot_20_Table_20_Result">
      <style:table-cell-properties fo:border-bottom="2.01pt solid #000000" fo:border-left="0.99pt solid #000000" fo:border-right="none" fo:border-top="0.99pt solid #000000"/>
    </style:style>
    <style:style style:name="ce13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15" style:family="table-cell" style:parent-style-name="Pivot_20_Table_20_Value">
      <style:table-cell-properties fo:border-bottom="none" fo:border-left="none" fo:border-right="0.99pt solid #000000" fo:border-top="none"/>
    </style:style>
    <style:style style:name="ce16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17" style:family="table-cell" style:parent-style-name="Pivot_20_Table_20_Result">
      <style:table-cell-properties fo:border-bottom="2.01pt solid #000000" fo:border-left="none" fo:border-right="0.99pt solid #000000" fo:border-top="0.99pt solid #000000"/>
    </style:style>
    <style:style style:name="ce18" style:family="table-cell" style:parent-style-name="Pivot_20_Table_20_Corner">
      <style:table-cell-properties fo:border-bottom="none" fo:border-left="none" fo:border-right="none" fo:border-top="2.01pt solid #000000"/>
    </style:style>
    <style:style style:name="ce19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0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21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" style:family="table-cell" style:parent-style-name="Pivot_20_Table_20_Result">
      <style:table-cell-properties fo:border-bottom="none" fo:border-left="0.99pt solid #000000" fo:border-right="2.01pt solid #000000" fo:border-top="0.99pt solid #000000"/>
    </style:style>
    <style:style style:name="ce23" style:family="table-cell" style:parent-style-name="Pivot_20_Table_20_Result">
      <style:table-cell-properties fo:border-bottom="none" fo:border-left="0.99pt solid #000000" fo:border-right="2.01pt solid #000000" fo:border-top="none"/>
    </style:style>
    <style:style style:name="ce24" style:family="table-cell" style:parent-style-name="Pivot_20_Table_20_Result">
      <style:table-cell-properties fo:border-bottom="0.99pt solid #000000" fo:border-left="0.99pt solid #000000" fo:border-right="2.01pt solid #000000" fo:border-top="none"/>
    </style:style>
    <style:style style:name="ce25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puts 15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0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1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744166016578674" calcext:value-type="float">
            <text:p>0.7441660165786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164797425270081" calcext:value-type="float">
            <text:p>0.1647974252700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603814780712128" calcext:value-type="float">
            <text:p>0.6038147807121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29022079706192" calcext:value-type="float">
            <text:p>0.290220797061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0.333949536085129" calcext:value-type="float">
            <text:p>0.3339495360851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0.153914555907249" calcext:value-type="float">
            <text:p>0.1539145559072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45454561710357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0.199853822588921" calcext:value-type="float">
            <text:p>0.19985382258892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1655804514885" calcext:value-type="float">
            <text:p>0.0616558045148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93401026725769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0.708536207675934" calcext:value-type="float">
            <text:p>0.7085362076759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12334686517715" calcext:value-type="float">
            <text:p>0.3123346865177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9345758557319641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906976759433746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0469180904328823" calcext:value-type="float">
            <text:p>0.04691809043288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396940521895886" calcext:value-type="float">
            <text:p>0.03969405218958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977678656578064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058823823928833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0.107106059789658" calcext:value-type="float">
            <text:p>0.1071060597896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42657151818275" calcext:value-type="float">
            <text:p>0.0542657151818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9575597047805786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9666666388511658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0906768664717674" calcext:value-type="float">
            <text:p>0.0906768664717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47434613108635" calcext:value-type="float">
            <text:p>0.05474346131086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087649345397949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10638296604156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10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2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2" calcext:value-type="float">
            <text:p>0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708331882953644" calcext:value-type="float">
            <text:p>0.7083318829536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09201216697693" calcext:value-type="float">
            <text:p>0.2092012166976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7316529750824" calcext:value-type="float">
            <text:p>0.573165297508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343848586082458" calcext:value-type="float">
            <text:p>0.3438485860824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0.719357967376709" calcext:value-type="float">
            <text:p>0.7193579673767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0.352052956819534" calcext:value-type="float">
            <text:p>0.3520529568195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45454561710357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0.437977910041809" calcext:value-type="float">
            <text:p>0.4379779100418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6791528463364" calcext:value-type="float">
            <text:p>0.16679152846336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781725764274597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000000238418579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.3944388628006" calcext:value-type="float">
            <text:p>1.39443886280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05303287506104" calcext:value-type="float">
            <text:p>0.60530328750610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72955501079559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829457342624664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147160828113556" calcext:value-type="float">
            <text:p>0.1471608281135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4991679787636" calcext:value-type="float">
            <text:p>0.11499167978763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765625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823529422283172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0.734289407730103" calcext:value-type="float">
            <text:p>0.7342894077301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88250815868378" calcext:value-type="float">
            <text:p>0.5882508158683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9469496011734009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9333333373069763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149932831525803" calcext:value-type="float">
            <text:p>0.1499328315258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64462202787399" calcext:value-type="float">
            <text:p>0.076446220278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848605513572693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4680851697921753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666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3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3" calcext:value-type="float">
            <text:p>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668357789516449" calcext:value-type="float">
            <text:p>0.6683577895164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275349020957947" calcext:value-type="float">
            <text:p>0.2753490209579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48097133636475" calcext:value-type="float">
            <text:p>0.5480971336364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403785467147827" calcext:value-type="float">
            <text:p>0.4037854671478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1.20960259437561" calcext:value-type="float">
            <text:p>1.209602594375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0.653412282466888" calcext:value-type="float">
            <text:p>0.65341228246688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45454561710357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0.683806777000427" calcext:value-type="float">
            <text:p>0.68380677700042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07082444429398" calcext:value-type="float">
            <text:p>0.3070824444293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629441857337952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2.36402916908264" calcext:value-type="float">
            <text:p>2.364029169082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6861975193024" calcext:value-type="float">
            <text:p>1.168619751930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930772304534912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674418687820435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218609735369682" calcext:value-type="float">
            <text:p>0.21860973536968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2628710269928" calcext:value-type="float">
            <text:p>0.1626287102699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26339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117647111415863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.31211268901825" calcext:value-type="float">
            <text:p>1.312112689018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9658026695251" calcext:value-type="float">
            <text:p>1.096580266952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806366324424744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8666666746139526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218765556812286" calcext:value-type="float">
            <text:p>0.2187655568122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7503101229668" calcext:value-type="float">
            <text:p>0.1075031012296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60956168174743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42553305625915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4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4" calcext:value-type="float">
            <text:p>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632757484912872" calcext:value-type="float">
            <text:p>0.6327574849128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358434438705444" calcext:value-type="float">
            <text:p>0.3584344387054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21132588386536" calcext:value-type="float">
            <text:p>0.5211325883865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20504742860794" calcext:value-type="float">
            <text:p>0.5205047428607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1.73606359958649" calcext:value-type="float">
            <text:p>1.736063599586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0.85209459066391" calcext:value-type="float">
            <text:p>0.852094590663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45454561710357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2.10357093811035" calcext:value-type="float">
            <text:p>2.103570938110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26785326004028" calcext:value-type="float">
            <text:p>0.8267853260040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1624364256858826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3.36158323287964" calcext:value-type="float">
            <text:p>3.361583232879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2709221839905" calcext:value-type="float">
            <text:p>1.527092218399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00646638870239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56589198112488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277179539203644" calcext:value-type="float">
            <text:p>0.2771795392036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88346415758133" calcext:value-type="float">
            <text:p>0.1883464157581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118303656578064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4117648005485535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.56638646125793" calcext:value-type="float">
            <text:p>1.566386461257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6845729351044" calcext:value-type="float">
            <text:p>1.268457293510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673740029335022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666666507720947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310265779495239" calcext:value-type="float">
            <text:p>0.3102657794952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41577750444412" calcext:value-type="float">
            <text:p>0.14157775044441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051792740821838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340425550937652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606483101844788" calcext:value-type="float">
            <text:p>0.60648310184478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03067052364349" calcext:value-type="float">
            <text:p>0.4030670523643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9484783411026" calcext:value-type="float">
            <text:p>0.494847834110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7413250207901" calcext:value-type="float">
            <text:p>0.574132502079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2.34681749343872" calcext:value-type="float">
            <text:p>2.346817493438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28174901008606" calcext:value-type="float">
            <text:p>1.281749010086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506963729858398" calcext:value-type="float">
            <text:p>0.050696372985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06963729858398" calcext:value-type="float">
            <text:p>0.0506963729858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2.90388059616089" calcext:value-type="float">
            <text:p>2.903880596160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6787984371185" calcext:value-type="float">
            <text:p>1.267879843711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4.4516863822937" calcext:value-type="float">
            <text:p>4.4516863822937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3043212890625" calcext:value-type="float">
            <text:p>2.30432128906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371243596076965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736433863639832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366158485412598" calcext:value-type="float">
            <text:p>0.3661584854125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43480652570724" calcext:value-type="float">
            <text:p>0.2434806525707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0625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4117648005485535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2.51881694793701" calcext:value-type="float">
            <text:p>2.518816947937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4177007675171" calcext:value-type="float">
            <text:p>1.9417700767517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8594164252281189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333333492279053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410113871097565" calcext:value-type="float">
            <text:p>0.4101138710975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32717454433441" calcext:value-type="float">
            <text:p>0.2327174544334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53386473655700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851063802838325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333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6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6" calcext:value-type="float">
            <text:p>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63856899738312" calcext:value-type="float">
            <text:p>0.5638568997383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460517287254334" calcext:value-type="float">
            <text:p>0.46051728725433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64398801326752" calcext:value-type="float">
            <text:p>0.4643988013267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21451109647751" calcext:value-type="float">
            <text:p>0.6214511096477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2.94701886177063" calcext:value-type="float">
            <text:p>2.947018861770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57770895957947" calcext:value-type="float">
            <text:p>1.577708959579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524005107581615" calcext:value-type="float">
            <text:p>0.0524005107581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2237045019865" calcext:value-type="float">
            <text:p>0.0522370450198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0931396484375" calcext:value-type="float">
            <text:p>3.09313964843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475399017334" calcext:value-type="float">
            <text:p>1.347539901733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5.44764518737793" calcext:value-type="float">
            <text:p>5.447645187377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72867393493652" calcext:value-type="float">
            <text:p>2.728673934936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8158993721008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961240291595459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476408064365387" calcext:value-type="float">
            <text:p>0.47640806436538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16795408725738" calcext:value-type="float">
            <text:p>0.31679540872573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738839328289032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176470696926117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4.10444593429565" calcext:value-type="float">
            <text:p>4.104445934295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95491194725037" calcext:value-type="float">
            <text:p>2.9549119472503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657825112342834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66666865348816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452687352895737" calcext:value-type="float">
            <text:p>0.45268735289573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59362280368805" calcext:value-type="float">
            <text:p>0.2593622803688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414342522621155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8297870755195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857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7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7" calcext:value-type="float">
            <text:p>0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38159608840942" calcext:value-type="float">
            <text:p>0.5381596088409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505378812551498" calcext:value-type="float">
            <text:p>0.50537881255149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42427426576614" calcext:value-type="float">
            <text:p>0.4424274265766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52996838092804" calcext:value-type="float">
            <text:p>0.6529968380928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3.7817690372467" calcext:value-type="float">
            <text:p>3.78176903724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02177929878235" calcext:value-type="float">
            <text:p>2.021779298782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588406436145306" calcext:value-type="float">
            <text:p>0.0588406436145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86499385535717" calcext:value-type="float">
            <text:p>0.0586499385535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25871706008911" calcext:value-type="float">
            <text:p>3.258717060089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1520667076111" calcext:value-type="float">
            <text:p>1.4152066707611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7.09981107711792" calcext:value-type="float">
            <text:p>7.099811077117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7067837715149" calcext:value-type="float">
            <text:p>3.6706783771514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199695825576782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3410852551460266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563165009021759" calcext:value-type="float">
            <text:p>0.56316500902175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7950611114502" calcext:value-type="float">
            <text:p>0.379506111145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705357015132904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0588236451148987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5.33816385269165" calcext:value-type="float">
            <text:p>5.338163852691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32499766349792" calcext:value-type="float">
            <text:p>3.3249976634979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888594388961792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33333253860474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550507545471191" calcext:value-type="float">
            <text:p>0.55050754547119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97328919172287" calcext:value-type="float">
            <text:p>0.29732891917228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334661245346069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8297870755195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5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8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8" calcext:value-type="float">
            <text:p>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28199195861816" calcext:value-type="float">
            <text:p>0.5281991958618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528267323970795" calcext:value-type="float">
            <text:p>0.5282673239707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39018756151199" calcext:value-type="float">
            <text:p>0.4390187561511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65615141391754" calcext:value-type="float">
            <text:p>0.6656151413917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3.97769355773926" calcext:value-type="float">
            <text:p>3.977693557739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96328091621399" calcext:value-type="float">
            <text:p>1.963280916213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26152530312538" calcext:value-type="float">
            <text:p>0.0626152530312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26152530312538" calcext:value-type="float">
            <text:p>0.0626152530312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36052584648132" calcext:value-type="float">
            <text:p>3.360525846481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7112548351288" calcext:value-type="float">
            <text:p>1.471125483512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7.45104694366455" calcext:value-type="float">
            <text:p>7.4510469436645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4293999671936" calcext:value-type="float">
            <text:p>3.4429399967193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915937542915344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3410852551460266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605913698673248" calcext:value-type="float">
            <text:p>0.6059136986732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07717078924179" calcext:value-type="float">
            <text:p>0.4077170789241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83035671710968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941176593303680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5.60536956787109" calcext:value-type="float">
            <text:p>5.605369567871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9286484718323" calcext:value-type="float">
            <text:p>3.492864847183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623342394828796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666666626930237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627326488494873" calcext:value-type="float">
            <text:p>0.6273264884948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5157835483551" calcext:value-type="float">
            <text:p>0.351578354835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055777072906494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222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9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9" calcext:value-type="float">
            <text:p>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12096583843231" calcext:value-type="float">
            <text:p>0.5120965838432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562371253967285" calcext:value-type="float">
            <text:p>0.5623712539672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26440209150314" calcext:value-type="float">
            <text:p>0.4264402091503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81388020515442" calcext:value-type="float">
            <text:p>0.6813880205154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4.55287218093872" calcext:value-type="float">
            <text:p>4.552872180938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19708657264709" calcext:value-type="float">
            <text:p>2.197086572647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572156123816967" calcext:value-type="float">
            <text:p>0.0572156123816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572156123816967" calcext:value-type="float">
            <text:p>0.0572156123816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47010588645935" calcext:value-type="float">
            <text:p>3.470105886459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4290699958801" calcext:value-type="float">
            <text:p>1.542906999588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8.70227241516113" calcext:value-type="float">
            <text:p>8.7022724151611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93668484687805" calcext:value-type="float">
            <text:p>3.936684846878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416127800941467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310078859329224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679689764976501" calcext:value-type="float">
            <text:p>0.6796897649765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62354898452759" calcext:value-type="float">
            <text:p>0.46235489845275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839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823529541492462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5.95819520950317" calcext:value-type="float">
            <text:p>5.958195209503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9447193145752" calcext:value-type="float">
            <text:p>3.594471931457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039787888526917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679246187210083" calcext:value-type="float">
            <text:p>0.67924618721008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8711741566658" calcext:value-type="float">
            <text:p>0.387117415666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13545835018158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8297870755195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0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507424533367157" calcext:value-type="float">
            <text:p>0.5074245333671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578622102737427" calcext:value-type="float">
            <text:p>0.5786221027374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17847454547882" calcext:value-type="float">
            <text:p>0.4178474545478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94006323814392" calcext:value-type="float">
            <text:p>0.6940063238143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4.75727033615112" calcext:value-type="float">
            <text:p>4.757270336151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30351662635803" calcext:value-type="float">
            <text:p>2.303516626358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51644542813301" calcext:value-type="float">
            <text:p>0.1516445428133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51644542813301" calcext:value-type="float">
            <text:p>0.1516445428133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55701971054077" calcext:value-type="float">
            <text:p>3.5570197105407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9525156021118" calcext:value-type="float">
            <text:p>1.5952515602111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578680157661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9.03654193878174" calcext:value-type="float">
            <text:p>9.036541938781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07974481582642" calcext:value-type="float">
            <text:p>4.079744815826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2107266187667847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798449635505676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0.802687764167785" calcext:value-type="float">
            <text:p>0.80268776416778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65652549266815" calcext:value-type="float">
            <text:p>0.5656525492668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1607134342193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823529541492462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6.19117164611816" calcext:value-type="float">
            <text:p>6.191171646118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1206307411194" calcext:value-type="float">
            <text:p>3.7120630741119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7480106353759766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73546713590622" calcext:value-type="float">
            <text:p>0.7354671359062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27694469690323" calcext:value-type="float">
            <text:p>0.4276944696903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015936136245728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8297870755195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400</text:p>
          </table:table-cell>
          <table:table-cell office:value-type="string" calcext:value-type="string">
            <text:p><text:s/>lr=0.00833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2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2" calcext:value-type="float">
            <text:p>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9612683057785" calcext:value-type="float">
            <text:p>0.496126830577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07690542936325" calcext:value-type="float">
            <text:p>0.6076905429363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13008153438568" calcext:value-type="float">
            <text:p>0.4130081534385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25552052259445" calcext:value-type="float">
            <text:p>0.7255520522594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4726824760437" calcext:value-type="float">
            <text:p>5.47268247604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76887702941895" calcext:value-type="float">
            <text:p>2.768877029418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4523395895958" calcext:value-type="float">
            <text:p>0.145233958959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4523395895958" calcext:value-type="float">
            <text:p>0.145233958959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80209708213806" calcext:value-type="float">
            <text:p>3.802097082138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9051623344421" calcext:value-type="float">
            <text:p>1.6905162334442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517765045166016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3333432674408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0.3601388931274" calcext:value-type="float">
            <text:p>10.36013889312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00208282470703" calcext:value-type="float">
            <text:p>5.0020828247070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45568597316742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178294599056244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1.16656100749969" calcext:value-type="float">
            <text:p>1.166561007499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55166530609131" calcext:value-type="float">
            <text:p>0.7551665306091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560267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588235437870025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6.80897188186646" calcext:value-type="float">
            <text:p>6.8089718818664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98406100273132" calcext:value-type="float">
            <text:p>3.984061002731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0132644176483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797627627849579" calcext:value-type="float">
            <text:p>0.79762762784957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88529622554779" calcext:value-type="float">
            <text:p>0.4885296225547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896414518356323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82978707551956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799</text:p>
          </table:table-cell>
          <table:table-cell office:value-type="string" calcext:value-type="string">
            <text:p><text:s/>lr=0.00714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4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4" calcext:value-type="float">
            <text:p>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85619723796845" calcext:value-type="float">
            <text:p>0.4856197237968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27603560686111" calcext:value-type="float">
            <text:p>0.6276035606861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00312870740891" calcext:value-type="float">
            <text:p>0.4003128707408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47634083032608" calcext:value-type="float">
            <text:p>0.7476340830326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58651447296143" calcext:value-type="float">
            <text:p>5.586514472961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71993780136108" calcext:value-type="float">
            <text:p>2.7199378013610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46805539727211" calcext:value-type="float">
            <text:p>0.1468055397272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46533101797104" calcext:value-type="float">
            <text:p>0.14653310179710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3.98776745796204" calcext:value-type="float">
            <text:p>3.9877674579620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6644790172577" calcext:value-type="float">
            <text:p>1.7664479017257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01015102863312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666666805744171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0.2013149261475" calcext:value-type="float">
            <text:p>10.20131492614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8752479553223" calcext:value-type="float">
            <text:p>4.687524795532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57170015573501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7906978130340576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1.60180497169495" calcext:value-type="float">
            <text:p>1.6018049716949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89544248580933" calcext:value-type="float">
            <text:p>0.8895442485809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53794634342193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588235437870025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7.25263643264771" calcext:value-type="float">
            <text:p>7.2526364326477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26993989944458" calcext:value-type="float">
            <text:p>4.269939899444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2175066471099854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871617257595062" calcext:value-type="float">
            <text:p>0.8716172575950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71997165679932" calcext:value-type="float">
            <text:p>0.5719971656799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6175297498703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199</text:p>
          </table:table-cell>
          <table:table-cell office:value-type="string" calcext:value-type="string">
            <text:p><text:s/>lr=0.0062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6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6" calcext:value-type="float">
            <text:p>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8083370923996" calcext:value-type="float">
            <text:p>0.4808337092399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41794472932816" calcext:value-type="float">
            <text:p>0.6417944729328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9180999994278" calcext:value-type="float">
            <text:p>0.391809999942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5709779560566" calcext:value-type="float">
            <text:p>0.757097795605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6.41973876953125" calcext:value-type="float">
            <text:p>6.419738769531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4013805389404" calcext:value-type="float">
            <text:p>3.240138053894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69655755162239" calcext:value-type="float">
            <text:p>0.1696557551622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9383332133293" calcext:value-type="float">
            <text:p>0.16938333213329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4.21855545043945" calcext:value-type="float">
            <text:p>4.2185554504394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0705797672272" calcext:value-type="float">
            <text:p>1.807057976722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50253701210022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666666805744171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1.9506225585938" calcext:value-type="float">
            <text:p>11.95062255859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80929040908814" calcext:value-type="float">
            <text:p>5.8092904090881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81513953208923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6356589794158936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1.81102132797241" calcext:value-type="float">
            <text:p>1.811021327972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5394148826599" calcext:value-type="float">
            <text:p>1.0539414882659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8214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470588237047195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7.78249883651733" calcext:value-type="float">
            <text:p>7.782498836517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1931247711182" calcext:value-type="float">
            <text:p>4.4193124771118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031830132007599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898458540439606" calcext:value-type="float">
            <text:p>0.8984585404396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94614624977112" calcext:value-type="float">
            <text:p>0.59461462497711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65737068653106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599</text:p>
          </table:table-cell>
          <table:table-cell office:value-type="string" calcext:value-type="string">
            <text:p><text:s/>lr=0.005556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8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8" calcext:value-type="float">
            <text:p>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74109917879105" calcext:value-type="float">
            <text:p>0.4741099178791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55069798231125" calcext:value-type="float">
            <text:p>0.6550697982311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83790165185928" calcext:value-type="float">
            <text:p>0.3837901651859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60252371430397" calcext:value-type="float">
            <text:p>0.7602523714303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6.3839282989502" calcext:value-type="float">
            <text:p>6.38392829895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05936574935913" calcext:value-type="float">
            <text:p>3.059365749359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83906182646751" calcext:value-type="float">
            <text:p>0.1839061826467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83764934539795" calcext:value-type="float">
            <text:p>0.18376493453979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4.44930744171143" calcext:value-type="float">
            <text:p>4.449307441711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6770141124725" calcext:value-type="float">
            <text:p>1.867701411247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50253701210022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666666805744171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1.630163192749" calcext:value-type="float">
            <text:p>11.6301631927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1830892562866" calcext:value-type="float">
            <text:p>5.2183089256286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21414977312088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5581395626068115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2.03899455070496" calcext:value-type="float">
            <text:p>2.0389945507049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2977566719055" calcext:value-type="float">
            <text:p>1.229775667190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5982134342193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470588237047195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7.90924167633057" calcext:value-type="float">
            <text:p>7.909241676330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2426300048828" calcext:value-type="float">
            <text:p>4.424263000488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766578137874603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0.968750715255737" calcext:value-type="float">
            <text:p>0.96875071525573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55987083911896" calcext:value-type="float">
            <text:p>0.65598708391189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577689409255981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000</text:p>
          </table:table-cell>
          <table:table-cell office:value-type="string" calcext:value-type="string">
            <text:p><text:s/>lr=0.00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0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71401244401932" calcext:value-type="float">
            <text:p>0.4714012444019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61936372518539" calcext:value-type="float">
            <text:p>0.6619363725185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82163107395172" calcext:value-type="float">
            <text:p>0.3821631073951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2870659828186" calcext:value-type="float">
            <text:p>0.77287065982818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6.54654550552368" calcext:value-type="float">
            <text:p>6.5465455055236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05819964408875" calcext:value-type="float">
            <text:p>3.058199644088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61627426743507" calcext:value-type="float">
            <text:p>0.1616274267435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1627426743507" calcext:value-type="float">
            <text:p>0.16162742674350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5.39971017837524" calcext:value-type="float">
            <text:p>5.399710178375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7409815788269" calcext:value-type="float">
            <text:p>1.7740981578826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47208094596863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1.7054853439331" calcext:value-type="float">
            <text:p>11.70548534393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10982084274292" calcext:value-type="float">
            <text:p>5.1098208427429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38075172901153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3255814611911774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2.26557683944702" calcext:value-type="float">
            <text:p>2.265576839447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6257302761078" calcext:value-type="float">
            <text:p>1.362573027610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375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470588237047195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05742454528809" calcext:value-type="float">
            <text:p>8.057424545288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5324182510376" calcext:value-type="float">
            <text:p>4.4532418251037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740053176879883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0525541305542" calcext:value-type="float">
            <text:p>1.05255413055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18511521816254" calcext:value-type="float">
            <text:p>0.7185115218162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458167195320129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500</text:p>
          </table:table-cell>
          <table:table-cell office:value-type="string" calcext:value-type="string">
            <text:p><text:s/>lr=0.004444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2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25" calcext:value-type="float">
            <text:p>2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70055013895035" calcext:value-type="float">
            <text:p>0.4700550138950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67429625988007" calcext:value-type="float">
            <text:p>0.66742962598800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8020196557045" calcext:value-type="float">
            <text:p>0.380201965570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2334387302399" calcext:value-type="float">
            <text:p>0.7823343873023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7.02637624740601" calcext:value-type="float">
            <text:p>7.026376247406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8918209075928" calcext:value-type="float">
            <text:p>3.389182090759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4575999379158" calcext:value-type="float">
            <text:p>0.1745759993791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4575999379158" calcext:value-type="float">
            <text:p>0.1745759993791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5.87557744979858" calcext:value-type="float">
            <text:p>5.875577449798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2048764228821" calcext:value-type="float">
            <text:p>1.9204876422882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9340108633041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2.555983543396" calcext:value-type="float">
            <text:p>12.555983543396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7825403213501" calcext:value-type="float">
            <text:p>5.778254032135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00038170814514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3255814611911774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2.56378364562988" calcext:value-type="float">
            <text:p>2.563783645629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5626890659332" calcext:value-type="float">
            <text:p>1.456268906593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59375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235294133424759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19281768798828" calcext:value-type="float">
            <text:p>8.192817687988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55616760253906" calcext:value-type="float">
            <text:p>4.5561676025390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740053176879883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333333611488342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17608034610748" calcext:value-type="float">
            <text:p>1.176080346107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3355450630188" calcext:value-type="float">
            <text:p>0.833554506301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78485918045044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000</text:p>
          </table:table-cell>
          <table:table-cell office:value-type="string" calcext:value-type="string">
            <text:p><text:s/>lr=0.004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5" calcext:value-type="float">
            <text:p>2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65616017580032" calcext:value-type="float">
            <text:p>0.4656160175800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73609524965286" calcext:value-type="float">
            <text:p>0.67360952496528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4298095703125" calcext:value-type="float">
            <text:p>0.3742980957031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9179809987545" calcext:value-type="float">
            <text:p>0.791798099875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7.00559616088867" calcext:value-type="float">
            <text:p>7.005596160888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247633934021" calcext:value-type="float">
            <text:p>3.22476339340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86201751232147" calcext:value-type="float">
            <text:p>0.1862017512321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86201751232147" calcext:value-type="float">
            <text:p>0.18620175123214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08077430725098" calcext:value-type="float">
            <text:p>6.080774307250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4067826271057" calcext:value-type="float">
            <text:p>2.040678262710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9187828302383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2.1547832489014" calcext:value-type="float">
            <text:p>12.154783248901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7890777587891" calcext:value-type="float">
            <text:p>5.2789077758789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658045411109924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248062044382095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2.96108031272888" calcext:value-type="float">
            <text:p>2.961080312728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2316915988922" calcext:value-type="float">
            <text:p>1.523169159889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214285671710968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117647081613540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42644596099854" calcext:value-type="float">
            <text:p>8.426445960998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6381692886353" calcext:value-type="float">
            <text:p>4.6638169288635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6047739982605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20322275161743" calcext:value-type="float">
            <text:p>1.203222751617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66344511508942" calcext:value-type="float">
            <text:p>0.8663445115089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78485918045044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500</text:p>
          </table:table-cell>
          <table:table-cell office:value-type="string" calcext:value-type="string">
            <text:p><text:s/>lr=0.003636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7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75" calcext:value-type="float">
            <text:p>2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64392334222794" calcext:value-type="float">
            <text:p>0.4643923342227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77500575780869" calcext:value-type="float">
            <text:p>0.67750057578086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6380264759064" calcext:value-type="float">
            <text:p>0.3763802647590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01261827349663" calcext:value-type="float">
            <text:p>0.8012618273496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7.41402387619019" calcext:value-type="float">
            <text:p>7.414023876190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3490767478943" calcext:value-type="float">
            <text:p>3.4349076747894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1817064285278" calcext:value-type="float">
            <text:p>0.17181706428527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1817064285278" calcext:value-type="float">
            <text:p>0.1718170642852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1778883934021" calcext:value-type="float">
            <text:p>6.177888393402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0814428329468" calcext:value-type="float">
            <text:p>2.108144283294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411168813705444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2.6381874084473" calcext:value-type="float">
            <text:p>12.63818740844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3164720535278" calcext:value-type="float">
            <text:p>5.531647205352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50589561462402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170542627573013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63489484786987" calcext:value-type="float">
            <text:p>3.6348948478698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4485352039337" calcext:value-type="float">
            <text:p>1.8448535203933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36160671710968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8235297799110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62286949157715" calcext:value-type="float">
            <text:p>8.62286949157715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76021480560303" calcext:value-type="float">
            <text:p>4.7602148056030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07427179813385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25709104537964" calcext:value-type="float">
            <text:p>1.257091045379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26098108291626" calcext:value-type="float">
            <text:p>0.9260981082916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5896430015564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2553190141916275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000</text:p>
          </table:table-cell>
          <table:table-cell office:value-type="string" calcext:value-type="string">
            <text:p><text:s/>lr=0.00333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0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61620509624481" calcext:value-type="float">
            <text:p>0.4616205096244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82536035776138" calcext:value-type="float">
            <text:p>0.6825360357761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4764293432236" calcext:value-type="float">
            <text:p>0.3747642934322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07570978999138" calcext:value-type="float">
            <text:p>0.8075709789991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7.48490953445435" calcext:value-type="float">
            <text:p>7.4849095344543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4200849533081" calcext:value-type="float">
            <text:p>3.442008495330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5181090831757" calcext:value-type="float">
            <text:p>0.1751810908317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5181090831757" calcext:value-type="float">
            <text:p>0.1751810908317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39638662338257" calcext:value-type="float">
            <text:p>6.396386623382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2948813438416" calcext:value-type="float">
            <text:p>2.229488134384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2.5841960906982" calcext:value-type="float">
            <text:p>12.584196090698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42496156692505" calcext:value-type="float">
            <text:p>5.424961566925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16355931758880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93023210763931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82065892219543" calcext:value-type="float">
            <text:p>3.820658922195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3988955020905" calcext:value-type="float">
            <text:p>1.939889550209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46875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8235297799110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8399829864502" calcext:value-type="float">
            <text:p>8.83998298645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84942770004272" calcext:value-type="float">
            <text:p>4.849427700042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5809019207954407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33889722824097" calcext:value-type="float">
            <text:p>1.338897228240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99052226543426" calcext:value-type="float">
            <text:p>0.9990522265434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139442086219788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21276595070958138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499</text:p>
          </table:table-cell>
          <table:table-cell office:value-type="string" calcext:value-type="string">
            <text:p><text:s/>lr=0.00307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2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25" calcext:value-type="float">
            <text:p>3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59644585847855" calcext:value-type="float">
            <text:p>0.4596445858478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89173728227615" calcext:value-type="float">
            <text:p>0.6891737282276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9420975446701" calcext:value-type="float">
            <text:p>0.3694209754467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17034706473351" calcext:value-type="float">
            <text:p>0.8170347064733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00581645965576" calcext:value-type="float">
            <text:p>8.005816459655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89319729804993" calcext:value-type="float">
            <text:p>3.893197298049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8823873400688" calcext:value-type="float">
            <text:p>0.1788238734006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8696990013123" calcext:value-type="float">
            <text:p>0.1786969900131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52653217315674" calcext:value-type="float">
            <text:p>6.526532173156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30066442489624" calcext:value-type="float">
            <text:p>2.300664424896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3.690447807312" calcext:value-type="float">
            <text:p>13.690447807312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43697547912598" calcext:value-type="float">
            <text:p>6.436975479125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951692640781402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155039429664612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91445922851562" calcext:value-type="float">
            <text:p>3.914459228515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9388659000397" calcext:value-type="float">
            <text:p>1.993886590003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1339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82352977991104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06538963317871" calcext:value-type="float">
            <text:p>9.0653896331787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94263410568237" calcext:value-type="float">
            <text:p>4.9426341056823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4217506647109985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333333373069763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46065473556519" calcext:value-type="float">
            <text:p>1.4606547355651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8443152904511" calcext:value-type="float">
            <text:p>1.0844315290451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019920468330383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21276595070958138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7000</text:p>
          </table:table-cell>
          <table:table-cell office:value-type="string" calcext:value-type="string">
            <text:p><text:s/>lr=0.00285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57466602325439" calcext:value-type="float">
            <text:p>0.4574666023254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93522542715073" calcext:value-type="float">
            <text:p>0.6935225427150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7752492427826" calcext:value-type="float">
            <text:p>0.3677524924278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20189267396927" calcext:value-type="float">
            <text:p>0.8201892673969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17351150512695" calcext:value-type="float">
            <text:p>8.173511505126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98298406600952" calcext:value-type="float">
            <text:p>3.982984066009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83707296848297" calcext:value-type="float">
            <text:p>0.1837072968482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83707296848297" calcext:value-type="float">
            <text:p>0.1837072968482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665283203125" calcext:value-type="float">
            <text:p>6.6652832031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36872696876526" calcext:value-type="float">
            <text:p>2.368726968765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3.970682144165" calcext:value-type="float">
            <text:p>13.9706821441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5685305595398" calcext:value-type="float">
            <text:p>6.56853055953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90604799985885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930232107639313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98121762275696" calcext:value-type="float">
            <text:p>3.9812176227569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3572487831116" calcext:value-type="float">
            <text:p>2.035724878311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946428656578064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6470592617988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25126934051514" calcext:value-type="float">
            <text:p>9.2512693405151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04163837432861" calcext:value-type="float">
            <text:p>5.0416383743286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95225405693054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0000005960464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53858411312103" calcext:value-type="float">
            <text:p>1.538584113121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6803872585297" calcext:value-type="float">
            <text:p>1.168038725852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019920468330383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21276595070958138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7499</text:p>
          </table:table-cell>
          <table:table-cell office:value-type="string" calcext:value-type="string">
            <text:p><text:s/>lr=0.00266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7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75" calcext:value-type="float">
            <text:p>3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53593254089356" calcext:value-type="float">
            <text:p>0.4535932540893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698100239038467" calcext:value-type="float">
            <text:p>0.6981002390384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4162683486938" calcext:value-type="float">
            <text:p>0.3641626834869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26498419046402" calcext:value-type="float">
            <text:p>0.8264984190464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31880474090576" calcext:value-type="float">
            <text:p>8.318804740905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4.08688545227051" calcext:value-type="float">
            <text:p>4.086885452270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58905953168869" calcext:value-type="float">
            <text:p>0.15890595316886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58631190657616" calcext:value-type="float">
            <text:p>0.1586311906576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77676963806152" calcext:value-type="float">
            <text:p>6.776769638061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42264103889465" calcext:value-type="float">
            <text:p>2.422641038894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4.1458778381348" calcext:value-type="float">
            <text:p>14.14587783813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72690439224243" calcext:value-type="float">
            <text:p>6.7269043922424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6801069974899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79845261573792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4.07122755050659" calcext:value-type="float">
            <text:p>4.07122755050659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6133699417114" calcext:value-type="float">
            <text:p>2.0613369941711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79464328289032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6470592617988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59215831756592" calcext:value-type="float">
            <text:p>9.592158317565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2465515136719" calcext:value-type="float">
            <text:p>5.2246551513671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15649926662445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0000005960464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62330186367035" calcext:value-type="float">
            <text:p>1.623301863670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5538671016693" calcext:value-type="float">
            <text:p>1.2553867101669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9800798296928406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21276595070958138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8000</text:p>
          </table:table-cell>
          <table:table-cell office:value-type="string" calcext:value-type="string">
            <text:p><text:s/>lr=0.002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0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51439380645752" calcext:value-type="float">
            <text:p>0.4514393806457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1533526182175" calcext:value-type="float">
            <text:p>0.7015335261821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1076802015305" calcext:value-type="float">
            <text:p>0.3610768020153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2965299487114" calcext:value-type="float">
            <text:p>0.829652994871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32794284820557" calcext:value-type="float">
            <text:p>8.327942848205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96697640419006" calcext:value-type="float">
            <text:p>3.966976404190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63741871714592" calcext:value-type="float">
            <text:p>0.1637418717145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3741871714592" calcext:value-type="float">
            <text:p>0.16374187171459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6.93891668319702" calcext:value-type="float">
            <text:p>6.938916683197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51688742637634" calcext:value-type="float">
            <text:p>2.5168874263763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4.0121746063232" calcext:value-type="float">
            <text:p>14.01217460632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32476472854614" calcext:value-type="float">
            <text:p>6.3247647285461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48992049694061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79845261573792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4.17849493026733" calcext:value-type="float">
            <text:p>4.178494930267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2893652915955" calcext:value-type="float">
            <text:p>2.128936529159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3482134342193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6470592617988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74366855621338" calcext:value-type="float">
            <text:p>9.743668556213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1776237487793" calcext:value-type="float">
            <text:p>5.3177623748779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236074149608612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00000059604645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70915627479553" calcext:value-type="float">
            <text:p>1.7091562747955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3829319477081" calcext:value-type="float">
            <text:p>1.338293194770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605579137802124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8499</text:p>
          </table:table-cell>
          <table:table-cell office:value-type="string" calcext:value-type="string">
            <text:p><text:s/>lr=0.00235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2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25" calcext:value-type="float">
            <text:p>4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49925720691681" calcext:value-type="float">
            <text:p>0.4499257206916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3364610671997" calcext:value-type="float">
            <text:p>0.7033646106719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039724946022" calcext:value-type="float">
            <text:p>0.360397249460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39116722345352" calcext:value-type="float">
            <text:p>0.8391167223453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24549770355225" calcext:value-type="float">
            <text:p>8.245497703552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91053056716919" calcext:value-type="float">
            <text:p>3.910530567169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1955153346062" calcext:value-type="float">
            <text:p>0.1719551533460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1678617596626" calcext:value-type="float">
            <text:p>0.1716786175966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7.09042978286743" calcext:value-type="float">
            <text:p>7.090429782867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021740436554" calcext:value-type="float">
            <text:p>2.60217404365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3.9579925537109" calcext:value-type="float">
            <text:p>13.95799255371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18768119812012" calcext:value-type="float">
            <text:p>6.1876811981201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68010699748993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60465109348297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84531140327454" calcext:value-type="float">
            <text:p>3.845311403274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4147887229919" calcext:value-type="float">
            <text:p>2.0414788722991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23214328289032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647058874368667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85196876525879" calcext:value-type="float">
            <text:p>9.8519687652587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7868309020996" calcext:value-type="float">
            <text:p>5.3786830902099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83023929595947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6666667461395264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78635311126709" calcext:value-type="float">
            <text:p>1.786353111267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2539155483246" calcext:value-type="float">
            <text:p>1.4253915548324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20717275142669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9000</text:p>
          </table:table-cell>
          <table:table-cell office:value-type="string" calcext:value-type="string">
            <text:p><text:s/>lr=0.002222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5" calcext:value-type="float">
            <text:p>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48277831077576" calcext:value-type="float">
            <text:p>0.4482778310775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6111252307892" calcext:value-type="float">
            <text:p>0.70611125230789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56037110090256" calcext:value-type="float">
            <text:p>0.3560371100902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55401134490967" calcext:value-type="float">
            <text:p>8.554011344909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4.14698123931885" calcext:value-type="float">
            <text:p>4.14698123931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67245581746101" calcext:value-type="float">
            <text:p>0.1672455817461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67245581746101" calcext:value-type="float">
            <text:p>0.1672455817461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7.1945104598999" calcext:value-type="float">
            <text:p>7.1945104598999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5366101264954" calcext:value-type="float">
            <text:p>2.653661012649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4.654637336731" calcext:value-type="float">
            <text:p>14.6546373367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72963809967041" calcext:value-type="float">
            <text:p>6.729638099670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26169729232788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05426424741745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84433889389038" calcext:value-type="float">
            <text:p>3.844338893890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4629635810852" calcext:value-type="float">
            <text:p>2.046296358108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12053656578064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647058874368667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96380424499512" calcext:value-type="float">
            <text:p>9.9638042449951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9604997634888" calcext:value-type="float">
            <text:p>5.396049976348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83023929595947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6666667461395264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85257887840271" calcext:value-type="float">
            <text:p>1.8525788784027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9673044681549" calcext:value-type="float">
            <text:p>1.4967304468154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20717275142669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9501</text:p>
          </table:table-cell>
          <table:table-cell office:value-type="string" calcext:value-type="string">
            <text:p><text:s/>lr=0.00210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75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75" calcext:value-type="float">
            <text:p>4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48446214199066" calcext:value-type="float">
            <text:p>0.4484462141990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7026779651642" calcext:value-type="float">
            <text:p>0.7070267796516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58188480138779" calcext:value-type="float">
            <text:p>0.3581884801387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483323097229" calcext:value-type="float">
            <text:p>8.4833230972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4.0440845489502" calcext:value-type="float">
            <text:p>4.04408454895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386257648468" calcext:value-type="float">
            <text:p>0.173862576484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3584625124931" calcext:value-type="float">
            <text:p>0.1735846251249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7.29755449295044" calcext:value-type="float">
            <text:p>7.297554492950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70979976654053" calcext:value-type="float">
            <text:p>2.7097997665405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4.3873462677002" calcext:value-type="float">
            <text:p>14.38734626770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41230916976929" calcext:value-type="float">
            <text:p>6.4123091697692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147584199905396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05426424741745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88837671279907" calcext:value-type="float">
            <text:p>3.888376712799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7003784179687" calcext:value-type="float">
            <text:p>2.0700378417968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0089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647058874368667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0666189193726" calcext:value-type="float">
            <text:p>10.06661891937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45565557479858" calcext:value-type="float">
            <text:p>5.455655574798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83023929595947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6666667461395264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1.9308580160141" calcext:value-type="float">
            <text:p>1.93085801601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7438933849335" calcext:value-type="float">
            <text:p>1.5743893384933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207172751426697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15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10000</text:p>
          </table:table-cell>
          <table:table-cell office:value-type="string" calcext:value-type="string">
            <text:p><text:s/>lr=0.002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8_15-41-46_gpu/lstm_module_997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5.0)</text:p>
          </table:table-cell>
        </table:table-row>
        <table:table-row table:style-name="ro1">
          <table:table-cell office:value-type="string" calcext:value-type="string">
            <text:p>Loading runs/Oct28_15-41-46_gpu/lstm_module_997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445760577917099" calcext:value-type="float">
            <text:p>0.4457605779170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9544509649277" calcext:value-type="float">
            <text:p>0.7095445096492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52213054895401" calcext:value-type="float">
            <text:p>0.35221305489540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8.53919792175293" calcext:value-type="float">
            <text:p>8.5391979217529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4.09444522857666" calcext:value-type="float">
            <text:p>4.094445228576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Analysi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77244409918785" calcext:value-type="float">
            <text:p>0.17724440991878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7244409918785" calcext:value-type="float">
            <text:p>0.1772444099187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636363744735718/0.5454545617103577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; number of sample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average dist</text:p>
          </table:table-cell>
          <table:table-cell office:value-type="float" office:value="7.37302732467651" calcext:value-type="float">
            <text:p>7.373027324676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75722146034241" calcext:value-type="float">
            <text:p>2.757221460342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690355181694031/0.90862941741943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0.7333333492279053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Exploits; number of samples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average dist</text:p>
          </table:table-cell>
          <table:table-cell office:value-type="float" office:value="14.4180183410645" calcext:value-type="float">
            <text:p>14.418018341064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44643688201904" calcext:value-type="float">
            <text:p>6.4464368820190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88132429122925/0.977938354015350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05426424741745/0.953488349914550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Fuzzers; number of samples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average dist</text:p>
          </table:table-cell>
          <table:table-cell office:value-type="float" office:value="3.94428396224976" calcext:value-type="float">
            <text:p>3.944283962249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2009477615356" calcext:value-type="float">
            <text:p>2.1200947761535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700892984867096/0.642857134342193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6470588743686676/0.541176497936248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Generic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1671457290649" calcext:value-type="float">
            <text:p>10.16714572906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192141532898" calcext:value-type="float">
            <text:p>5.51921415328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56498670578003/0.9575597047805786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6666667461395264/0.9666666388511658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Reconnaissance; number of samples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/>average dist</text:p>
          </table:table-cell>
          <table:table-cell office:value-type="float" office:value="2.03394627571106" calcext:value-type="float">
            <text:p>2.033946275711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7392456531525" calcext:value-type="float">
            <text:p>1.673924565315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7011953592300415/0.824701189994812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531914889812469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Shellcode; number of sampl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6"/>
        </table:table-row>
      </table:table>
      <table:table table:name="Outputs 17" table:style-name="ta1">
        <table:table-column table:style-name="co1" table:number-columns-repeated="27" table:default-cell-style-name="Default"/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0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1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1" calcext:value-type="float">
            <text:p>0.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319815456867218" calcext:value-type="float">
            <text:p>0.3198154568672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05191373825073" calcext:value-type="float">
            <text:p>0.7051913738250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632927119731903" calcext:value-type="float">
            <text:p>0.63292711973190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376788556575775" calcext:value-type="float">
            <text:p>0.3767885565757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1.45316076278687" calcext:value-type="float">
            <text:p>1.453160762786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0.843329668045044" calcext:value-type="float">
            <text:p>0.84332966804504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235448911786079" calcext:value-type="float">
            <text:p>0.23544891178607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09476247429848" calcext:value-type="float">
            <text:p>0.20947624742984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00000149011612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average inf. dis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27.5518589019775" calcext:value-type="float">
            <text:p>27.55185890197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6.004861831665" calcext:value-type="float">
            <text:p>26.0048618316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986027956008911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3.23438906669617" calcext:value-type="float">
            <text:p>3.234389066696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2174785137177" calcext:value-type="float">
            <text:p>1.6217478513717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080745339393616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746413707733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2.8612220287323" calcext:value-type="float">
            <text:p>2.86122202873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1184976100922" calcext:value-type="float">
            <text:p>1.511849761009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242562919855117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666666686534881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1.58627438545227" calcext:value-type="float">
            <text:p>1.5862743854522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59137058258056" calcext:value-type="float">
            <text:p>0.85913705825805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522172927856445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68646550178527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1.30426514148712" calcext:value-type="float">
            <text:p>1.3042651414871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57503938674927" calcext:value-type="float">
            <text:p>0.55750393867492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38095238804817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2.69667983055115" calcext:value-type="float">
            <text:p>2.6966798305511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1013147830963" calcext:value-type="float">
            <text:p>1.0101314783096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090909063816070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00000005960464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0.338616400957108" calcext:value-type="float">
            <text:p>0.33861640095710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16346615552902" calcext:value-type="float">
            <text:p>0.3163466155529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713352501392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7565982937812805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180336654186249" calcext:value-type="float">
            <text:p>0.1803366541862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79925426840782" calcext:value-type="float">
            <text:p>0.17992542684078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7546296119689941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90795630216598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312555849552155" calcext:value-type="float">
            <text:p>0.31255584955215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21880376338959" calcext:value-type="float">
            <text:p>0.22188037633895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10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2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2" calcext:value-type="float">
            <text:p>0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46836394071579" calcext:value-type="float">
            <text:p>0.2468363940715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794348508119583" calcext:value-type="float">
            <text:p>0.79434850811958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544937908649445" calcext:value-type="float">
            <text:p>0.5449379086494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01589834690094" calcext:value-type="float">
            <text:p>0.5015898346900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2.14735269546509" calcext:value-type="float">
            <text:p>2.147352695465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17943024635315" calcext:value-type="float">
            <text:p>1.179430246353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251746982336044" calcext:value-type="float">
            <text:p>0.2517469823360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51746982336044" calcext:value-type="float">
            <text:p>0.2517469823360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00000149011612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04208201169968" calcext:value-type="float">
            <text:p>0.1042082011699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04208201169968" calcext:value-type="float">
            <text:p>0.1042082011699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1.84662473201752" calcext:value-type="float">
            <text:p>1.846624732017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0185368061066" calcext:value-type="float">
            <text:p>1.4018536806106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5.06554412841797" calcext:value-type="float">
            <text:p>5.065544128417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46773791313171" calcext:value-type="float">
            <text:p>2.4677379131317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017746090888977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97607648372650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3.97609782218933" calcext:value-type="float">
            <text:p>3.976097822189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48255443573" calcext:value-type="float">
            <text:p>2.04825544357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75514853000640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000000119209289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2.51772260665894" calcext:value-type="float">
            <text:p>2.5177226066589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5477602481842" calcext:value-type="float">
            <text:p>1.354776024818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851446032524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443037986755371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1.86176538467407" calcext:value-type="float">
            <text:p>1.861765384674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51734042167664" calcext:value-type="float">
            <text:p>0.85173404216766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9174287319183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4.47352695465088" calcext:value-type="float">
            <text:p>4.473526954650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9998795986176" calcext:value-type="float">
            <text:p>1.9999879598617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16666656732559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000000119209289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0.579704463481903" calcext:value-type="float">
            <text:p>0.5797044634819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25632858276367" calcext:value-type="float">
            <text:p>0.52563285827636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2138188630342484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364769458770752" calcext:value-type="float">
            <text:p>0.3647694587707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59332650899887" calcext:value-type="float">
            <text:p>0.35933265089988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589506268501282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878314852714539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380015939474106" calcext:value-type="float">
            <text:p>0.3800159394741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92121171951294" calcext:value-type="float">
            <text:p>0.29212117195129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666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3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3" calcext:value-type="float">
            <text:p>0.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212662905454636" calcext:value-type="float">
            <text:p>0.2126629054546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37600827217102" calcext:value-type="float">
            <text:p>0.8376008272171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89602774381638" calcext:value-type="float">
            <text:p>0.48960277438163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593004763126373" calcext:value-type="float">
            <text:p>0.5930047631263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2.75951671600342" calcext:value-type="float">
            <text:p>2.759516716003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52938091754913" calcext:value-type="float">
            <text:p>1.529380917549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429164558649063" calcext:value-type="float">
            <text:p>0.42916455864906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24700528383255" calcext:value-type="float">
            <text:p>0.4247005283832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00000149011612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246456954628229" calcext:value-type="float">
            <text:p>0.0246456954628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246456954628229" calcext:value-type="float">
            <text:p>0.0246456954628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9.70301914215088" calcext:value-type="float">
            <text:p>9.703019142150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8589658737183" calcext:value-type="float">
            <text:p>4.4858965873718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187624856829643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6.19107103347778" calcext:value-type="float">
            <text:p>6.19107103347778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02978897094727" calcext:value-type="float">
            <text:p>3.0297889709472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55190777778625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062200844287872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4.61965084075928" calcext:value-type="float">
            <text:p>4.619650840759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44940662384033" calcext:value-type="float">
            <text:p>2.449406623840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46681892871856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3.32582473754883" calcext:value-type="float">
            <text:p>3.3258247375488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2524800300598" calcext:value-type="float">
            <text:p>1.825248003005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174057647585868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333008766174316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3.27149534225464" calcext:value-type="float">
            <text:p>3.271495342254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6195466518402" calcext:value-type="float">
            <text:p>1.761954665184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43119269609451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4.79418420791626" calcext:value-type="float">
            <text:p>4.794184207916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5347809791565" calcext:value-type="float">
            <text:p>1.953478097915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25757503509521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0.70370364189148" calcext:value-type="float">
            <text:p>0.703703641891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40841841697693" calcext:value-type="float">
            <text:p>0.64084184169769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457516461610794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5483813285827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462261706590652" calcext:value-type="float">
            <text:p>0.4622617065906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454377710819244" calcext:value-type="float">
            <text:p>0.4543777108192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604938268661499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379094958305359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808031439781189" calcext:value-type="float">
            <text:p>0.8080314397811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99018895626068" calcext:value-type="float">
            <text:p>0.6990188956260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4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4" calcext:value-type="float">
            <text:p>0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82148858904839" calcext:value-type="float">
            <text:p>0.18214885890483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1488124132156" calcext:value-type="float">
            <text:p>0.87148812413215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49962913990021" calcext:value-type="float">
            <text:p>0.44996291399002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49443566799164" calcext:value-type="float">
            <text:p>0.6494435667991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3.13424944877625" calcext:value-type="float">
            <text:p>3.134249448776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74291956424713" calcext:value-type="float">
            <text:p>1.7429195642471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315479010343552" calcext:value-type="float">
            <text:p>0.3154790103435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15479010343552" calcext:value-type="float">
            <text:p>0.3154790103435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00000149011612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251749753952026" calcext:value-type="float">
            <text:p>0.2517497539520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51749753952026" calcext:value-type="float">
            <text:p>0.2517497539520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2.3003716468811" calcext:value-type="float">
            <text:p>2.30037164688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50141954422" calcext:value-type="float">
            <text:p>1.6501419544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6.86198711395264" calcext:value-type="float">
            <text:p>6.861987113952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30705499649048" calcext:value-type="float">
            <text:p>3.3070549964904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34605130553245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57416290044784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5.2185115814209" calcext:value-type="float">
            <text:p>5.21851158142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99727177619934" calcext:value-type="float">
            <text:p>2.9972717761993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55148753523826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333333343267440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3.95071506500244" calcext:value-type="float">
            <text:p>3.950715065002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801586151123" calcext:value-type="float">
            <text:p>2.18015861511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55875834822654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609542310237884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2.96740913391113" calcext:value-type="float">
            <text:p>2.9674091339111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156831741333" calcext:value-type="float">
            <text:p>1.51568317413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18348574638366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5.00851249694824" calcext:value-type="float">
            <text:p>5.008512496948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6075320243835" calcext:value-type="float">
            <text:p>1.9607532024383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33333343267440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0.806242167949677" calcext:value-type="float">
            <text:p>0.80624216794967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20940172672272" calcext:value-type="float">
            <text:p>0.7209401726722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870214968919754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008797824382782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5291388630867" calcext:value-type="float">
            <text:p>0.52913886308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25433301925659" calcext:value-type="float">
            <text:p>0.52543330192565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83333313465118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711388468742370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11147332191467" calcext:value-type="float">
            <text:p>1.111473321914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0231289863586" calcext:value-type="float">
            <text:p>1.0023128986358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2228038311005" calcext:value-type="float">
            <text:p>0.1722280383110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6049911379814" calcext:value-type="float">
            <text:p>0.8860499113798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25415903329849" calcext:value-type="float">
            <text:p>0.4254159033298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694753587245941" calcext:value-type="float">
            <text:p>0.69475358724594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3.46957206726074" calcext:value-type="float">
            <text:p>3.4695720672607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1.97319650650024" calcext:value-type="float">
            <text:p>1.973196506500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515051424503326" calcext:value-type="float">
            <text:p>0.5150514245033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15051424503326" calcext:value-type="float">
            <text:p>0.5150514245033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0000000149011612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315520614385605" calcext:value-type="float">
            <text:p>0.3155206143856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15520614385605" calcext:value-type="float">
            <text:p>0.3155206143856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24.9028663635254" calcext:value-type="float">
            <text:p>24.90286636352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4.6864194869995" calcext:value-type="float">
            <text:p>14.686419486999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980040043592453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6.98491954803467" calcext:value-type="float">
            <text:p>6.984919548034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38678526878357" calcext:value-type="float">
            <text:p>3.386785268783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275953888893127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220095679163932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5.36407279968262" calcext:value-type="float">
            <text:p>5.3640727996826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55186867713928" calcext:value-type="float">
            <text:p>2.551868677139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32265412807464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4.35685539245606" calcext:value-type="float">
            <text:p>4.356855392456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47958421707153" calcext:value-type="float">
            <text:p>2.4795842170715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272727042436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8636800050735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2.81820797920227" calcext:value-type="float">
            <text:p>2.8182079792022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7002837657928" calcext:value-type="float">
            <text:p>1.370028376579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788990795612335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6.43928384780884" calcext:value-type="float">
            <text:p>6.439283847808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0828924179077" calcext:value-type="float">
            <text:p>2.6082892417907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10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1.07093858718872" calcext:value-type="float">
            <text:p>1.070938587188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6237701177597" calcext:value-type="float">
            <text:p>0.962377011775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88856238126754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573150277137756" calcext:value-type="float">
            <text:p>0.5731502771377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569871306419373" calcext:value-type="float">
            <text:p>0.56987130641937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640432238578796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879875063896179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13334894180298" calcext:value-type="float">
            <text:p>1.133348941802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2307653427124" calcext:value-type="float">
            <text:p>1.023076534271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333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6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6" calcext:value-type="float">
            <text:p>0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5673767924309" calcext:value-type="float">
            <text:p>0.1756737679243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1665132939816" calcext:value-type="float">
            <text:p>0.8816651329398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12474036216736" calcext:value-type="float">
            <text:p>0.41247403621673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10254371166229" calcext:value-type="float">
            <text:p>0.7102543711662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3.94158983230591" calcext:value-type="float">
            <text:p>3.941589832305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28185033798218" calcext:value-type="float">
            <text:p>2.281850337982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405759125947952" calcext:value-type="float">
            <text:p>0.4057591259479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28254461288452" calcext:value-type="float">
            <text:p>0.3282544612884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92916098237038" calcext:value-type="float">
            <text:p>0.08929160982370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92916098237038" calcext:value-type="float">
            <text:p>0.08929160982370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34.028491973877" calcext:value-type="float">
            <text:p>34.02849197387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5.4144620895386" calcext:value-type="float">
            <text:p>15.414462089538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3572853803634644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7.89901161193848" calcext:value-type="float">
            <text:p>7.899011611938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00525951385498" calcext:value-type="float">
            <text:p>4.005259513854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666371017694473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172248795628547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54729080200195" calcext:value-type="float">
            <text:p>8.54729080200195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02506113052368" calcext:value-type="float">
            <text:p>5.025061130523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23569793999195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6666667163372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4.82755184173584" calcext:value-type="float">
            <text:p>4.827551841735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80197358131409" calcext:value-type="float">
            <text:p>2.8019735813140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72727280855178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72346636652946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3.23558807373047" calcext:value-type="float">
            <text:p>3.235588073730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5535862445831" calcext:value-type="float">
            <text:p>1.455358624458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6788984537124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5.56392002105713" calcext:value-type="float">
            <text:p>5.5639200210571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38328838348389" calcext:value-type="float">
            <text:p>2.3832883834838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29545468091964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1.35056245326996" calcext:value-type="float">
            <text:p>1.3505624532699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4839613437653" calcext:value-type="float">
            <text:p>1.1483961343765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243697673082352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47507357597351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651298701763153" calcext:value-type="float">
            <text:p>0.65129870176315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42264485359192" calcext:value-type="float">
            <text:p>0.64226448535919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516975522041321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69266760349273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958866894245148" calcext:value-type="float">
            <text:p>0.9588668942451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19044888019562" calcext:value-type="float">
            <text:p>0.81904488801956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857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7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7" calcext:value-type="float">
            <text:p>0.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4920380115509" calcext:value-type="float">
            <text:p>0.1749203801155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2477127015591" calcext:value-type="float">
            <text:p>0.8824771270155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400888115167618" calcext:value-type="float">
            <text:p>0.4008881151676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30524629354477" calcext:value-type="float">
            <text:p>0.7305246293544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4.39246797561646" calcext:value-type="float">
            <text:p>4.392467975616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57035160064697" calcext:value-type="float">
            <text:p>2.5703516006469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860497772693634" calcext:value-type="float">
            <text:p>0.8604977726936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24899232387543" calcext:value-type="float">
            <text:p>0.72489923238754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256395608186722" calcext:value-type="float">
            <text:p>0.25639560818672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56395608186722" calcext:value-type="float">
            <text:p>0.2563956081867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33.1540603637695" calcext:value-type="float">
            <text:p>33.154060363769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3.3123044967651" calcext:value-type="float">
            <text:p>13.31230449676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2574850022792816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8.63157272338867" calcext:value-type="float">
            <text:p>8.631572723388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6763944625855" calcext:value-type="float">
            <text:p>4.467639446258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417923957109451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100478470325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371337890625" calcext:value-type="float">
            <text:p>9.3713378906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2089347839356" calcext:value-type="float">
            <text:p>5.6208934783935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23798626661300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5.48830318450928" calcext:value-type="float">
            <text:p>5.488303184509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20908427238464" calcext:value-type="float">
            <text:p>3.2090842723846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96008855104446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24245333671569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4.60163354873657" calcext:value-type="float">
            <text:p>4.601633548736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55341601371765" calcext:value-type="float">
            <text:p>2.553416013717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6788984537124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6.25379276275635" calcext:value-type="float">
            <text:p>6.253792762756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67680740356445" calcext:value-type="float">
            <text:p>2.676807403564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386363625526428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1.6111888885498" calcext:value-type="float">
            <text:p>1.61118888854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9096879959106" calcext:value-type="float">
            <text:p>1.3909687995910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3043902516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18181872367859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651922583580017" calcext:value-type="float">
            <text:p>0.6519225835800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48936927318573" calcext:value-type="float">
            <text:p>0.64893692731857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93518805503845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59906387329101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962524712085724" calcext:value-type="float">
            <text:p>0.9625247120857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30565094947815" calcext:value-type="float">
            <text:p>0.8305650949478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5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8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8" calcext:value-type="float">
            <text:p>0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68673992156982" calcext:value-type="float">
            <text:p>0.1686739921569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8918966054916" calcext:value-type="float">
            <text:p>0.8889189660549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88994067907333" calcext:value-type="float">
            <text:p>0.3889940679073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5596185028553" calcext:value-type="float">
            <text:p>0.755961850285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4.56784248352051" calcext:value-type="float">
            <text:p>4.567842483520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67586040496826" calcext:value-type="float">
            <text:p>2.675860404968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1.79132556915283" calcext:value-type="float">
            <text:p>1.7913255691528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59465885162354" calcext:value-type="float">
            <text:p>1.594658851623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390166312456131" calcext:value-type="float">
            <text:p>0.3901663124561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390166312456131" calcext:value-type="float">
            <text:p>0.3901663124561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42.0976524353027" calcext:value-type="float">
            <text:p>42.097652435302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6.3899707794189" calcext:value-type="float">
            <text:p>16.389970779418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171656966209412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8.85452461242676" calcext:value-type="float">
            <text:p>8.854524612426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4688682556152" calcext:value-type="float">
            <text:p>4.646886825561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63708969950676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45933002233505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6.88980674743652" calcext:value-type="float">
            <text:p>6.889806747436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6989278793335" calcext:value-type="float">
            <text:p>3.6698927879333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7803201973438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5.69802713394165" calcext:value-type="float">
            <text:p>5.698027133941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32299780845642" calcext:value-type="float">
            <text:p>3.322997808456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43902474641799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83446910977363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4.15190982818604" calcext:value-type="float">
            <text:p>4.1519098281860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7391920089722" calcext:value-type="float">
            <text:p>2.173919200897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6788984537124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5.87348604202271" calcext:value-type="float">
            <text:p>5.8734860420227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3949265480041" calcext:value-type="float">
            <text:p>2.239492654800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8030303120613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00000007450580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1.89008986949921" calcext:value-type="float">
            <text:p>1.8900898694992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3644707202911" calcext:value-type="float">
            <text:p>1.6364470720291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150326997041702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18181872367859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708074569702148" calcext:value-type="float">
            <text:p>0.7080745697021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97546184062958" calcext:value-type="float">
            <text:p>0.6975461840629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70370149612427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50546014308929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17736268043518" calcext:value-type="float">
            <text:p>1.177362680435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99230599403381" calcext:value-type="float">
            <text:p>0.8992305994033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222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0.9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0.9" calcext:value-type="float">
            <text:p>0.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460178732872" calcext:value-type="float">
            <text:p>0.1774601787328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9175014793873" calcext:value-type="float">
            <text:p>0.8791750147938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85348320007324" calcext:value-type="float">
            <text:p>0.3853483200073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5238473713398" calcext:value-type="float">
            <text:p>0.7523847371339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4.99899387359619" calcext:value-type="float">
            <text:p>4.998993873596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2.97597241401672" calcext:value-type="float">
            <text:p>2.975972414016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3.86289763450623" calcext:value-type="float">
            <text:p>3.862897634506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4980912208557" calcext:value-type="float">
            <text:p>3.649809122085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290603786706924" calcext:value-type="float">
            <text:p>0.2906037867069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290603786706924" calcext:value-type="float">
            <text:p>0.2906037867069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50.6463088989258" calcext:value-type="float">
            <text:p>50.64630889892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1.9103183746338" calcext:value-type="float">
            <text:p>21.910318374633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966067254543304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9.83946037292481" calcext:value-type="float">
            <text:p>9.839460372924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5071325302124" calcext:value-type="float">
            <text:p>5.3507132530212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666371017694473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86124405264854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33076286315918" calcext:value-type="float">
            <text:p>8.330762863159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36537265777588" calcext:value-type="float">
            <text:p>4.365372657775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32265412807464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333333402872085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11168193817139" calcext:value-type="float">
            <text:p>6.111681938171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0973119735718" calcext:value-type="float">
            <text:p>3.6097311973571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09312611818313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44498553872108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3.93603658676147" calcext:value-type="float">
            <text:p>3.936036586761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95425343513489" calcext:value-type="float">
            <text:p>1.9542534351348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238532140851020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61904850602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8.15351867675781" calcext:value-type="float">
            <text:p>8.153518676757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7870054244995" calcext:value-type="float">
            <text:p>3.5787005424499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84848499298095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08007860183716" calcext:value-type="float">
            <text:p>2.080078601837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79028081893921" calcext:value-type="float">
            <text:p>1.7902808189392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803921729326248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5483813285827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718423306941986" calcext:value-type="float">
            <text:p>0.7184233069419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10585594177246" calcext:value-type="float">
            <text:p>0.71058559417724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3178985118866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4430576562881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74375486373901" calcext:value-type="float">
            <text:p>1.743754863739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64242792129517" calcext:value-type="float">
            <text:p>1.6424279212951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000</text:p>
          </table:table-cell>
          <table:table-cell office:value-type="string" calcext:value-type="string">
            <text:p><text:s/>lr=0.01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0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80336117744446" calcext:value-type="float">
            <text:p>0.1803361177444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2733175754547" calcext:value-type="float">
            <text:p>0.87273317575454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8347516059875" calcext:value-type="float">
            <text:p>0.3783475160598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57949128746986" calcext:value-type="float">
            <text:p>0.75794912874698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55253028869629" calcext:value-type="float">
            <text:p>5.552530288696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6925172805786" calcext:value-type="float">
            <text:p>3.3692517280578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98747873306274" calcext:value-type="float">
            <text:p>6.98747873306274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55693435668945" calcext:value-type="float">
            <text:p>6.556934356689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110501982271671" calcext:value-type="float">
            <text:p>0.11050198227167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110501982271671" calcext:value-type="float">
            <text:p>0.11050198227167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59.9205017089844" calcext:value-type="float">
            <text:p>59.92050170898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7.0224571228027" calcext:value-type="float">
            <text:p>27.022457122802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361276924610138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2367134094238" calcext:value-type="float">
            <text:p>10.23671340942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44671726226807" calcext:value-type="float">
            <text:p>5.4467172622680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55989328026771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789473652839660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03706455230713" calcext:value-type="float">
            <text:p>9.03706455230713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9235725402832" calcext:value-type="float">
            <text:p>4.492357254028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26315793395042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7330341339111" calcext:value-type="float">
            <text:p>6.873303413391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21825170516968" calcext:value-type="float">
            <text:p>4.2182517051696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4545438289642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84712758660316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10.3508930206299" calcext:value-type="float">
            <text:p>10.3508930206299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0182409286499" calcext:value-type="float">
            <text:p>7.018240928649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88073396682739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6.88784027099609" calcext:value-type="float">
            <text:p>6.887840270996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77507257461548" calcext:value-type="float">
            <text:p>2.7750725746154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0530303120613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54659032821655" calcext:value-type="float">
            <text:p>2.5465903282165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57870054245" calcext:value-type="float">
            <text:p>2.1578700542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803921729326248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2346041798591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803913831710815" calcext:value-type="float">
            <text:p>0.80391383171081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78432297706604" calcext:value-type="float">
            <text:p>0.7843229770660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16358208656311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952080130577087" calcext:value-type="float">
            <text:p>0.95208013057708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48825097084045" calcext:value-type="float">
            <text:p>0.8488250970840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400</text:p>
          </table:table-cell>
          <table:table-cell office:value-type="string" calcext:value-type="string">
            <text:p><text:s/>lr=0.00833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2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2" calcext:value-type="float">
            <text:p>1.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80174946784973" calcext:value-type="float">
            <text:p>0.18017494678497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4086499214172" calcext:value-type="float">
            <text:p>0.8740864992141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7457618713379" calcext:value-type="float">
            <text:p>0.3774576187133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65103340148926" calcext:value-type="float">
            <text:p>0.7651033401489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76858711242676" calcext:value-type="float">
            <text:p>5.768587112426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7847127914429" calcext:value-type="float">
            <text:p>3.478471279144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36197328567505" calcext:value-type="float">
            <text:p>6.361973285675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14396715164185" calcext:value-type="float">
            <text:p>6.143967151641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32744017243385" calcext:value-type="float">
            <text:p>0.0832744017243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32744017243385" calcext:value-type="float">
            <text:p>0.08327440172433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96.1337432861328" calcext:value-type="float">
            <text:p>96.13374328613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4.576904296875" calcext:value-type="float">
            <text:p>54.57690429687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215568870306015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7237071990967" calcext:value-type="float">
            <text:p>10.72370719909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6856803894043" calcext:value-type="float">
            <text:p>5.7685680389404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630878686904907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9377988576889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38453769683838" calcext:value-type="float">
            <text:p>8.384537696838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33831119537354" calcext:value-type="float">
            <text:p>4.3383111953735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251716244965791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91378498077393" calcext:value-type="float">
            <text:p>6.913784980773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14005470275879" calcext:value-type="float">
            <text:p>4.140054702758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0576499700546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759493634104728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6.7179388999939" calcext:value-type="float">
            <text:p>6.71793889999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12502670288086" calcext:value-type="float">
            <text:p>4.1250267028808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88073396682739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8.592698097229" calcext:value-type="float">
            <text:p>8.5926980972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5036363601685" calcext:value-type="float">
            <text:p>3.450363636016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8333343267440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48891997337341" calcext:value-type="float">
            <text:p>2.488919973373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8360123634338" calcext:value-type="float">
            <text:p>2.0836012363433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3043902516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5483813285827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835423290729523" calcext:value-type="float">
            <text:p>0.8354232907295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21618318557739" calcext:value-type="float">
            <text:p>0.82161831855773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39506268501282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714852809906006" calcext:value-type="float">
            <text:p>0.7148528099060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669366776943207" calcext:value-type="float">
            <text:p>0.66936677694320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2799</text:p>
          </table:table-cell>
          <table:table-cell office:value-type="string" calcext:value-type="string">
            <text:p><text:s/>lr=0.00714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4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4" calcext:value-type="float">
            <text:p>1.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3779174685478" calcext:value-type="float">
            <text:p>0.1737791746854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0474202334881" calcext:value-type="float">
            <text:p>0.88047420233488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70883226394653" calcext:value-type="float">
            <text:p>0.3708832263946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2655010223389" calcext:value-type="float">
            <text:p>0.77265501022338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67382383346558" calcext:value-type="float">
            <text:p>5.673823833465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2625594139099" calcext:value-type="float">
            <text:p>3.426255941390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0830249786377" calcext:value-type="float">
            <text:p>6.083024978637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87470245361328" calcext:value-type="float">
            <text:p>5.874702453613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52650627493858" calcext:value-type="float">
            <text:p>0.0852650627493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52650627493858" calcext:value-type="float">
            <text:p>0.08526506274938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59.4482421875" calcext:value-type="float">
            <text:p>59.44824218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7.7847747802734" calcext:value-type="float">
            <text:p>27.784774780273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16966074705124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3290014266968" calcext:value-type="float">
            <text:p>10.32900142669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5407953262329" calcext:value-type="float">
            <text:p>5.5540795326232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28216490149498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741626769304275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2122764587402" calcext:value-type="float">
            <text:p>10.21227645874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99265861511231" calcext:value-type="float">
            <text:p>5.992658615112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3203661367297172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7.09377574920654" calcext:value-type="float">
            <text:p>7.093775749206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27033758163452" calcext:value-type="float">
            <text:p>4.270337581634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01330411434173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621226668357849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6.86436367034912" calcext:value-type="float">
            <text:p>6.86436367034912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25635576248169" calcext:value-type="float">
            <text:p>4.2563557624816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97247773408889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9.38449096679688" calcext:value-type="float">
            <text:p>9.3844909667968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5209455490112" calcext:value-type="float">
            <text:p>4.4520945549011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621212184429168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61001038551331" calcext:value-type="float">
            <text:p>2.610010385513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519763469696" calcext:value-type="float">
            <text:p>2.151976346969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710551053285599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825236618518829" calcext:value-type="float">
            <text:p>0.8252366185188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16598236560822" calcext:value-type="float">
            <text:p>0.8165982365608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932101488113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4945392608642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16149830818176" calcext:value-type="float">
            <text:p>1.161498308181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1088786125183" calcext:value-type="float">
            <text:p>1.0108878612518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199</text:p>
          </table:table-cell>
          <table:table-cell office:value-type="string" calcext:value-type="string">
            <text:p><text:s/>lr=0.0062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6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6" calcext:value-type="float">
            <text:p>1.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349805831909" calcext:value-type="float">
            <text:p>0.1773498058319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6197695732117" calcext:value-type="float">
            <text:p>0.8761976957321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9611889123917" calcext:value-type="float">
            <text:p>0.3696118891239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3847371339798" calcext:value-type="float">
            <text:p>0.77384737133979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73260307312012" calcext:value-type="float">
            <text:p>5.732603073120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8856863975525" calcext:value-type="float">
            <text:p>3.388568639755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76686525344849" calcext:value-type="float">
            <text:p>6.76686525344849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36396217346191" calcext:value-type="float">
            <text:p>6.3639621734619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4666483104229" calcext:value-type="float">
            <text:p>0.08466648310422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4666483104229" calcext:value-type="float">
            <text:p>0.08466648310422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64.9199066162109" calcext:value-type="float">
            <text:p>64.91990661621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28.6504764556885" calcext:value-type="float">
            <text:p>28.65047645568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361276924610138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1.0221042633057" calcext:value-type="float">
            <text:p>11.02210426330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98815059661865" calcext:value-type="float">
            <text:p>5.988150596618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311446219682693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2631579339504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6.86103773117065" calcext:value-type="float">
            <text:p>6.861037731170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13942456245422" calcext:value-type="float">
            <text:p>3.139424562454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251716244965791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98287057876587" calcext:value-type="float">
            <text:p>6.98287057876587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06735467910767" calcext:value-type="float">
            <text:p>4.0673546791076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24611985683441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91334009170532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5.87938690185547" calcext:value-type="float">
            <text:p>5.879386901855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37678456306458" calcext:value-type="float">
            <text:p>3.376784563064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2201840877532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61904850602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0.5995330810547" calcext:value-type="float">
            <text:p>10.59953308105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7045040130615" calcext:value-type="float">
            <text:p>4.470450401306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46969687938690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55077648162842" calcext:value-type="float">
            <text:p>2.550776481628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454005241394" calcext:value-type="float">
            <text:p>2.145400524139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05695632100105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47507357597351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875776708126068" calcext:value-type="float">
            <text:p>0.8757767081260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602454662323" calcext:value-type="float">
            <text:p>0.86024546623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8549373149871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6505484580993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17596101760864" calcext:value-type="float">
            <text:p>1.175961017608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3232145309448" calcext:value-type="float">
            <text:p>1.0323214530944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3599</text:p>
          </table:table-cell>
          <table:table-cell office:value-type="string" calcext:value-type="string">
            <text:p><text:s/>lr=0.005556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1.8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1.8" calcext:value-type="float">
            <text:p>1.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8015381097794" calcext:value-type="float">
            <text:p>0.17801538109779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5656366348267" calcext:value-type="float">
            <text:p>0.8756563663482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9959563016891" calcext:value-type="float">
            <text:p>0.3699595630168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5834664702415" calcext:value-type="float">
            <text:p>0.77583466470241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66335773468018" calcext:value-type="float">
            <text:p>5.663357734680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5088620185852" calcext:value-type="float">
            <text:p>3.250886201858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89231109619141" calcext:value-type="float">
            <text:p>5.892311096191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5210199356079" calcext:value-type="float">
            <text:p>5.652101993560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42174887657166" calcext:value-type="float">
            <text:p>0.0842174887657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42174887657166" calcext:value-type="float">
            <text:p>0.08421748876571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7.644401550293" calcext:value-type="float">
            <text:p>77.6444015502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1.4128303527832" calcext:value-type="float">
            <text:p>31.41283035278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4151696264743805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2499570846558" calcext:value-type="float">
            <text:p>10.24995708465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9962730407715" calcext:value-type="float">
            <text:p>5.299627304077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76131322979927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8468909859657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7.60997295379639" calcext:value-type="float">
            <text:p>7.609972953796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5887651443481" calcext:value-type="float">
            <text:p>3.558876514434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274599548429250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8288021087647" calcext:value-type="float">
            <text:p>6.882880210876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90084409713745" calcext:value-type="float">
            <text:p>3.900844097137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0133035182952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632911399006843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6.54744482040405" calcext:value-type="float">
            <text:p>6.547444820404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9933524131775" calcext:value-type="float">
            <text:p>3.7993352413177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1376143097877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0.9696760177612" calcext:value-type="float">
            <text:p>10.9696760177612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77661752700806" calcext:value-type="float">
            <text:p>4.7766175270080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74418258666992" calcext:value-type="float">
            <text:p>2.744182586669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6389098167419" calcext:value-type="float">
            <text:p>2.2638909816741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3043902516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0247517824173" calcext:value-type="float">
            <text:p>0.902475178241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90255808830261" calcext:value-type="float">
            <text:p>0.89025580883026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7777791023254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3385360240936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0.996812283992767" calcext:value-type="float">
            <text:p>0.9968122839927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878152549266815" calcext:value-type="float">
            <text:p>0.87815254926681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000</text:p>
          </table:table-cell>
          <table:table-cell office:value-type="string" calcext:value-type="string">
            <text:p><text:s/>lr=0.00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0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" calcext:value-type="float">
            <text:p>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159249782562" calcext:value-type="float">
            <text:p>0.1771592497825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7280354499817" calcext:value-type="float">
            <text:p>0.87728035449981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5594416856766" calcext:value-type="float">
            <text:p>0.36559441685676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1399041414261" calcext:value-type="float">
            <text:p>0.7813990414142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774094581604" calcext:value-type="float">
            <text:p>5.77409458160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417055606842" calcext:value-type="float">
            <text:p>3.341705560684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25422286987305" calcext:value-type="float">
            <text:p>6.254222869873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98452568054199" calcext:value-type="float">
            <text:p>5.9845256805419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821686908602715" calcext:value-type="float">
            <text:p>0.0821686908602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821686908602715" calcext:value-type="float">
            <text:p>0.0821686908602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81.8161544799805" calcext:value-type="float">
            <text:p>81.81615447998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6.2741165161133" calcext:value-type="float">
            <text:p>36.27411651611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758482813835144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1.4299907684326" calcext:value-type="float">
            <text:p>11.42999076843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21895217895508" calcext:value-type="float">
            <text:p>6.2189521789550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5244009494781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5885166376829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2222375869751" calcext:value-type="float">
            <text:p>10.22223758697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89318561553955" calcext:value-type="float">
            <text:p>4.893185615539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94965666532516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47272062301636" calcext:value-type="float">
            <text:p>6.4727206230163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326642036438" calcext:value-type="float">
            <text:p>3.632664203643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5698448121547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64751699566841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7.09702825546265" calcext:value-type="float">
            <text:p>7.0970282554626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6433563232422" calcext:value-type="float">
            <text:p>3.764335632324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5137618780136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61904850602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1.9098749160767" calcext:value-type="float">
            <text:p>11.90987491607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0608229637146" calcext:value-type="float">
            <text:p>5.060822963714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469696879386902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5202383995056" calcext:value-type="float">
            <text:p>2.852023839950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8752112388611" calcext:value-type="float">
            <text:p>2.2875211238861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26748216152191" calcext:value-type="float">
            <text:p>0.92674821615219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12399411201477" calcext:value-type="float">
            <text:p>0.91239941120147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6234567165374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1825268268585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2.37142062187195" calcext:value-type="float">
            <text:p>2.3714206218719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833468914032" calcext:value-type="float">
            <text:p>2.28334689140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4500</text:p>
          </table:table-cell>
          <table:table-cell office:value-type="string" calcext:value-type="string">
            <text:p><text:s/>lr=0.004444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2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25" calcext:value-type="float">
            <text:p>2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4954205751419" calcext:value-type="float">
            <text:p>0.17495420575141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9012614488602" calcext:value-type="float">
            <text:p>0.87901261448860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8133336305618" calcext:value-type="float">
            <text:p>0.36813333630561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9411762952805" calcext:value-type="float">
            <text:p>0.7794117629528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62542295455933" calcext:value-type="float">
            <text:p>5.625422954559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19048023223877" calcext:value-type="float">
            <text:p>3.190480232238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86289167404175" calcext:value-type="float">
            <text:p>5.862891674041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938868522644" calcext:value-type="float">
            <text:p>5.59388685226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90060386061668" calcext:value-type="float">
            <text:p>0.07900603860616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90060386061668" calcext:value-type="float">
            <text:p>0.07900603860616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85.6817398071289" calcext:value-type="float">
            <text:p>85.68173980712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38.2897987365723" calcext:value-type="float">
            <text:p>38.28979873657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1157684922218323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4142065048218" calcext:value-type="float">
            <text:p>10.414206504821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8207244873047" calcext:value-type="float">
            <text:p>5.3820724487304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72582089900970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06698547303676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1.6446104049683" calcext:value-type="float">
            <text:p>11.6446104049683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83624124526978" calcext:value-type="float">
            <text:p>6.836241245269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4347826167941093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38423585891724" calcext:value-type="float">
            <text:p>6.384235858917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49958682060242" calcext:value-type="float">
            <text:p>3.499586820602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6807094514369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744887888431549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7.93908405303955" calcext:value-type="float">
            <text:p>7.93908405303955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48530340194702" calcext:value-type="float">
            <text:p>4.485303401947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11009174585342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4.5396957397461" calcext:value-type="float">
            <text:p>14.5396957397461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28520584106445" calcext:value-type="float">
            <text:p>6.285205841064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5747265815735" calcext:value-type="float">
            <text:p>2.857472658157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8057026863098" calcext:value-type="float">
            <text:p>2.280570268630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13256108760834" calcext:value-type="float">
            <text:p>0.9132561087608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02687788009644" calcext:value-type="float">
            <text:p>0.9026877880096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70061492919922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3385360240936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2625629901886" calcext:value-type="float">
            <text:p>1.262562990188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3468313217163" calcext:value-type="float">
            <text:p>1.1346831321716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000</text:p>
          </table:table-cell>
          <table:table-cell office:value-type="string" calcext:value-type="string">
            <text:p><text:s/>lr=0.004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5" calcext:value-type="float">
            <text:p>2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9040104150772" calcext:value-type="float">
            <text:p>0.17904010415077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6089431345463" calcext:value-type="float">
            <text:p>0.8760894313454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9124710559845" calcext:value-type="float">
            <text:p>0.36912471055984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8219401836395" calcext:value-type="float">
            <text:p>0.77821940183639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61789178848267" calcext:value-type="float">
            <text:p>5.617891788482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18953847885132" calcext:value-type="float">
            <text:p>3.1895384788513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10600805282593" calcext:value-type="float">
            <text:p>6.106008052825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83668184280396" calcext:value-type="float">
            <text:p>5.8366818428039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65047743916512" calcext:value-type="float">
            <text:p>0.0765047743916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65047743916512" calcext:value-type="float">
            <text:p>0.0765047743916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4.7065963745117" calcext:value-type="float">
            <text:p>74.70659637451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0.9137153625488" calcext:value-type="float">
            <text:p>30.91371536254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760479032993317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0584650039673" calcext:value-type="float">
            <text:p>10.05846500396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17186546325684" calcext:value-type="float">
            <text:p>5.1718654632568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069210171699524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82775105535984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8.50660133361816" calcext:value-type="float">
            <text:p>8.506601333618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19957065582275" calcext:value-type="float">
            <text:p>4.1995706558227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2974828332662582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65412378311157" calcext:value-type="float">
            <text:p>6.654123783111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916446685791" calcext:value-type="float">
            <text:p>3.691644668579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75609719753265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939630046486854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71127319335938" calcext:value-type="float">
            <text:p>8.711273193359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3977746963501" calcext:value-type="float">
            <text:p>5.339777469635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64220160245895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6.6956996917725" calcext:value-type="float">
            <text:p>16.69569969177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56085824966431" calcext:value-type="float">
            <text:p>7.560858249664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73484843969345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77262568473816" calcext:value-type="float">
            <text:p>2.772625684738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0800828933716" calcext:value-type="float">
            <text:p>2.208008289337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150326997041702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5483813285827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51956450939178" calcext:value-type="float">
            <text:p>0.95195645093917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35628175735474" calcext:value-type="float">
            <text:p>0.9356281757354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8549373149871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4945392608642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53056263923645" calcext:value-type="float">
            <text:p>1.53056263923645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178272485733" calcext:value-type="float">
            <text:p>1.41782724857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5500</text:p>
          </table:table-cell>
          <table:table-cell office:value-type="string" calcext:value-type="string">
            <text:p><text:s/>lr=0.003636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2.7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2.75" calcext:value-type="float">
            <text:p>2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5917237997055" calcext:value-type="float">
            <text:p>0.17591723799705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8741949796677" calcext:value-type="float">
            <text:p>0.8787419497966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42917573452" calcext:value-type="float">
            <text:p>0.36429175734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1399041414261" calcext:value-type="float">
            <text:p>0.78139904141426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68480539321899" calcext:value-type="float">
            <text:p>5.6848053932189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1990110874176" calcext:value-type="float">
            <text:p>3.199011087417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90621709823608" calcext:value-type="float">
            <text:p>5.9062170982360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2757301330566" calcext:value-type="float">
            <text:p>5.6275730133056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44272544980049" calcext:value-type="float">
            <text:p>0.074427254498005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44272544980049" calcext:value-type="float">
            <text:p>0.0744272544980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1.7156677246094" calcext:value-type="float">
            <text:p>71.715667724609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1.2071418762207" calcext:value-type="float">
            <text:p>31.207141876220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361276924610138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6322460174561" calcext:value-type="float">
            <text:p>10.632246017456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43517351150513" calcext:value-type="float">
            <text:p>5.4351735115051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353150308132172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82775105535984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1.2880182266235" calcext:value-type="float">
            <text:p>11.28801822662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08988237380981" calcext:value-type="float">
            <text:p>6.089882373809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720823630690574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33333350718021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54359340667725" calcext:value-type="float">
            <text:p>6.543593406677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6914758682251" calcext:value-type="float">
            <text:p>3.569147586822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157428145408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64751699566841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7.07742595672607" calcext:value-type="float">
            <text:p>7.0774259567260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6743693351746" calcext:value-type="float">
            <text:p>3.5674369335174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61904850602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6.3299865722656" calcext:value-type="float">
            <text:p>16.32998657226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96320104598999" calcext:value-type="float">
            <text:p>6.9632010459899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1818187236785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77874946594238" calcext:value-type="float">
            <text:p>2.778749465942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191104888916" calcext:value-type="float">
            <text:p>2.21911048889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05695632100105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061583280563354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97500538825989" calcext:value-type="float">
            <text:p>0.9975005388259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76985394954681" calcext:value-type="float">
            <text:p>0.9769853949546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00925970077515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3385360240936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25249028205872" calcext:value-type="float">
            <text:p>1.252490282058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3780391216278" calcext:value-type="float">
            <text:p>1.137803912162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000</text:p>
          </table:table-cell>
          <table:table-cell office:value-type="string" calcext:value-type="string">
            <text:p><text:s/>lr=0.00333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0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" calcext:value-type="float">
            <text:p>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8622782230377" calcext:value-type="float">
            <text:p>0.17862278223037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5818759202957" calcext:value-type="float">
            <text:p>0.87581875920295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6286098957062" calcext:value-type="float">
            <text:p>0.36628609895706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0604138970375" calcext:value-type="float">
            <text:p>0.7806041389703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76928043365479" calcext:value-type="float">
            <text:p>5.7692804336547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7326059341431" calcext:value-type="float">
            <text:p>3.2732605934143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07963562011719" calcext:value-type="float">
            <text:p>6.0796356201171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999267578125" calcext:value-type="float">
            <text:p>5.79992675781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27142617106438" calcext:value-type="float">
            <text:p>0.0727142617106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27142617106438" calcext:value-type="float">
            <text:p>0.07271426171064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4.3415985107422" calcext:value-type="float">
            <text:p>74.341598510742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3.2850723266602" calcext:value-type="float">
            <text:p>33.28507232666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960080087184906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4932126998901" calcext:value-type="float">
            <text:p>10.49321269989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9061737060547" calcext:value-type="float">
            <text:p>5.3906173706054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122449040412903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110047802329063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54755115509033" calcext:value-type="float">
            <text:p>9.54755115509033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78591823577881" calcext:value-type="float">
            <text:p>4.785918235778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389016009867191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1351041793823" calcext:value-type="float">
            <text:p>6.813510417938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6891183853149" calcext:value-type="float">
            <text:p>3.7689118385314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90022197365760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84225915372371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24805736541748" calcext:value-type="float">
            <text:p>8.248057365417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32672119140625" calcext:value-type="float">
            <text:p>4.326721191406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5137618780136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6.2628574371338" calcext:value-type="float">
            <text:p>16.2628574371338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29284572601318" calcext:value-type="float">
            <text:p>7.2928457260131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1185293197632" calcext:value-type="float">
            <text:p>2.811852931976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5822639465332" calcext:value-type="float">
            <text:p>2.2582263946533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0.969852268695831" calcext:value-type="float">
            <text:p>0.9698522686958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946035504341126" calcext:value-type="float">
            <text:p>0.94603550434112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7777791023254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4945392608642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2.29468679428101" calcext:value-type="float">
            <text:p>2.2946867942810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7294311523437" calcext:value-type="float">
            <text:p>2.1729431152343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6499</text:p>
          </table:table-cell>
          <table:table-cell office:value-type="string" calcext:value-type="string">
            <text:p><text:s/>lr=0.00307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2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25" calcext:value-type="float">
            <text:p>3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6634132862091" calcext:value-type="float">
            <text:p>0.1766341328620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776755541563" calcext:value-type="float">
            <text:p>0.8777675554156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3226473331451" calcext:value-type="float">
            <text:p>0.36322647333145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9809221625328" calcext:value-type="float">
            <text:p>0.77980922162532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85667037963867" calcext:value-type="float">
            <text:p>5.8566703796386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1787037849426" calcext:value-type="float">
            <text:p>3.317870378494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44233083724976" calcext:value-type="float">
            <text:p>6.44233083724976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06476783752441" calcext:value-type="float">
            <text:p>6.064767837524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22985491156578" calcext:value-type="float">
            <text:p>0.0722985491156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22985491156578" calcext:value-type="float">
            <text:p>0.0722985491156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90.2656097412109" calcext:value-type="float">
            <text:p>90.2656097412109</text:p>
          </table:table-cell>
          <table:table-cell office:value-type="string" calcext:value-type="string">
            <text:p><text:s/>average inf. dist</text:p>
          </table:table-cell>
          <table:table-cell office:value-type="float" office:value="40.4524421691895" calcext:value-type="float">
            <text:p>40.452442169189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2954091429710388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8557510375977" calcext:value-type="float">
            <text:p>10.855751037597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8968019485474" calcext:value-type="float">
            <text:p>5.589680194854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062999159097672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8468909859657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7445116043091" calcext:value-type="float">
            <text:p>10.744511604309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9093222618103" calcext:value-type="float">
            <text:p>5.909322261810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34324944019317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66482496261597" calcext:value-type="float">
            <text:p>6.66482496261597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3681292533875" calcext:value-type="float">
            <text:p>3.6368129253387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82483348250389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550146102905273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9.7774772644043" calcext:value-type="float">
            <text:p>9.77747726440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2912015914917" calcext:value-type="float">
            <text:p>6.291201591491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42201840877532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7619048506021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6.3190536499023" calcext:value-type="float">
            <text:p>16.31905364990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32026290893555" calcext:value-type="float">
            <text:p>7.320262908935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93939375877380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68673419952393" calcext:value-type="float">
            <text:p>2.6867341995239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8598175048828" calcext:value-type="float">
            <text:p>2.1859817504882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150326997041702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8768328428268433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02351999282837" calcext:value-type="float">
            <text:p>1.0235199928283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1081538200378" calcext:value-type="float">
            <text:p>1.010815382003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00925970077515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8065516948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2.20370101928711" calcext:value-type="float">
            <text:p>2.203701019287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09008359909058" calcext:value-type="float">
            <text:p>2.090083599090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7000</text:p>
          </table:table-cell>
          <table:table-cell office:value-type="string" calcext:value-type="string">
            <text:p><text:s/>lr=0.00285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226901054382" calcext:value-type="float">
            <text:p>0.1772269010543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7063825726509" calcext:value-type="float">
            <text:p>0.8770638257265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5334868431091" calcext:value-type="float">
            <text:p>0.36533486843109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0604138970375" calcext:value-type="float">
            <text:p>0.7806041389703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85998344421387" calcext:value-type="float">
            <text:p>5.8599834442138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3331680297852" calcext:value-type="float">
            <text:p>3.3333168029785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07297515869141" calcext:value-type="float">
            <text:p>6.072975158691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8563642501831" calcext:value-type="float">
            <text:p>5.7856364250183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700204595923424" calcext:value-type="float">
            <text:p>0.0700204595923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700204595923424" calcext:value-type="float">
            <text:p>0.0700204595923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8.2038726806641" calcext:value-type="float">
            <text:p>78.2038726806641</text:p>
          </table:table-cell>
          <table:table-cell office:value-type="string" calcext:value-type="string">
            <text:p><text:s/>average inf. dist</text:p>
          </table:table-cell>
          <table:table-cell office:value-type="float" office:value="31.9469337463379" calcext:value-type="float">
            <text:p>31.94693374633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195608764886856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6436748504639" calcext:value-type="float">
            <text:p>10.6436748504639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1618385314941" calcext:value-type="float">
            <text:p>5.5161838531494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566105037927628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82775105535984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3.0842485427856" calcext:value-type="float">
            <text:p>13.08424854278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92263221740723" calcext:value-type="float">
            <text:p>7.9226322174072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23798626661300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240818977356" calcext:value-type="float">
            <text:p>6.82408189773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59192943573" calcext:value-type="float">
            <text:p>3.75919294357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035477042198181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452775210142135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56498336791992" calcext:value-type="float">
            <text:p>8.564983367919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89891862869263" calcext:value-type="float">
            <text:p>4.8989186286926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972477734088898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6.902193069458" calcext:value-type="float">
            <text:p>16.9021930694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43533182144165" calcext:value-type="float">
            <text:p>7.4353318214416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242424368858337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67997550964355" calcext:value-type="float">
            <text:p>2.6799755096435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8074917793274" calcext:value-type="float">
            <text:p>2.180749177932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3043902516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061583280563354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02589094638824" calcext:value-type="float">
            <text:p>1.025890946388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0858962535858" calcext:value-type="float">
            <text:p>1.0085896253585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08641791343689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97885489463806" calcext:value-type="float">
            <text:p>1.9788548946380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86432886123657" calcext:value-type="float">
            <text:p>1.864328861236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7499</text:p>
          </table:table-cell>
          <table:table-cell office:value-type="string" calcext:value-type="string">
            <text:p><text:s/>lr=0.002667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3.7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3.75" calcext:value-type="float">
            <text:p>3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510499954224" calcext:value-type="float">
            <text:p>0.1775104999542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6522488892078" calcext:value-type="float">
            <text:p>0.8765224888920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5583688020706" calcext:value-type="float">
            <text:p>0.3655836880207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82862901687622" calcext:value-type="float">
            <text:p>5.8286290168762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993175983429" calcext:value-type="float">
            <text:p>3.299317598342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10762023925781" calcext:value-type="float">
            <text:p>6.107620239257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9612922668457" calcext:value-type="float">
            <text:p>5.796129226684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98553994297981" calcext:value-type="float">
            <text:p>0.0698553994297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98553994297981" calcext:value-type="float">
            <text:p>0.0698553994297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9.913818359375" calcext:value-type="float">
            <text:p>79.91381835937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3.8373222351074" calcext:value-type="float">
            <text:p>33.83732223510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9960080087184906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1.1191635131836" calcext:value-type="float">
            <text:p>11.1191635131836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83475875854492" calcext:value-type="float">
            <text:p>5.8347587585449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435669749975204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5454546809196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6139163970947" calcext:value-type="float">
            <text:p>10.613916397094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81787776947022" calcext:value-type="float">
            <text:p>5.817877769470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4347826167941093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58061027526856" calcext:value-type="float">
            <text:p>6.580610275268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6199550628662" calcext:value-type="float">
            <text:p>3.5619955062866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9024387300014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64751699566841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7.57896661758423" calcext:value-type="float">
            <text:p>7.57896661758423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08492136001587" calcext:value-type="float">
            <text:p>4.0849213600158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8.295970916748" calcext:value-type="float">
            <text:p>18.2959709167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9.08613967895508" calcext:value-type="float">
            <text:p>9.0861396789550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0757563114166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72103810310364" calcext:value-type="float">
            <text:p>2.721038103103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8796634674072" calcext:value-type="float">
            <text:p>2.1879663467407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337068349123001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061583280563354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03786730766296" calcext:value-type="float">
            <text:p>1.03786730766296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2288234233856" calcext:value-type="float">
            <text:p>1.0228823423385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8549373149871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8065516948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2.2100031375885" calcext:value-type="float">
            <text:p>2.2100031375885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033411026001" calcext:value-type="float">
            <text:p>2.10334110260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8000</text:p>
          </table:table-cell>
          <table:table-cell office:value-type="string" calcext:value-type="string">
            <text:p><text:s/>lr=0.002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0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" calcext:value-type="float">
            <text:p>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5902187824249" calcext:value-type="float">
            <text:p>0.1759021878242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8525413572788" calcext:value-type="float">
            <text:p>0.87852541357278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8099600076675" calcext:value-type="float">
            <text:p>0.3680996000766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97422218322754" calcext:value-type="float">
            <text:p>5.9742221832275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0842795372009" calcext:value-type="float">
            <text:p>3.4084279537200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04576683044434" calcext:value-type="float">
            <text:p>6.0457668304443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5610017776489" calcext:value-type="float">
            <text:p>5.7561001777648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79952129721642" calcext:value-type="float">
            <text:p>0.0679952129721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79952129721642" calcext:value-type="float">
            <text:p>0.06799521297216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90.5571594238281" calcext:value-type="float">
            <text:p>90.557159423828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6.9999160766602" calcext:value-type="float">
            <text:p>46.999916076660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159681141376495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9967050552368" calcext:value-type="float">
            <text:p>10.99670505523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6260662078857" calcext:value-type="float">
            <text:p>5.762606620788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867790222167969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5454546809196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0684833526611" calcext:value-type="float">
            <text:p>10.0684833526611</text:p>
          </table:table-cell>
          <table:table-cell office:value-type="string" calcext:value-type="string">
            <text:p><text:s/>average inf. dist</text:p>
          </table:table-cell>
          <table:table-cell office:value-type="float" office:value="6.11713743209839" calcext:value-type="float">
            <text:p>6.1171374320983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1830663532018661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3049869537354" calcext:value-type="float">
            <text:p>6.830498695373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9972515106201" calcext:value-type="float">
            <text:p>3.6997251510620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9467845857143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550146102905273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12763404846191" calcext:value-type="float">
            <text:p>8.12763404846191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24731683731079" calcext:value-type="float">
            <text:p>4.2473168373107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834862381219864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8.5032482147217" calcext:value-type="float">
            <text:p>18.50324821472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8.05621433258057" calcext:value-type="float">
            <text:p>8.056214332580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4423422813416" calcext:value-type="float">
            <text:p>2.844234228134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6832032203674" calcext:value-type="float">
            <text:p>2.2683203220367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243697673082352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061583280563354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06065881252289" calcext:value-type="float">
            <text:p>1.0606588125228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4465961456299" calcext:value-type="float">
            <text:p>1.0446596145629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8549373149871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8065516948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55973243713379" calcext:value-type="float">
            <text:p>1.55973243713379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9507913589478" calcext:value-type="float">
            <text:p>1.3950791358947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8499</text:p>
          </table:table-cell>
          <table:table-cell office:value-type="string" calcext:value-type="string">
            <text:p><text:s/>lr=0.002353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2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25" calcext:value-type="float">
            <text:p>4.2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7627578377724" calcext:value-type="float">
            <text:p>0.17762757837772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6684889197349" calcext:value-type="float">
            <text:p>0.87668488919734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7523670196533" calcext:value-type="float">
            <text:p>0.36752367019653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93703174591064" calcext:value-type="float">
            <text:p>5.9370317459106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6738705635071" calcext:value-type="float">
            <text:p>3.367387056350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6.0317587852478" calcext:value-type="float">
            <text:p>6.031758785247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8152847290039" calcext:value-type="float">
            <text:p>5.7815284729003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7960262298584" calcext:value-type="float">
            <text:p>0.0679602622985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7960262298584" calcext:value-type="float">
            <text:p>0.06796026229858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99.3700256347656" calcext:value-type="float">
            <text:p>99.37002563476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45.7533569335938" calcext:value-type="float">
            <text:p>45.753356933593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0558881759643555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1.116512298584" calcext:value-type="float">
            <text:p>11.1165122985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2252235412598" calcext:value-type="float">
            <text:p>5.622522354125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737355679273605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023923516273498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8903207778931" calcext:value-type="float">
            <text:p>10.8903207778931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7760419845581" calcext:value-type="float">
            <text:p>5.677604198455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178489699959755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60244941711426" calcext:value-type="float">
            <text:p>6.60244941711426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6670548915863" calcext:value-type="float">
            <text:p>3.667054891586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58093127608299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4527752101421356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0980167388916" calcext:value-type="float">
            <text:p>8.0980167388916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76038503646851" calcext:value-type="float">
            <text:p>4.7603850364685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7.0771827697754" calcext:value-type="float">
            <text:p>17.0771827697754</text:p>
          </table:table-cell>
          <table:table-cell office:value-type="string" calcext:value-type="string">
            <text:p><text:s/>average inf. dist</text:p>
          </table:table-cell>
          <table:table-cell office:value-type="float" office:value="7.91284942626953" calcext:value-type="float">
            <text:p>7.9128494262695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0000000149011612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5061883926392" calcext:value-type="float">
            <text:p>2.850618839263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6070928573608" calcext:value-type="float">
            <text:p>2.2607092857360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354838132858276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06889522075653" calcext:value-type="float">
            <text:p>1.06889522075653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5946707725525" calcext:value-type="float">
            <text:p>1.0594670772552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85493731498718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8065516948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30948615074158" calcext:value-type="float">
            <text:p>1.3094861507415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2049959897995" calcext:value-type="float">
            <text:p>1.204995989799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9000</text:p>
          </table:table-cell>
          <table:table-cell office:value-type="string" calcext:value-type="string">
            <text:p><text:s/>lr=0.002222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5" calcext:value-type="float">
            <text:p>4.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6329329609871" calcext:value-type="float">
            <text:p>0.17632932960987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7875819802284" calcext:value-type="float">
            <text:p>0.87787581980228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5214556455612" calcext:value-type="float">
            <text:p>0.3652145564556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79411762952805" calcext:value-type="float">
            <text:p>0.77941176295280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8896017074585" calcext:value-type="float">
            <text:p>5.88960170745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32703733444214" calcext:value-type="float">
            <text:p>3.327037334442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99236059188843" calcext:value-type="float">
            <text:p>5.99236059188843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0173978805542" calcext:value-type="float">
            <text:p>5.7017397880554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64224550127983" calcext:value-type="float">
            <text:p>0.066422455012798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64224550127983" calcext:value-type="float">
            <text:p>0.0664224550127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9.6425323486328" calcext:value-type="float">
            <text:p>79.6425323486328</text:p>
          </table:table-cell>
          <table:table-cell office:value-type="string" calcext:value-type="string">
            <text:p><text:s/>average inf. dist</text:p>
          </table:table-cell>
          <table:table-cell office:value-type="float" office:value="33.4599685668945" calcext:value-type="float">
            <text:p>33.45996856689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3153692483901978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4931707382202" calcext:value-type="float">
            <text:p>10.493170738220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36169624328613" calcext:value-type="float">
            <text:p>5.3616962432861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566105037927628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82775105535984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1149282455444" calcext:value-type="float">
            <text:p>10.1149282455444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5078983306885" calcext:value-type="float">
            <text:p>5.5507898330688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366132706403732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33333350718021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92510986328125" calcext:value-type="float">
            <text:p>6.92510986328125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81036758422852" calcext:value-type="float">
            <text:p>3.8103675842285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9578710496425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2580330520868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09433364868164" calcext:value-type="float">
            <text:p>8.09433364868164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39995050430298" calcext:value-type="float">
            <text:p>4.399950504302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8.0220909118652" calcext:value-type="float">
            <text:p>18.0220909118652</text:p>
          </table:table-cell>
          <table:table-cell office:value-type="string" calcext:value-type="string">
            <text:p><text:s/>average inf. dist</text:p>
          </table:table-cell>
          <table:table-cell office:value-type="float" office:value="8.08662605285645" calcext:value-type="float">
            <text:p>8.086626052856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54545468091964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2000000029802322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2436347007751" calcext:value-type="float">
            <text:p>2.82436347007751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19379281997681" calcext:value-type="float">
            <text:p>2.1937928199768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5238097012043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10019254684448" calcext:value-type="float">
            <text:p>1.100192546844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0809371471405" calcext:value-type="float">
            <text:p>1.080937147140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308641791343689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60099339485168" calcext:value-type="float">
            <text:p>1.60099339485168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43310487270355" calcext:value-type="float">
            <text:p>1.433104872703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9501</text:p>
          </table:table-cell>
          <table:table-cell office:value-type="string" calcext:value-type="string">
            <text:p><text:s/>lr=0.002105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4.75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4.75" calcext:value-type="float">
            <text:p>4.7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147071659565" calcext:value-type="float">
            <text:p>0.1714707165956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83180856704712" calcext:value-type="float">
            <text:p>0.88318085670471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2909823656082" calcext:value-type="float">
            <text:p>0.362909823656082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1001582741737" calcext:value-type="float">
            <text:p>0.7810015827417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76416826248169" calcext:value-type="float">
            <text:p>5.76416826248169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24225163459778" calcext:value-type="float">
            <text:p>3.24225163459778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90028619766235" calcext:value-type="float">
            <text:p>5.90028619766235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64511871337891" calcext:value-type="float">
            <text:p>5.64511871337891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50482103228569" calcext:value-type="float">
            <text:p>0.0650482103228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50482103228569" calcext:value-type="float">
            <text:p>0.06504821032285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3.3247756958008" calcext:value-type="float">
            <text:p>73.3247756958008</text:p>
          </table:table-cell>
          <table:table-cell office:value-type="string" calcext:value-type="string">
            <text:p><text:s/>average inf. dist</text:p>
          </table:table-cell>
          <table:table-cell office:value-type="float" office:value="30.5288124084473" calcext:value-type="float">
            <text:p>30.528812408447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85628741979599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6297645568848" calcext:value-type="float">
            <text:p>10.6297645568848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42383527755737" calcext:value-type="float">
            <text:p>5.4238352775573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645962730050087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3827751055359840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10.2698497772217" calcext:value-type="float">
            <text:p>10.2698497772217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362117767334" calcext:value-type="float">
            <text:p>5.2362117767334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3432494401931763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60168313980103" calcext:value-type="float">
            <text:p>6.60168313980103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59744691848755" calcext:value-type="float">
            <text:p>3.5974469184875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3037696778774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5063291266560554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7.70041847229004" calcext:value-type="float">
            <text:p>7.70041847229004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935218334198" calcext:value-type="float">
            <text:p>3.93521833419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559633016586303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95238097012043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8.4856452941895" calcext:value-type="float">
            <text:p>18.4856452941895</text:p>
          </table:table-cell>
          <table:table-cell office:value-type="string" calcext:value-type="string">
            <text:p><text:s/>average inf. dist</text:p>
          </table:table-cell>
          <table:table-cell office:value-type="float" office:value="8.20396327972412" calcext:value-type="float">
            <text:p>8.2039632797241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1818187236785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2.83622002601624" calcext:value-type="float">
            <text:p>2.83622002601624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21641850471497" calcext:value-type="float">
            <text:p>2.2164185047149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43043902516365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12125837802887" calcext:value-type="float">
            <text:p>1.1212583780288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0920393466949" calcext:value-type="float">
            <text:p>1.10920393466949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932101488113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1.46882486343384" calcext:value-type="float">
            <text:p>1.46882486343384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37082815170288" calcext:value-type="float">
            <text:p>1.3708281517028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Namespace(adjustFeatImpDistribution=False</text:p>
          </table:table-cell>
          <table:table-cell office:value-type="string" calcext:value-type="string">
            <text:p><text:s/>advMethod='cw'</text:p>
          </table:table-cell>
          <table:table-cell office:value-type="string" calcext:value-type="string">
            <text:p><text:s/>advTraining=False</text:p>
          </table:table-cell>
          <table:table-cell office:value-type="string" calcext:value-type="string">
            <text:p><text:s/>allowIATReduction=False</text:p>
          </table:table-cell>
          <table:table-cell office:value-type="string" calcext:value-type="string">
            <text:p><text:s/>averageFeaturesToPruneDuringTraining=-1</text:p>
          </table:table-cell>
          <table:table-cell office:value-type="string" calcext:value-type="string">
            <text:p><text:s/>batchSize=128</text:p>
          </table:table-cell>
          <table:table-cell office:value-type="string" calcext:value-type="string">
            <text:p><text:s/>canManipulateBothDirections=False</text:p>
          </table:table-cell>
          <table:table-cell office:value-type="string" calcext:value-type="string">
            <text:p><text:s/>dataroot='flows.pickle'</text:p>
          </table:table-cell>
          <table:table-cell office:value-type="string" calcext:value-type="string">
            <text:p><text:s/>fold=0</text:p>
          </table:table-cell>
          <table:table-cell office:value-type="string" calcext:value-type="string">
            <text:p><text:s/>function='adv'</text:p>
          </table:table-cell>
          <table:table-cell office:value-type="string" calcext:value-type="string">
            <text:p><text:s/>hidden_size=512</text:p>
          </table:table-cell>
          <table:table-cell office:value-type="string" calcext:value-type="string">
            <text:p><text:s/>iterationCount=10000</text:p>
          </table:table-cell>
          <table:table-cell office:value-type="string" calcext:value-type="string">
            <text:p><text:s/>lr=0.002</text:p>
          </table:table-cell>
          <table:table-cell office:value-type="string" calcext:value-type="string">
            <text:p><text:s/>manualSeed=0</text:p>
          </table:table-cell>
          <table:table-cell office:value-type="string" calcext:value-type="string">
            <text:p><text:s/>maxLength=100</text:p>
          </table:table-cell>
          <table:table-cell office:value-type="string" calcext:value-type="string">
            <text:p><text:s/>maxSize=10000</text:p>
          </table:table-cell>
          <table:table-cell office:value-type="string" calcext:value-type="string">
            <text:p><text:s/>modelSavePeriod=1</text:p>
          </table:table-cell>
          <table:table-cell office:value-type="string" calcext:value-type="string">
            <text:p><text:s/>mutinfo=False</text:p>
          </table:table-cell>
          <table:table-cell office:value-type="string" calcext:value-type="string">
            <text:p><text:s/>nFold=3</text:p>
          </table:table-cell>
          <table:table-cell office:value-type="string" calcext:value-type="string">
            <text:p><text:s/>n_layers=3</text:p>
          </table:table-cell>
          <table:table-cell office:value-type="string" calcext:value-type="string">
            <text:p><text:s/>net='runs/Oct26_00-03-50_gpu/lstm_module_1284.pth'</text:p>
          </table:table-cell>
          <table:table-cell office:value-type="string" calcext:value-type="string">
            <text:p><text:s/>normalizationData=''</text:p>
          </table:table-cell>
          <table:table-cell office:value-type="string" calcext:value-type="string">
            <text:p><text:s/>order=1</text:p>
          </table:table-cell>
          <table:table-cell office:value-type="string" calcext:value-type="string">
            <text:p><text:s/>pathToAdvOutput=''</text:p>
          </table:table-cell>
          <table:table-cell office:value-type="string" calcext:value-type="string">
            <text:p><text:s/>penaltyTradeoff=0</text:p>
          </table:table-cell>
          <table:table-cell office:value-type="string" calcext:value-type="string">
            <text:p><text:s/>removeChangeable=False</text:p>
          </table:table-cell>
          <table:table-cell office:value-type="string" calcext:value-type="string">
            <text:p><text:s/>tradeoff=5.0)</text:p>
          </table:table-cell>
        </table:table-row>
        <table:table-row table:style-name="ro1">
          <table:table-cell office:value-type="string" calcext:value-type="string">
            <text:p>Loading runs/Oct26_00-03-50_gpu/lstm_module_1284.pth</text:p>
          </table:table-cell>
          <table:table-cell table:number-columns-repeated="26"/>
        </table:table-row>
        <table:table-row table:style-name="ro1">
          <table:table-cell office:value-type="string" calcext:value-type="string">
            <text:p>Tradeoff</text:p>
          </table:table-cell>
          <table:table-cell office:value-type="float" office:value="5" calcext:value-type="float">
            <text:p>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packets</text:p>
          </table:table-cell>
          <table:table-cell office:value-type="float" office:value="0.174012765288353" calcext:value-type="float">
            <text:p>0.174012765288353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packets</text:p>
          </table:table-cell>
          <table:table-cell office:value-type="float" office:value="0.879662208259106" calcext:value-type="float">
            <text:p>0.87966220825910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confidence on flows</text:p>
          </table:table-cell>
          <table:table-cell office:value-type="float" office:value="0.364788353443146" calcext:value-type="float">
            <text:p>0.364788353443146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tio of successful adversarial attacks on flows</text:p>
          </table:table-cell>
          <table:table-cell office:value-type="float" office:value="0.781001582741737" calcext:value-type="float">
            <text:p>0.78100158274173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distance</text:p>
          </table:table-cell>
          <table:table-cell office:value-type="float" office:value="5.98832988739014" calcext:value-type="float">
            <text:p>5.98832988739014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verage inf. distance</text:p>
          </table:table-cell>
          <table:table-cell office:value-type="float" office:value="3.41114068031311" calcext:value-type="float">
            <text:p>3.41114068031311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otnet</text:p>
          </table:table-cell>
          <table:table-cell office:value-type="string" calcext:value-type="string">
            <text:p>ARES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5.99755477905273" calcext:value-type="float">
            <text:p>5.99755477905273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70136833190918" calcext:value-type="float">
            <text:p>5.70136833190918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5000000074505806/0.94999998807907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6666666865348816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FTP-Patator; number of sample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average dist</text:p>
          </table:table-cell>
          <table:table-cell office:value-type="float" office:value="0.0651738122105598" calcext:value-type="float">
            <text:p>0.06517381221056</text:p>
          </table:table-cell>
          <table:table-cell office:value-type="string" calcext:value-type="string">
            <text:p><text:s/>average inf. dist</text:p>
          </table:table-cell>
          <table:table-cell office:value-type="float" office:value="0.0651738122105598" calcext:value-type="float">
            <text:p>0.0651738122105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/0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Brute Force</text:p>
          </table:table-cell>
          <table:table-cell office:value-type="string" calcext:value-type="string">
            <text:p>SSH-Patator; number of sampl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average dist</text:p>
          </table:table-cell>
          <table:table-cell office:value-type="float" office:value="79.4205856323242" calcext:value-type="float">
            <text:p>79.420585632324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7.1784133911133" calcext:value-type="float">
            <text:p>37.1784133911133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21556885540485382/0.992015957832336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0.899999976158142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DoS</text:p>
          </table:table-cell>
          <table:table-cell office:value-type="string" calcext:value-type="string">
            <text:p>LOIT; number of samples</text:p>
          </table:table-cell>
          <table:table-cell office:value-type="float" office:value="418" calcext:value-type="float">
            <text:p>418</text:p>
          </table:table-cell>
          <table:table-cell office:value-type="string" calcext:value-type="string">
            <text:p><text:s/>average dist</text:p>
          </table:table-cell>
          <table:table-cell office:value-type="float" office:value="10.9322652816772" calcext:value-type="float">
            <text:p>10.93226528167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58620834350586" calcext:value-type="float">
            <text:p>5.5862083435058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7009760290384293/0.9804791212081909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545454680919647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GoldenEye; number of sampl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verage dist</text:p>
          </table:table-cell>
          <table:table-cell office:value-type="float" office:value="9.86438655853272" calcext:value-type="float">
            <text:p>9.86438655853272</text:p>
          </table:table-cell>
          <table:table-cell office:value-type="string" calcext:value-type="string">
            <text:p><text:s/>average inf. dist</text:p>
          </table:table-cell>
          <table:table-cell office:value-type="float" office:value="5.2646803855896" calcext:value-type="float">
            <text:p>5.264680385589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2517162449657917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Hulk; number of samples</text:p>
          </table:table-cell>
          <table:table-cell office:value-type="float" office:value="1027" calcext:value-type="float">
            <text:p>1027</text:p>
          </table:table-cell>
          <table:table-cell office:value-type="string" calcext:value-type="string">
            <text:p><text:s/>average dist</text:p>
          </table:table-cell>
          <table:table-cell office:value-type="float" office:value="6.86844110488892" calcext:value-type="float">
            <text:p>6.86844110488892</text:p>
          </table:table-cell>
          <table:table-cell office:value-type="string" calcext:value-type="string">
            <text:p><text:s/>average inf. dist</text:p>
          </table:table-cell>
          <table:table-cell office:value-type="float" office:value="3.79312896728516" calcext:value-type="float">
            <text:p>3.79312896728516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8481153100728989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046738073229789734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httptest; number of samples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average dist</text:p>
          </table:table-cell>
          <table:table-cell office:value-type="float" office:value="8.56405925750732" calcext:value-type="float">
            <text:p>8.56405925750732</text:p>
          </table:table-cell>
          <table:table-cell office:value-type="string" calcext:value-type="string">
            <text:p><text:s/>average inf. dist</text:p>
          </table:table-cell>
          <table:table-cell office:value-type="float" office:value="4.67412185668945" calcext:value-type="float">
            <text:p>4.674121856689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880733966827392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4285714924335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DoS / DDoS</text:p>
          </table:table-cell>
          <table:table-cell office:value-type="string" calcext:value-type="string">
            <text:p>DoS slowloris; number of sample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average dist</text:p>
          </table:table-cell>
          <table:table-cell office:value-type="float" office:value="18.6009178161621" calcext:value-type="float">
            <text:p>18.6009178161621</text:p>
          </table:table-cell>
          <table:table-cell office:value-type="string" calcext:value-type="string">
            <text:p><text:s/>average inf. dist</text:p>
          </table:table-cell>
          <table:table-cell office:value-type="float" office:value="8.35553646087647" calcext:value-type="float">
            <text:p>8.35553646087647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43560606241226196/1.0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5000000596046448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Infiltration</text:p>
          </table:table-cell>
          <table:table-cell office:value-type="string" calcext:value-type="string">
            <text:p>Dropbox download - (Portscan + Nmap) from victim; number of samples</text:p>
          </table:table-cell>
          <table:table-cell office:value-type="float" office:value="341" calcext:value-type="float">
            <text:p>341</text:p>
          </table:table-cell>
          <table:table-cell office:value-type="string" calcext:value-type="string">
            <text:p><text:s/>average dist</text:p>
          </table:table-cell>
          <table:table-cell office:value-type="float" office:value="3.0939633846283" calcext:value-type="float">
            <text:p>3.0939633846283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40906500816345" calcext:value-type="float">
            <text:p>2.40906500816345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09337068349123001/0.7852474451065063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19648094475269318/0.9442815184593201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ff; number of samples</text:p>
          </table:table-cell>
          <table:table-cell office:value-type="float" office:value="641" calcext:value-type="float">
            <text:p>641</text:p>
          </table:table-cell>
          <table:table-cell office:value-type="string" calcext:value-type="string">
            <text:p><text:s/>average dist</text:p>
          </table:table-cell>
          <table:table-cell office:value-type="float" office:value="1.12770760059357" calcext:value-type="float">
            <text:p>1.12770760059357</text:p>
          </table:table-cell>
          <table:table-cell office:value-type="string" calcext:value-type="string">
            <text:p><text:s/>average inf. dist</text:p>
          </table:table-cell>
          <table:table-cell office:value-type="float" office:value="1.113032579422" calcext:value-type="float">
            <text:p>1.11303257942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529321014881134/0.9891975522041321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639625608921051/1.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Attack type</text:p>
          </table:table-cell>
          <table:table-cell office:value-type="string" calcext:value-type="string">
            <text:p><text:s/>PortScan</text:p>
          </table:table-cell>
          <table:table-cell office:value-type="string" calcext:value-type="string">
            <text:p>PortScan - Firewall on; number of sampl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average dist</text:p>
          </table:table-cell>
          <table:table-cell office:value-type="float" office:value="2.48553609848022" calcext:value-type="float">
            <text:p>2.48553609848022</text:p>
          </table:table-cell>
          <table:table-cell office:value-type="string" calcext:value-type="string">
            <text:p><text:s/>average inf. dist</text:p>
          </table:table-cell>
          <table:table-cell office:value-type="float" office:value="2.30751657485962" calcext:value-type="float">
            <text:p>2.30751657485962</text:p>
          </table:table-cell>
          <table:table-cell office:value-type="string" calcext:value-type="string">
            <text:p><text:s/>packet accuracy</text:p>
          </table:table-cell>
          <table:table-cell office:value-type="string" calcext:value-type="string">
            <text:p><text:s/>0.1666666716337204/0.8333333134651184</text:p>
          </table:table-cell>
          <table:table-cell office:value-type="string" calcext:value-type="string">
            <text:p><text:s/>flow accuracy</text:p>
          </table:table-cell>
          <table:table-cell office:value-type="string" calcext:value-type="string">
            <text:p><text:s/>0.5/1.0</text:p>
          </table:table-cell>
          <table:table-cell table:number-columns-repeated="15"/>
        </table:table-row>
      </table:table>
      <table:table table:name="Sheet1" table:style-name="ta1">
        <table:table-column table:style-name="co2" table:number-columns-repeated="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s</text:p>
          </table:table-cell>
          <table:table-cell office:value-type="string" calcext:value-type="string">
            <text:p>tradeoff</text:p>
          </table:table-cell>
          <table:table-cell office:value-type="string" calcext:value-type="string">
            <text:p>what</text:p>
          </table:table-cell>
          <table:table-cell office:value-type="string" calcext:value-type="string">
            <text:p>res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adeof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68673992156982" calcext:value-type="float">
            <text:p>0.1686739921569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147071659565" calcext:value-type="float">
            <text:p>0.1714707165956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2228038311005" calcext:value-type="float">
            <text:p>0.1722280383110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3779174685478" calcext:value-type="float">
            <text:p>0.1737791746854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4012765288353" calcext:value-type="float">
            <text:p>0.1740127652883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4920380115509" calcext:value-type="float">
            <text:p>0.1749203801155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4954205751419" calcext:value-type="float">
            <text:p>0.1749542057514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5673767924309" calcext:value-type="float">
            <text:p>0.1756737679243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5902187824249" calcext:value-type="float">
            <text:p>0.1759021878242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5917237997055" calcext:value-type="float">
            <text:p>0.17591723799705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6329329609871" calcext:value-type="float">
            <text:p>0.1763293296098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6634132862091" calcext:value-type="float">
            <text:p>0.1766341328620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159249782562" calcext:value-type="float">
            <text:p>0.1771592497825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226901054382" calcext:value-type="float">
            <text:p>0.1772269010543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349805831909" calcext:value-type="float">
            <text:p>0.1773498058319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460178732872" calcext:value-type="float">
            <text:p>0.1774601787328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510499954224" calcext:value-type="float">
            <text:p>0.1775104999542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7627578377724" calcext:value-type="float">
            <text:p>0.1776275783777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8015381097794" calcext:value-type="float">
            <text:p>0.1780153810977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8622782230377" calcext:value-type="float">
            <text:p>0.1786227822303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79040104150772" calcext:value-type="float">
            <text:p>0.1790401041507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80174946784973" calcext:value-type="float">
            <text:p>0.1801749467849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80336117744446" calcext:value-type="float">
            <text:p>0.1803361177444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182148858904839" calcext:value-type="float">
            <text:p>0.18214885890483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adeof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212662905454636" calcext:value-type="float">
            <text:p>0.2126629054546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246836394071579" calcext:value-type="float">
            <text:p>0.2468363940715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adeof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319815456867218" calcext:value-type="float">
            <text:p>0.3198154568672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2909823656082" calcext:value-type="float">
            <text:p>0.36290982365608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3226473331451" calcext:value-type="float">
            <text:p>0.3632264733314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42917573452" calcext:value-type="float">
            <text:p>0.36429175734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4788353443146" calcext:value-type="float">
            <text:p>0.3647883534431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5214556455612" calcext:value-type="float">
            <text:p>0.3652145564556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5334868431091" calcext:value-type="float">
            <text:p>0.3653348684310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5583688020706" calcext:value-type="float">
            <text:p>0.3655836880207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5594416856766" calcext:value-type="float">
            <text:p>0.36559441685676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6286098957062" calcext:value-type="float">
            <text:p>0.36628609895706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7523670196533" calcext:value-type="float">
            <text:p>0.3675236701965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8099600076675" calcext:value-type="float">
            <text:p>0.3680996000766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8133336305618" calcext:value-type="float">
            <text:p>0.3681333363056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9124710559845" calcext:value-type="float">
            <text:p>0.3691247105598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9611889123917" calcext:value-type="float">
            <text:p>0.3696118891239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9959563016891" calcext:value-type="float">
            <text:p>0.3699595630168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0883226394653" calcext:value-type="float">
            <text:p>0.3708832263946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376788556575775" calcext:value-type="float">
            <text:p>0.3767885565757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7457618713379" calcext:value-type="float">
            <text:p>0.3774576187133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8347516059875" calcext:value-type="float">
            <text:p>0.3783475160598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85348320007324" calcext:value-type="float">
            <text:p>0.3853483200073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88994067907333" calcext:value-type="float">
            <text:p>0.3889940679073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radeoff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00888115167618" calcext:value-type="float">
            <text:p>0.4008881151676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12474036216736" calcext:value-type="float">
            <text:p>0.41247403621673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25415903329849" calcext:value-type="float">
            <text:p>0.4254159033298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49962913990021" calcext:value-type="float">
            <text:p>0.44996291399002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89602774381638" calcext:value-type="float">
            <text:p>0.48960277438163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501589834690094" calcext:value-type="float">
            <text:p>0.50158983469009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544937908649445" calcext:value-type="float">
            <text:p>0.54493790864944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593004763126373" calcext:value-type="float">
            <text:p>0.5930047631263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adeoff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632927119731903" calcext:value-type="float">
            <text:p>0.63292711973190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49443566799164" calcext:value-type="float">
            <text:p>0.6494435667991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94753587245941" calcext:value-type="float">
            <text:p>0.6947535872459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adeoff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5191373825073" calcext:value-type="float">
            <text:p>0.7051913738250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10254371166229" calcext:value-type="float">
            <text:p>0.7102543711662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30524629354477" calcext:value-type="float">
            <text:p>0.7305246293544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5238473713398" calcext:value-type="float">
            <text:p>0.752384737133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5596185028553" calcext:value-type="float">
            <text:p>0.7559618502855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57949128746986" calcext:value-type="float">
            <text:p>0.7579491287469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65103340148926" calcext:value-type="float">
            <text:p>0.7651033401489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2655010223389" calcext:value-type="float">
            <text:p>0.77265501022338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3847371339798" calcext:value-type="float">
            <text:p>0.77384737133979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5834664702415" calcext:value-type="float">
            <text:p>0.7758346647024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8219401836395" calcext:value-type="float">
            <text:p>0.77821940183639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8616845607758" calcext:value-type="float">
            <text:p>0.7786168456077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9411762952805" calcext:value-type="float">
            <text:p>0.7794117629528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9411762952805" calcext:value-type="float">
            <text:p>0.77941176295280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9809221625328" calcext:value-type="float">
            <text:p>0.77980922162532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0604138970375" calcext:value-type="float">
            <text:p>0.7806041389703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0604138970375" calcext:value-type="float">
            <text:p>0.7806041389703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1001582741737" calcext:value-type="float">
            <text:p>0.7810015827417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1001582741737" calcext:value-type="float">
            <text:p>0.78100158274173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1399041414261" calcext:value-type="float">
            <text:p>0.7813990414142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1399041414261" calcext:value-type="float">
            <text:p>0.78139904141426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94348508119583" calcext:value-type="float">
            <text:p>0.79434850811958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adeoff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37600827217102" calcext:value-type="float">
            <text:p>0.8376008272171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inf. distance</text:p>
          </table:table-cell>
          <table:table-cell office:value-type="float" office:value="0.843329668045044" calcext:value-type="float">
            <text:p>0.84332966804504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1488124132156" calcext:value-type="float">
            <text:p>0.87148812413215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2733175754547" calcext:value-type="float">
            <text:p>0.87273317575454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4086499214172" calcext:value-type="float">
            <text:p>0.8740864992141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5656366348267" calcext:value-type="float">
            <text:p>0.8756563663482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5818759202957" calcext:value-type="float">
            <text:p>0.87581875920295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6089431345463" calcext:value-type="float">
            <text:p>0.8760894313454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6197695732117" calcext:value-type="float">
            <text:p>0.8761976957321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6522488892078" calcext:value-type="float">
            <text:p>0.8765224888920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6684889197349" calcext:value-type="float">
            <text:p>0.87668488919734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7063825726509" calcext:value-type="float">
            <text:p>0.8770638257265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7280354499817" calcext:value-type="float">
            <text:p>0.87728035449981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776755541563" calcext:value-type="float">
            <text:p>0.8777675554156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7875819802284" calcext:value-type="float">
            <text:p>0.87787581980228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8525413572788" calcext:value-type="float">
            <text:p>0.87852541357278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8741949796677" calcext:value-type="float">
            <text:p>0.8787419497966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9012614488602" calcext:value-type="float">
            <text:p>0.87901261448860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9175014793873" calcext:value-type="float">
            <text:p>0.87917501479387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79662208259106" calcext:value-type="float">
            <text:p>0.8796622082591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0474202334881" calcext:value-type="float">
            <text:p>0.88047420233488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1665132939816" calcext:value-type="float">
            <text:p>0.8816651329398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2477127015591" calcext:value-type="float">
            <text:p>0.8824771270155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3180856704712" calcext:value-type="float">
            <text:p>0.8831808567047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6049911379814" calcext:value-type="float">
            <text:p>0.8860499113798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888918966054916" calcext:value-type="float">
            <text:p>0.8889189660549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adeoff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961777091026306" calcext:value-type="float">
            <text:p>0.96177709102630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988199949264526" calcext:value-type="float">
            <text:p>0.9881999492645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inf. distance</text:p>
          </table:table-cell>
          <table:table-cell office:value-type="float" office:value="1.17943024635315" calcext:value-type="float">
            <text:p>1.1794302463531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adeoff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adeoff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distance</text:p>
          </table:table-cell>
          <table:table-cell office:value-type="float" office:value="1.45316076278687" calcext:value-type="float">
            <text:p>1.453160762786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inf. distance</text:p>
          </table:table-cell>
          <table:table-cell office:value-type="float" office:value="1.52938091754913" calcext:value-type="float">
            <text:p>1.529380917549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adeoff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inf. distance</text:p>
          </table:table-cell>
          <table:table-cell office:value-type="float" office:value="1.74291956424713" calcext:value-type="float">
            <text:p>1.7429195642471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adeoff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inf. distance</text:p>
          </table:table-cell>
          <table:table-cell office:value-type="float" office:value="1.97319650650024" calcext:value-type="float">
            <text:p>1.9731965065002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deo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distance</text:p>
          </table:table-cell>
          <table:table-cell office:value-type="float" office:value="2.14735269546509" calcext:value-type="float">
            <text:p>2.147352695465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radeoff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inf. distance</text:p>
          </table:table-cell>
          <table:table-cell office:value-type="float" office:value="2.28185033798218" calcext:value-type="float">
            <text:p>2.281850337982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adeoff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inf. distance</text:p>
          </table:table-cell>
          <table:table-cell office:value-type="float" office:value="2.57035160064697" calcext:value-type="float">
            <text:p>2.5703516006469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inf. distance</text:p>
          </table:table-cell>
          <table:table-cell office:value-type="float" office:value="2.67586040496826" calcext:value-type="float">
            <text:p>2.675860404968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deoff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distance</text:p>
          </table:table-cell>
          <table:table-cell office:value-type="float" office:value="2.75951671600342" calcext:value-type="float">
            <text:p>2.759516716003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inf. distance</text:p>
          </table:table-cell>
          <table:table-cell office:value-type="float" office:value="2.97597241401672" calcext:value-type="float">
            <text:p>2.9759724140167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de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distance</text:p>
          </table:table-cell>
          <table:table-cell office:value-type="float" office:value="3.13424944877625" calcext:value-type="float">
            <text:p>3.134249448776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inf. distance</text:p>
          </table:table-cell>
          <table:table-cell office:value-type="float" office:value="3.18953847885132" calcext:value-type="float">
            <text:p>3.1895384788513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inf. distance</text:p>
          </table:table-cell>
          <table:table-cell office:value-type="float" office:value="3.19048023223877" calcext:value-type="float">
            <text:p>3.1904802322387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inf. distance</text:p>
          </table:table-cell>
          <table:table-cell office:value-type="float" office:value="3.1990110874176" calcext:value-type="float">
            <text:p>3.19901108741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inf. distance</text:p>
          </table:table-cell>
          <table:table-cell office:value-type="float" office:value="3.24225163459778" calcext:value-type="float">
            <text:p>3.2422516345977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adeoff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inf. distance</text:p>
          </table:table-cell>
          <table:table-cell office:value-type="float" office:value="3.25088620185852" calcext:value-type="float">
            <text:p>3.250886201858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inf. distance</text:p>
          </table:table-cell>
          <table:table-cell office:value-type="float" office:value="3.27326059341431" calcext:value-type="float">
            <text:p>3.2732605934143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inf. distance</text:p>
          </table:table-cell>
          <table:table-cell office:value-type="float" office:value="3.2993175983429" calcext:value-type="float">
            <text:p>3.29931759834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inf. distance</text:p>
          </table:table-cell>
          <table:table-cell office:value-type="float" office:value="3.31787037849426" calcext:value-type="float">
            <text:p>3.3178703784942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inf. distance</text:p>
          </table:table-cell>
          <table:table-cell office:value-type="float" office:value="3.32703733444214" calcext:value-type="float">
            <text:p>3.327037334442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inf. distance</text:p>
          </table:table-cell>
          <table:table-cell office:value-type="float" office:value="3.33331680297852" calcext:value-type="float">
            <text:p>3.3333168029785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inf. distance</text:p>
          </table:table-cell>
          <table:table-cell office:value-type="float" office:value="3.3417055606842" calcext:value-type="float">
            <text:p>3.341705560684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inf. distance</text:p>
          </table:table-cell>
          <table:table-cell office:value-type="float" office:value="3.36738705635071" calcext:value-type="float">
            <text:p>3.3673870563507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inf. distance</text:p>
          </table:table-cell>
          <table:table-cell office:value-type="float" office:value="3.36925172805786" calcext:value-type="float">
            <text:p>3.3692517280578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inf. distance</text:p>
          </table:table-cell>
          <table:table-cell office:value-type="float" office:value="3.38856863975525" calcext:value-type="float">
            <text:p>3.388568639755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inf. distance</text:p>
          </table:table-cell>
          <table:table-cell office:value-type="float" office:value="3.40842795372009" calcext:value-type="float">
            <text:p>3.4084279537200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inf. distance</text:p>
          </table:table-cell>
          <table:table-cell office:value-type="float" office:value="3.41114068031311" calcext:value-type="float">
            <text:p>3.4111406803131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inf. distance</text:p>
          </table:table-cell>
          <table:table-cell office:value-type="float" office:value="3.42625594139099" calcext:value-type="float">
            <text:p>3.426255941390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distance</text:p>
          </table:table-cell>
          <table:table-cell office:value-type="float" office:value="3.46957206726074" calcext:value-type="float">
            <text:p>3.4695720672607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inf. distance</text:p>
          </table:table-cell>
          <table:table-cell office:value-type="float" office:value="3.47847127914429" calcext:value-type="float">
            <text:p>3.478471279144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adeoff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distance</text:p>
          </table:table-cell>
          <table:table-cell office:value-type="float" office:value="3.94158983230591" calcext:value-type="float">
            <text:p>3.9415898323059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o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Tradeoff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distance</text:p>
          </table:table-cell>
          <table:table-cell office:value-type="float" office:value="4.39246797561646" calcext:value-type="float">
            <text:p>4.3924679756164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radeoff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distance</text:p>
          </table:table-cell>
          <table:table-cell office:value-type="float" office:value="4.56784248352051" calcext:value-type="float">
            <text:p>4.5678424835205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Tradeoff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distance</text:p>
          </table:table-cell>
          <table:table-cell office:value-type="float" office:value="4.99899387359619" calcext:value-type="float">
            <text:p>4.9989938735961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deo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distance</text:p>
          </table:table-cell>
          <table:table-cell office:value-type="float" office:value="5.55253028869629" calcext:value-type="float">
            <text:p>5.5525302886962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distance</text:p>
          </table:table-cell>
          <table:table-cell office:value-type="float" office:value="5.61789178848267" calcext:value-type="float">
            <text:p>5.617891788482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distance</text:p>
          </table:table-cell>
          <table:table-cell office:value-type="float" office:value="5.62542295455933" calcext:value-type="float">
            <text:p>5.62542295455933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distance</text:p>
          </table:table-cell>
          <table:table-cell office:value-type="float" office:value="5.66335773468018" calcext:value-type="float">
            <text:p>5.6633577346801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distance</text:p>
          </table:table-cell>
          <table:table-cell office:value-type="float" office:value="5.67382383346558" calcext:value-type="float">
            <text:p>5.67382383346558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distance</text:p>
          </table:table-cell>
          <table:table-cell office:value-type="float" office:value="5.68480539321899" calcext:value-type="float">
            <text:p>5.6848053932189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distance</text:p>
          </table:table-cell>
          <table:table-cell office:value-type="float" office:value="5.73260307312012" calcext:value-type="float">
            <text:p>5.7326030731201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distance</text:p>
          </table:table-cell>
          <table:table-cell office:value-type="float" office:value="5.76416826248169" calcext:value-type="float">
            <text:p>5.7641682624816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distance</text:p>
          </table:table-cell>
          <table:table-cell office:value-type="float" office:value="5.76858711242676" calcext:value-type="float">
            <text:p>5.7685871124267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distance</text:p>
          </table:table-cell>
          <table:table-cell office:value-type="float" office:value="5.76928043365479" calcext:value-type="float">
            <text:p>5.76928043365479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distance</text:p>
          </table:table-cell>
          <table:table-cell office:value-type="float" office:value="5.774094581604" calcext:value-type="float">
            <text:p>5.77409458160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distance</text:p>
          </table:table-cell>
          <table:table-cell office:value-type="float" office:value="5.82862901687622" calcext:value-type="float">
            <text:p>5.82862901687622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distance</text:p>
          </table:table-cell>
          <table:table-cell office:value-type="float" office:value="5.85667037963867" calcext:value-type="float">
            <text:p>5.8566703796386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distance</text:p>
          </table:table-cell>
          <table:table-cell office:value-type="float" office:value="5.85998344421387" calcext:value-type="float">
            <text:p>5.85998344421387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distance</text:p>
          </table:table-cell>
          <table:table-cell office:value-type="float" office:value="5.8896017074585" calcext:value-type="float">
            <text:p>5.8896017074585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distance</text:p>
          </table:table-cell>
          <table:table-cell office:value-type="float" office:value="5.93703174591064" calcext:value-type="float">
            <text:p>5.9370317459106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istance</text:p>
          </table:table-cell>
          <table:table-cell office:value-type="float" office:value="5.97422218322754" calcext:value-type="float">
            <text:p>5.9742221832275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distance</text:p>
          </table:table-cell>
          <table:table-cell office:value-type="float" office:value="5.98832988739014" calcext:value-type="float">
            <text:p>5.98832988739014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 of attack samples</text:p>
          </table:table-cell>
          <table:table-cell office:value-type="float" office:value="2516" calcext:value-type="float">
            <text:p>25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Tradeoff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inf. distance</text:p>
          </table:table-cell>
          <table:table-cell office:value-type="float" office:value="0.153914555907249" calcext:value-type="float">
            <text:p>0.1539145559072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164797425270081" calcext:value-type="float">
            <text:p>0.1647974252700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Tradeoff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209201216697693" calcext:value-type="float">
            <text:p>0.2092012166976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275349020957947" calcext:value-type="float">
            <text:p>0.2753490209579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29022079706192" calcext:value-type="float">
            <text:p>0.290220797061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Tradeoff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distance</text:p>
          </table:table-cell>
          <table:table-cell office:value-type="float" office:value="0.333949536085129" calcext:value-type="float">
            <text:p>0.3339495360851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343848586082458" calcext:value-type="float">
            <text:p>0.34384858608245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inf. distance</text:p>
          </table:table-cell>
          <table:table-cell office:value-type="float" office:value="0.352052956819534" calcext:value-type="float">
            <text:p>0.3520529568195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52213054895401" calcext:value-type="float">
            <text:p>0.3522130548954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56037110090256" calcext:value-type="float">
            <text:p>0.3560371100902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58188480138779" calcext:value-type="float">
            <text:p>0.35818848013877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358434438705444" calcext:value-type="float">
            <text:p>0.3584344387054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039724946022" calcext:value-type="float">
            <text:p>0.3603972494602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1076802015305" calcext:value-type="float">
            <text:p>0.36107680201530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4162683486938" calcext:value-type="float">
            <text:p>0.3641626834869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7752492427826" calcext:value-type="float">
            <text:p>0.3677524924278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69420975446701" calcext:value-type="float">
            <text:p>0.3694209754467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4298095703125" calcext:value-type="float">
            <text:p>0.3742980957031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4764293432236" calcext:value-type="float">
            <text:p>0.3747642934322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76380264759064" calcext:value-type="float">
            <text:p>0.37638026475906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8020196557045" calcext:value-type="float">
            <text:p>0.380201965570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82163107395172" calcext:value-type="float">
            <text:p>0.3821631073951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83790165185928" calcext:value-type="float">
            <text:p>0.3837901651859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39180999994278" calcext:value-type="float">
            <text:p>0.391809999942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Tradeoff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00312870740891" calcext:value-type="float">
            <text:p>0.4003128707408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403067052364349" calcext:value-type="float">
            <text:p>0.4030670523643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403785467147827" calcext:value-type="float">
            <text:p>0.4037854671478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13008153438568" calcext:value-type="float">
            <text:p>0.4130081534385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17847454547882" calcext:value-type="float">
            <text:p>0.41784745454788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26440209150314" calcext:value-type="float">
            <text:p>0.4264402091503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39018756151199" calcext:value-type="float">
            <text:p>0.4390187561511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42427426576614" calcext:value-type="float">
            <text:p>0.4424274265766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45760577917099" calcext:value-type="float">
            <text:p>0.4457605779170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48277831077576" calcext:value-type="float">
            <text:p>0.4482778310775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48446214199066" calcext:value-type="float">
            <text:p>0.4484462141990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49925720691681" calcext:value-type="float">
            <text:p>0.4499257206916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51439380645752" calcext:value-type="float">
            <text:p>0.4514393806457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53593254089356" calcext:value-type="float">
            <text:p>0.45359325408935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57466602325439" calcext:value-type="float">
            <text:p>0.4574666023254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59644585847855" calcext:value-type="float">
            <text:p>0.45964458584785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460517287254334" calcext:value-type="float">
            <text:p>0.46051728725433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61620509624481" calcext:value-type="float">
            <text:p>0.4616205096244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64392334222794" calcext:value-type="float">
            <text:p>0.4643923342227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64398801326752" calcext:value-type="float">
            <text:p>0.4643988013267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65616017580032" calcext:value-type="float">
            <text:p>0.4656160175800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70055013895035" calcext:value-type="float">
            <text:p>0.4700550138950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71401244401932" calcext:value-type="float">
            <text:p>0.47140124440193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74109917879105" calcext:value-type="float">
            <text:p>0.47410991787910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8083370923996" calcext:value-type="float">
            <text:p>0.4808337092399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85619723796845" calcext:value-type="float">
            <text:p>0.4856197237968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49484783411026" calcext:value-type="float">
            <text:p>0.494847834110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49612683057785" calcext:value-type="float">
            <text:p>0.4961268305778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Tradeoff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505378812551498" calcext:value-type="float">
            <text:p>0.50537881255149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507424533367157" calcext:value-type="float">
            <text:p>0.50742453336715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512096583843231" calcext:value-type="float">
            <text:p>0.51209658384323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520504742860794" calcext:value-type="float">
            <text:p>0.52050474286079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521132588386536" calcext:value-type="float">
            <text:p>0.52113258838653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528199195861816" calcext:value-type="float">
            <text:p>0.5281991958618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528267323970795" calcext:value-type="float">
            <text:p>0.5282673239707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538159608840942" calcext:value-type="float">
            <text:p>0.53815960884094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548097133636475" calcext:value-type="float">
            <text:p>0.5480971336364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562371253967285" calcext:value-type="float">
            <text:p>0.56237125396728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563856899738312" calcext:value-type="float">
            <text:p>0.5638568997383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57316529750824" calcext:value-type="float">
            <text:p>0.5731652975082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57413250207901" calcext:value-type="float">
            <text:p>0.574132502079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578622102737427" calcext:value-type="float">
            <text:p>0.5786221027374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Tradeoff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flows</text:p>
          </table:table-cell>
          <table:table-cell office:value-type="float" office:value="0.603814780712128" calcext:value-type="float">
            <text:p>0.6038147807121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606483101844788" calcext:value-type="float">
            <text:p>0.6064831018447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07690542936325" calcext:value-type="float">
            <text:p>0.6076905429363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21451109647751" calcext:value-type="float">
            <text:p>0.6214511096477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27603560686111" calcext:value-type="float">
            <text:p>0.62760356068611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632757484912872" calcext:value-type="float">
            <text:p>0.6327574849128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41794472932816" calcext:value-type="float">
            <text:p>0.64179447293281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original flows</text:p>
          </table:table-cell>
          <table:table-cell office:value-type="float" office:value="0.645440816879272" calcext:value-type="float">
            <text:p>0.6454408168792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52996838092804" calcext:value-type="float">
            <text:p>0.65299683809280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inf. distance</text:p>
          </table:table-cell>
          <table:table-cell office:value-type="float" office:value="0.653412282466888" calcext:value-type="float">
            <text:p>0.65341228246688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55069798231125" calcext:value-type="float">
            <text:p>0.6550697982311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61936372518539" calcext:value-type="float">
            <text:p>0.66193637251853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65615141391754" calcext:value-type="float">
            <text:p>0.66561514139175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67429625988007" calcext:value-type="float">
            <text:p>0.66742962598800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668357789516449" calcext:value-type="float">
            <text:p>0.6683577895164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73609524965286" calcext:value-type="float">
            <text:p>0.6736095249652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77500575780869" calcext:value-type="float">
            <text:p>0.67750057578086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81388020515442" calcext:value-type="float">
            <text:p>0.68138802051544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82536035776138" calcext:value-type="float">
            <text:p>0.6825360357761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89173728227615" calcext:value-type="float">
            <text:p>0.68917372822761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93522542715073" calcext:value-type="float">
            <text:p>0.69352254271507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694006323814392" calcext:value-type="float">
            <text:p>0.6940063238143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698100239038467" calcext:value-type="float">
            <text:p>0.6981002390384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Tradeoff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1533526182175" calcext:value-type="float">
            <text:p>0.7015335261821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3364610671997" calcext:value-type="float">
            <text:p>0.70336461067199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6111252307892" calcext:value-type="float">
            <text:p>0.70611125230789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7026779651642" calcext:value-type="float">
            <text:p>0.70702677965164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708331882953644" calcext:value-type="float">
            <text:p>0.70833188295364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 of successful adversarial attacks on packets</text:p>
          </table:table-cell>
          <table:table-cell office:value-type="float" office:value="0.709544509649277" calcext:value-type="float">
            <text:p>0.70954450964927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distance</text:p>
          </table:table-cell>
          <table:table-cell office:value-type="float" office:value="0.719357967376709" calcext:value-type="float">
            <text:p>0.7193579673767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25552052259445" calcext:value-type="float">
            <text:p>0.7255520522594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packets</text:p>
          </table:table-cell>
          <table:table-cell office:value-type="float" office:value="0.744166016578674" calcext:value-type="float">
            <text:p>0.74416601657867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47634083032608" calcext:value-type="float">
            <text:p>0.7476340830326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5709779560566" calcext:value-type="float">
            <text:p>0.757097795605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60252371430397" calcext:value-type="float">
            <text:p>0.76025237143039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72870659828186" calcext:value-type="float">
            <text:p>0.77287065982818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82334387302399" calcext:value-type="float">
            <text:p>0.7823343873023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79179809987545" calcext:value-type="float">
            <text:p>0.7917980998754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Tradeoff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01261827349663" calcext:value-type="float">
            <text:p>0.80126182734966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confidence on original packets</text:p>
          </table:table-cell>
          <table:table-cell office:value-type="float" office:value="0.804197192192078" calcext:value-type="float">
            <text:p>0.80419719219207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07570978999138" calcext:value-type="float">
            <text:p>0.80757097899913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17034706473351" calcext:value-type="float">
            <text:p>0.8170347064733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20189267396927" calcext:value-type="float">
            <text:p>0.8201892673969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26498419046402" calcext:value-type="float">
            <text:p>0.8264984190464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2965299487114" calcext:value-type="float">
            <text:p>0.8296529948711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39116722345352" calcext:value-type="float">
            <text:p>0.8391167223453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atio of successful adversarial attacks on flows</text:p>
          </table:table-cell>
          <table:table-cell office:value-type="float" office:value="0.845425873994827" calcext:value-type="float">
            <text:p>0.8454258739948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inf. distance</text:p>
          </table:table-cell>
          <table:table-cell office:value-type="float" office:value="0.85209459066391" calcext:value-type="float">
            <text:p>0.8520945906639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Tradeoff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deoff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Tradeoff</text:p>
          </table:table-cell>
          <table:table-cell office:value-type="float" office:value="1.2" calcext:value-type="float">
            <text:p>1.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Average distance</text:p>
          </table:table-cell>
          <table:table-cell office:value-type="float" office:value="1.20960259437561" calcext:value-type="float">
            <text:p>1.2096025943756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inf. distance</text:p>
          </table:table-cell>
          <table:table-cell office:value-type="float" office:value="1.28174901008606" calcext:value-type="float">
            <text:p>1.281749010086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Tradeoff</text:p>
          </table:table-cell>
          <table:table-cell office:value-type="float" office:value="1.4" calcext:value-type="float">
            <text:p>1.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inf. distance</text:p>
          </table:table-cell>
          <table:table-cell office:value-type="float" office:value="1.57770895957947" calcext:value-type="float">
            <text:p>1.5777089595794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Tradeoff</text:p>
          </table:table-cell>
          <table:table-cell office:value-type="float" office:value="1.6" calcext:value-type="float">
            <text:p>1.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Average distance</text:p>
          </table:table-cell>
          <table:table-cell office:value-type="float" office:value="1.73606359958649" calcext:value-type="float">
            <text:p>1.736063599586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Tradeoff</text:p>
          </table:table-cell>
          <table:table-cell office:value-type="float" office:value="1.8" calcext:value-type="float">
            <text:p>1.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inf. distance</text:p>
          </table:table-cell>
          <table:table-cell office:value-type="float" office:value="1.96328091621399" calcext:value-type="float">
            <text:p>1.9632809162139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adeoff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inf. distance</text:p>
          </table:table-cell>
          <table:table-cell office:value-type="float" office:value="2.02177929878235" calcext:value-type="float">
            <text:p>2.021779298782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inf. distance</text:p>
          </table:table-cell>
          <table:table-cell office:value-type="float" office:value="2.19708657264709" calcext:value-type="float">
            <text:p>2.1970865726470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Tradeoff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inf. distance</text:p>
          </table:table-cell>
          <table:table-cell office:value-type="float" office:value="2.30351662635803" calcext:value-type="float">
            <text:p>2.3035166263580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Average distance</text:p>
          </table:table-cell>
          <table:table-cell office:value-type="float" office:value="2.34681749343872" calcext:value-type="float">
            <text:p>2.346817493438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Tradeoff</text:p>
          </table:table-cell>
          <table:table-cell office:value-type="float" office:value="2.5" calcext:value-type="float">
            <text:p>2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inf. distance</text:p>
          </table:table-cell>
          <table:table-cell office:value-type="float" office:value="2.71993780136108" calcext:value-type="float">
            <text:p>2.7199378013610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Tradeoff</text:p>
          </table:table-cell>
          <table:table-cell office:value-type="float" office:value="2.75" calcext:value-type="float">
            <text:p>2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inf. distance</text:p>
          </table:table-cell>
          <table:table-cell office:value-type="float" office:value="2.76887702941895" calcext:value-type="float">
            <text:p>2.768877029418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Average distance</text:p>
          </table:table-cell>
          <table:table-cell office:value-type="float" office:value="2.94701886177063" calcext:value-type="float">
            <text:p>2.9470188617706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adeof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inf. distance</text:p>
          </table:table-cell>
          <table:table-cell office:value-type="float" office:value="3.05819964408875" calcext:value-type="float">
            <text:p>3.058199644088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inf. distance</text:p>
          </table:table-cell>
          <table:table-cell office:value-type="float" office:value="3.05936574935913" calcext:value-type="float">
            <text:p>3.0593657493591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inf. distance</text:p>
          </table:table-cell>
          <table:table-cell office:value-type="float" office:value="3.2247633934021" calcext:value-type="float">
            <text:p>3.224763393402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inf. distance</text:p>
          </table:table-cell>
          <table:table-cell office:value-type="float" office:value="3.24013805389404" calcext:value-type="float">
            <text:p>3.2401380538940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Tradeoff</text:p>
          </table:table-cell>
          <table:table-cell office:value-type="float" office:value="3.25" calcext:value-type="float">
            <text:p>3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inf. distance</text:p>
          </table:table-cell>
          <table:table-cell office:value-type="float" office:value="3.38918209075928" calcext:value-type="float">
            <text:p>3.3891820907592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inf. distance</text:p>
          </table:table-cell>
          <table:table-cell office:value-type="float" office:value="3.43490767478943" calcext:value-type="float">
            <text:p>3.434907674789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inf. distance</text:p>
          </table:table-cell>
          <table:table-cell office:value-type="float" office:value="3.44200849533081" calcext:value-type="float">
            <text:p>3.4420084953308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Tradeoff</text:p>
          </table:table-cell>
          <table:table-cell office:value-type="float" office:value="3.5" calcext:value-type="float">
            <text:p>3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Tradeoff</text:p>
          </table:table-cell>
          <table:table-cell office:value-type="float" office:value="3.75" calcext:value-type="float">
            <text:p>3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Average distance</text:p>
          </table:table-cell>
          <table:table-cell office:value-type="float" office:value="3.7817690372467" calcext:value-type="float">
            <text:p>3.78176903724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inf. distance</text:p>
          </table:table-cell>
          <table:table-cell office:value-type="float" office:value="3.89319729804993" calcext:value-type="float">
            <text:p>3.893197298049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inf. distance</text:p>
          </table:table-cell>
          <table:table-cell office:value-type="float" office:value="3.91053056716919" calcext:value-type="float">
            <text:p>3.910530567169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inf. distance</text:p>
          </table:table-cell>
          <table:table-cell office:value-type="float" office:value="3.96697640419006" calcext:value-type="float">
            <text:p>3.9669764041900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Average distance</text:p>
          </table:table-cell>
          <table:table-cell office:value-type="float" office:value="3.97769355773926" calcext:value-type="float">
            <text:p>3.9776935577392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inf. distance</text:p>
          </table:table-cell>
          <table:table-cell office:value-type="float" office:value="3.98298406600952" calcext:value-type="float">
            <text:p>3.9829840660095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adeoff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inf. distance</text:p>
          </table:table-cell>
          <table:table-cell office:value-type="float" office:value="4.0440845489502" calcext:value-type="float">
            <text:p>4.04408454895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inf. distance</text:p>
          </table:table-cell>
          <table:table-cell office:value-type="float" office:value="4.08688545227051" calcext:value-type="float">
            <text:p>4.0868854522705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inf. distance</text:p>
          </table:table-cell>
          <table:table-cell office:value-type="float" office:value="4.09444522857666" calcext:value-type="float">
            <text:p>4.0944452285766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inf. distance</text:p>
          </table:table-cell>
          <table:table-cell office:value-type="float" office:value="4.14698123931885" calcext:value-type="float">
            <text:p>4.1469812393188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Tradeoff</text:p>
          </table:table-cell>
          <table:table-cell office:value-type="float" office:value="4.25" calcext:value-type="float">
            <text:p>4.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Tradeoff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Average distance</text:p>
          </table:table-cell>
          <table:table-cell office:value-type="float" office:value="4.55287218093872" calcext:value-type="float">
            <text:p>4.5528721809387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Tradeoff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verage distance</text:p>
          </table:table-cell>
          <table:table-cell office:value-type="float" office:value="4.75727033615112" calcext:value-type="float">
            <text:p>4.7572703361511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adeoff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Average distance</text:p>
          </table:table-cell>
          <table:table-cell office:value-type="float" office:value="5.4726824760437" calcext:value-type="float">
            <text:p>5.472682476043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Average distance</text:p>
          </table:table-cell>
          <table:table-cell office:value-type="float" office:value="5.58651447296143" calcext:value-type="float">
            <text:p>5.5865144729614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Average distance</text:p>
          </table:table-cell>
          <table:table-cell office:value-type="float" office:value="6.3839282989502" calcext:value-type="float">
            <text:p>6.3839282989502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Average distance</text:p>
          </table:table-cell>
          <table:table-cell office:value-type="float" office:value="6.41973876953125" calcext:value-type="float">
            <text:p>6.419738769531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verage distance</text:p>
          </table:table-cell>
          <table:table-cell office:value-type="float" office:value="6.54654550552368" calcext:value-type="float">
            <text:p>6.54654550552368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Average distance</text:p>
          </table:table-cell>
          <table:table-cell office:value-type="float" office:value="7.00559616088867" calcext:value-type="float">
            <text:p>7.005596160888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Average distance</text:p>
          </table:table-cell>
          <table:table-cell office:value-type="float" office:value="7.02637624740601" calcext:value-type="float">
            <text:p>7.02637624740601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Average distance</text:p>
          </table:table-cell>
          <table:table-cell office:value-type="float" office:value="7.41402387619019" calcext:value-type="float">
            <text:p>7.414023876190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verage distance</text:p>
          </table:table-cell>
          <table:table-cell office:value-type="float" office:value="7.48490953445435" calcext:value-type="float">
            <text:p>7.4849095344543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Average distance</text:p>
          </table:table-cell>
          <table:table-cell office:value-type="float" office:value="8.00581645965576" calcext:value-type="float">
            <text:p>8.005816459655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Average distance</text:p>
          </table:table-cell>
          <table:table-cell office:value-type="float" office:value="8.17351150512695" calcext:value-type="float">
            <text:p>8.1735115051269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Average distance</text:p>
          </table:table-cell>
          <table:table-cell office:value-type="float" office:value="8.24549770355225" calcext:value-type="float">
            <text:p>8.24549770355225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Average distance</text:p>
          </table:table-cell>
          <table:table-cell office:value-type="float" office:value="8.31880474090576" calcext:value-type="float">
            <text:p>8.31880474090576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verage distance</text:p>
          </table:table-cell>
          <table:table-cell office:value-type="float" office:value="8.32794284820557" calcext:value-type="float">
            <text:p>8.3279428482055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Average distance</text:p>
          </table:table-cell>
          <table:table-cell office:value-type="float" office:value="8.483323097229" calcext:value-type="float">
            <text:p>8.48332309722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rage distance</text:p>
          </table:table-cell>
          <table:table-cell office:value-type="float" office:value="8.53919792175293" calcext:value-type="float">
            <text:p>8.53919792175293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Average distance</text:p>
          </table:table-cell>
          <table:table-cell office:value-type="float" office:value="8.55401134490967" calcext:value-type="float">
            <text:p>8.5540113449096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.75" calcext:value-type="float">
            <text:p>2.7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25" calcext:value-type="float">
            <text:p>3.2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.75" calcext:value-type="float">
            <text:p>3.7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.75" calcext:value-type="float">
            <text:p>4.7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umber of attack samples</text:p>
          </table:table-cell>
          <table:table-cell office:value-type="float" office:value="317" calcext:value-type="float">
            <text:p>317</text:p>
          </table:table-cell>
        </table:table-row>
      </table:table>
      <table:table table:name="Pivot Table_Sheet1_1" table:style-name="ta1">
        <table:table-column table:style-name="co1" table:default-cell-style-name="ce5"/>
        <table:table-column table:style-name="co1" table:default-cell-style-name="ce10"/>
        <table:table-column table:style-name="co1" table:default-cell-style-name="ce15"/>
        <table:table-column table:style-name="co1" table:number-columns-repeated="2" table:default-cell-style-name="Pivot_20_Table_20_Value"/>
        <table:table-column table:style-name="co1" table:default-cell-style-name="ce23"/>
        <table:table-row table:style-name="ro1">
          <table:table-cell table:style-name="ce1" office:value-type="string" calcext:value-type="string">
            <text:p>Sum - res</text:p>
          </table:table-cell>
          <table:table-cell table:style-name="ce7" office:value-type="string" calcext:value-type="string">
            <text:p>what</text:p>
          </table:table-cell>
          <table:table-cell table:style-name="ce7" office:value-type="string" calcext:value-type="string">
            <text:p>ds</text:p>
          </table:table-cell>
          <table:table-cell table:style-name="ce18" table:number-columns-repeated="2"/>
          <table:table-cell table:style-name="ce19"/>
        </table:table-row>
        <table:table-row table:style-name="ro1">
          <table:table-cell table:style-name="ce2"/>
          <table:table-cell table:style-name="ce8" office:value-type="string" calcext:value-type="string">
            <text:p>Ratio of successful adversarial attacks on flows</text:p>
          </table:table-cell>
          <table:table-cell table:style-name="ce13"/>
          <table:table-cell table:style-name="ce8" office:value-type="string" calcext:value-type="string">
            <text:p>Average distance</text:p>
          </table:table-cell>
          <table:table-cell table:style-name="ce13"/>
          <table:table-cell table:style-name="ce20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tradeoff</text:p>
          </table:table-cell>
          <table:table-cell table:style-name="ce8" office:value-type="float" office:value="2017" calcext:value-type="float">
            <text:p>2017</text:p>
          </table:table-cell>
          <table:table-cell table:style-name="ce13" office:value-type="float" office:value="2015" calcext:value-type="float">
            <text:p>2015</text:p>
          </table:table-cell>
          <table:table-cell table:style-name="ce8" office:value-type="float" office:value="2017" calcext:value-type="float">
            <text:p>2017</text:p>
          </table:table-cell>
          <table:table-cell table:style-name="ce13" office:value-type="float" office:value="2015" calcext:value-type="float">
            <text:p>2015</text:p>
          </table:table-cell>
          <table:table-cell table:style-name="ce21"/>
        </table:table-row>
        <table:table-row table:style-name="ro1">
          <table:table-cell table:style-name="ce4" office:value-type="float" office:value="0.1" calcext:value-type="float">
            <text:p>0.1</text:p>
          </table:table-cell>
          <table:table-cell table:style-name="ce9" office:value-type="float" office:value="0.376788556575775" calcext:value-type="float">
            <text:p>0.376788556575775</text:p>
          </table:table-cell>
          <table:table-cell table:style-name="ce14" office:value-type="float" office:value="0.29022079706192" calcext:value-type="float">
            <text:p>0.29022079706192</text:p>
          </table:table-cell>
          <table:table-cell office:value-type="float" office:value="1.45316076278687" calcext:value-type="float">
            <text:p>1.45316076278687</text:p>
          </table:table-cell>
          <table:table-cell office:value-type="float" office:value="0.333949536085129" calcext:value-type="float">
            <text:p>0.333949536085129</text:p>
          </table:table-cell>
          <table:table-cell table:style-name="ce22" office:value-type="float" office:value="2.45411965250969" calcext:value-type="float">
            <text:p>2.45411965250969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01589834690094" calcext:value-type="float">
            <text:p>0.501589834690094</text:p>
          </table:table-cell>
          <table:table-cell office:value-type="float" office:value="0.343848586082458" calcext:value-type="float">
            <text:p>0.343848586082458</text:p>
          </table:table-cell>
          <table:table-cell office:value-type="float" office:value="2.14735269546509" calcext:value-type="float">
            <text:p>2.14735269546509</text:p>
          </table:table-cell>
          <table:table-cell office:value-type="float" office:value="0.719357967376709" calcext:value-type="float">
            <text:p>0.719357967376709</text:p>
          </table:table-cell>
          <table:table-cell office:value-type="float" office:value="3.71214908361435" calcext:value-type="float">
            <text:p>3.71214908361435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93004763126373" calcext:value-type="float">
            <text:p>0.593004763126373</text:p>
          </table:table-cell>
          <table:table-cell office:value-type="float" office:value="0.403785467147827" calcext:value-type="float">
            <text:p>0.403785467147827</text:p>
          </table:table-cell>
          <table:table-cell office:value-type="float" office:value="2.75951671600342" calcext:value-type="float">
            <text:p>2.75951671600342</text:p>
          </table:table-cell>
          <table:table-cell office:value-type="float" office:value="1.20960259437561" calcext:value-type="float">
            <text:p>1.20960259437561</text:p>
          </table:table-cell>
          <table:table-cell office:value-type="float" office:value="4.96590954065323" calcext:value-type="float">
            <text:p>4.96590954065323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49443566799164" calcext:value-type="float">
            <text:p>0.649443566799164</text:p>
          </table:table-cell>
          <table:table-cell office:value-type="float" office:value="0.520504742860794" calcext:value-type="float">
            <text:p>0.520504742860794</text:p>
          </table:table-cell>
          <table:table-cell office:value-type="float" office:value="3.13424944877625" calcext:value-type="float">
            <text:p>3.13424944877625</text:p>
          </table:table-cell>
          <table:table-cell office:value-type="float" office:value="1.73606359958649" calcext:value-type="float">
            <text:p>1.73606359958649</text:p>
          </table:table-cell>
          <table:table-cell office:value-type="float" office:value="6.04026135802269" calcext:value-type="float">
            <text:p>6.04026135802269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94753587245941" calcext:value-type="float">
            <text:p>0.694753587245941</text:p>
          </table:table-cell>
          <table:table-cell office:value-type="float" office:value="0.57413250207901" calcext:value-type="float">
            <text:p>0.57413250207901</text:p>
          </table:table-cell>
          <table:table-cell office:value-type="float" office:value="3.46957206726074" calcext:value-type="float">
            <text:p>3.46957206726074</text:p>
          </table:table-cell>
          <table:table-cell office:value-type="float" office:value="2.34681749343872" calcext:value-type="float">
            <text:p>2.34681749343872</text:p>
          </table:table-cell>
          <table:table-cell office:value-type="float" office:value="7.08527565002441" calcext:value-type="float">
            <text:p>7.08527565002441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10254371166229" calcext:value-type="float">
            <text:p>0.710254371166229</text:p>
          </table:table-cell>
          <table:table-cell office:value-type="float" office:value="0.621451109647751" calcext:value-type="float">
            <text:p>0.621451109647751</text:p>
          </table:table-cell>
          <table:table-cell office:value-type="float" office:value="3.94158983230591" calcext:value-type="float">
            <text:p>3.94158983230591</text:p>
          </table:table-cell>
          <table:table-cell office:value-type="float" office:value="2.94701886177063" calcext:value-type="float">
            <text:p>2.94701886177063</text:p>
          </table:table-cell>
          <table:table-cell office:value-type="float" office:value="8.22031417489052" calcext:value-type="float">
            <text:p>8.22031417489052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730524629354477" calcext:value-type="float">
            <text:p>0.730524629354477</text:p>
          </table:table-cell>
          <table:table-cell office:value-type="float" office:value="0.652996838092804" calcext:value-type="float">
            <text:p>0.652996838092804</text:p>
          </table:table-cell>
          <table:table-cell office:value-type="float" office:value="4.39246797561646" calcext:value-type="float">
            <text:p>4.39246797561646</text:p>
          </table:table-cell>
          <table:table-cell office:value-type="float" office:value="3.7817690372467" calcext:value-type="float">
            <text:p>3.7817690372467</text:p>
          </table:table-cell>
          <table:table-cell office:value-type="float" office:value="9.55775848031044" calcext:value-type="float">
            <text:p>9.55775848031044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5596185028553" calcext:value-type="float">
            <text:p>0.75596185028553</text:p>
          </table:table-cell>
          <table:table-cell office:value-type="float" office:value="0.665615141391754" calcext:value-type="float">
            <text:p>0.665615141391754</text:p>
          </table:table-cell>
          <table:table-cell office:value-type="float" office:value="4.56784248352051" calcext:value-type="float">
            <text:p>4.56784248352051</text:p>
          </table:table-cell>
          <table:table-cell office:value-type="float" office:value="3.97769355773926" calcext:value-type="float">
            <text:p>3.97769355773926</text:p>
          </table:table-cell>
          <table:table-cell office:value-type="float" office:value="9.96711303293705" calcext:value-type="float">
            <text:p>9.96711303293705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5238473713398" calcext:value-type="float">
            <text:p>0.75238473713398</text:p>
          </table:table-cell>
          <table:table-cell office:value-type="float" office:value="0.681388020515442" calcext:value-type="float">
            <text:p>0.681388020515442</text:p>
          </table:table-cell>
          <table:table-cell office:value-type="float" office:value="4.99899387359619" calcext:value-type="float">
            <text:p>4.99899387359619</text:p>
          </table:table-cell>
          <table:table-cell office:value-type="float" office:value="4.55287218093872" calcext:value-type="float">
            <text:p>4.55287218093872</text:p>
          </table:table-cell>
          <table:table-cell office:value-type="float" office:value="10.9856388121843" calcext:value-type="float">
            <text:p>10.985638812184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57949128746986" calcext:value-type="float">
            <text:p>0.757949128746986</text:p>
          </table:table-cell>
          <table:table-cell office:value-type="float" office:value="0.694006323814392" calcext:value-type="float">
            <text:p>0.694006323814392</text:p>
          </table:table-cell>
          <table:table-cell office:value-type="float" office:value="5.55253028869629" calcext:value-type="float">
            <text:p>5.55253028869629</text:p>
          </table:table-cell>
          <table:table-cell office:value-type="float" office:value="4.75727033615112" calcext:value-type="float">
            <text:p>4.75727033615112</text:p>
          </table:table-cell>
          <table:table-cell office:value-type="float" office:value="11.7617560774088" calcext:value-type="float">
            <text:p>11.761756077408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0.765103340148926" calcext:value-type="float">
            <text:p>0.765103340148926</text:p>
          </table:table-cell>
          <table:table-cell office:value-type="float" office:value="0.725552052259445" calcext:value-type="float">
            <text:p>0.725552052259445</text:p>
          </table:table-cell>
          <table:table-cell office:value-type="float" office:value="5.76858711242676" calcext:value-type="float">
            <text:p>5.76858711242676</text:p>
          </table:table-cell>
          <table:table-cell office:value-type="float" office:value="5.4726824760437" calcext:value-type="float">
            <text:p>5.4726824760437</text:p>
          </table:table-cell>
          <table:table-cell office:value-type="float" office:value="12.7319249808788" calcext:value-type="float">
            <text:p>12.73192498087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0.772655010223389" calcext:value-type="float">
            <text:p>0.772655010223389</text:p>
          </table:table-cell>
          <table:table-cell office:value-type="float" office:value="0.747634083032608" calcext:value-type="float">
            <text:p>0.747634083032608</text:p>
          </table:table-cell>
          <table:table-cell office:value-type="float" office:value="5.67382383346558" calcext:value-type="float">
            <text:p>5.67382383346558</text:p>
          </table:table-cell>
          <table:table-cell office:value-type="float" office:value="5.58651447296143" calcext:value-type="float">
            <text:p>5.58651447296143</text:p>
          </table:table-cell>
          <table:table-cell office:value-type="float" office:value="12.780627399683" calcext:value-type="float">
            <text:p>12.78062739968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0.773847371339798" calcext:value-type="float">
            <text:p>0.773847371339798</text:p>
          </table:table-cell>
          <table:table-cell office:value-type="float" office:value="0.75709779560566" calcext:value-type="float">
            <text:p>0.75709779560566</text:p>
          </table:table-cell>
          <table:table-cell office:value-type="float" office:value="5.73260307312012" calcext:value-type="float">
            <text:p>5.73260307312012</text:p>
          </table:table-cell>
          <table:table-cell office:value-type="float" office:value="6.41973876953125" calcext:value-type="float">
            <text:p>6.41973876953125</text:p>
          </table:table-cell>
          <table:table-cell office:value-type="float" office:value="13.6832870095968" calcext:value-type="float">
            <text:p>13.683287009596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0.775834664702415" calcext:value-type="float">
            <text:p>0.775834664702415</text:p>
          </table:table-cell>
          <table:table-cell office:value-type="float" office:value="0.760252371430397" calcext:value-type="float">
            <text:p>0.760252371430397</text:p>
          </table:table-cell>
          <table:table-cell office:value-type="float" office:value="5.66335773468018" calcext:value-type="float">
            <text:p>5.66335773468018</text:p>
          </table:table-cell>
          <table:table-cell office:value-type="float" office:value="6.3839282989502" calcext:value-type="float">
            <text:p>6.3839282989502</text:p>
          </table:table-cell>
          <table:table-cell office:value-type="float" office:value="13.5833730697632" calcext:value-type="float">
            <text:p>13.58337306976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781399041414261" calcext:value-type="float">
            <text:p>0.781399041414261</text:p>
          </table:table-cell>
          <table:table-cell office:value-type="float" office:value="0.772870659828186" calcext:value-type="float">
            <text:p>0.772870659828186</text:p>
          </table:table-cell>
          <table:table-cell office:value-type="float" office:value="5.774094581604" calcext:value-type="float">
            <text:p>5.774094581604</text:p>
          </table:table-cell>
          <table:table-cell office:value-type="float" office:value="6.54654550552368" calcext:value-type="float">
            <text:p>6.54654550552368</text:p>
          </table:table-cell>
          <table:table-cell office:value-type="float" office:value="13.8749097883701" calcext:value-type="float">
            <text:p>13.8749097883701</text:p>
          </table:table-cell>
        </table:table-row>
        <table:table-row table:style-name="ro1">
          <table:table-cell office:value-type="float" office:value="2.25" calcext:value-type="float">
            <text:p>2.25</text:p>
          </table:table-cell>
          <table:table-cell office:value-type="float" office:value="0.779411762952805" calcext:value-type="float">
            <text:p>0.779411762952805</text:p>
          </table:table-cell>
          <table:table-cell office:value-type="float" office:value="0.782334387302399" calcext:value-type="float">
            <text:p>0.782334387302399</text:p>
          </table:table-cell>
          <table:table-cell office:value-type="float" office:value="5.62542295455933" calcext:value-type="float">
            <text:p>5.62542295455933</text:p>
          </table:table-cell>
          <table:table-cell office:value-type="float" office:value="7.02637624740601" calcext:value-type="float">
            <text:p>7.02637624740601</text:p>
          </table:table-cell>
          <table:table-cell office:value-type="float" office:value="14.2135453522205" calcext:value-type="float">
            <text:p>14.21354535222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0.778219401836395" calcext:value-type="float">
            <text:p>0.778219401836395</text:p>
          </table:table-cell>
          <table:table-cell office:value-type="float" office:value="0.79179809987545" calcext:value-type="float">
            <text:p>0.79179809987545</text:p>
          </table:table-cell>
          <table:table-cell office:value-type="float" office:value="5.61789178848267" calcext:value-type="float">
            <text:p>5.61789178848267</text:p>
          </table:table-cell>
          <table:table-cell office:value-type="float" office:value="7.00559616088867" calcext:value-type="float">
            <text:p>7.00559616088867</text:p>
          </table:table-cell>
          <table:table-cell office:value-type="float" office:value="14.1935054510832" calcext:value-type="float">
            <text:p>14.1935054510832</text:p>
          </table:table-cell>
        </table:table-row>
        <table:table-row table:style-name="ro1">
          <table:table-cell office:value-type="float" office:value="2.75" calcext:value-type="float">
            <text:p>2.75</text:p>
          </table:table-cell>
          <table:table-cell office:value-type="float" office:value="0.781399041414261" calcext:value-type="float">
            <text:p>0.781399041414261</text:p>
          </table:table-cell>
          <table:table-cell office:value-type="float" office:value="0.801261827349663" calcext:value-type="float">
            <text:p>0.801261827349663</text:p>
          </table:table-cell>
          <table:table-cell office:value-type="float" office:value="5.68480539321899" calcext:value-type="float">
            <text:p>5.68480539321899</text:p>
          </table:table-cell>
          <table:table-cell office:value-type="float" office:value="7.41402387619019" calcext:value-type="float">
            <text:p>7.41402387619019</text:p>
          </table:table-cell>
          <table:table-cell office:value-type="float" office:value="14.6814901381731" calcext:value-type="float">
            <text:p>14.681490138173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780604138970375" calcext:value-type="float">
            <text:p>0.780604138970375</text:p>
          </table:table-cell>
          <table:table-cell office:value-type="float" office:value="0.807570978999138" calcext:value-type="float">
            <text:p>0.807570978999138</text:p>
          </table:table-cell>
          <table:table-cell office:value-type="float" office:value="5.76928043365479" calcext:value-type="float">
            <text:p>5.76928043365479</text:p>
          </table:table-cell>
          <table:table-cell office:value-type="float" office:value="7.48490953445435" calcext:value-type="float">
            <text:p>7.48490953445435</text:p>
          </table:table-cell>
          <table:table-cell office:value-type="float" office:value="14.8423650860786" calcext:value-type="float">
            <text:p>14.8423650860786</text:p>
          </table:table-cell>
        </table:table-row>
        <table:table-row table:style-name="ro1">
          <table:table-cell office:value-type="float" office:value="3.25" calcext:value-type="float">
            <text:p>3.25</text:p>
          </table:table-cell>
          <table:table-cell office:value-type="float" office:value="0.779809221625328" calcext:value-type="float">
            <text:p>0.779809221625328</text:p>
          </table:table-cell>
          <table:table-cell office:value-type="float" office:value="0.817034706473351" calcext:value-type="float">
            <text:p>0.817034706473351</text:p>
          </table:table-cell>
          <table:table-cell office:value-type="float" office:value="5.85667037963867" calcext:value-type="float">
            <text:p>5.85667037963867</text:p>
          </table:table-cell>
          <table:table-cell office:value-type="float" office:value="8.00581645965576" calcext:value-type="float">
            <text:p>8.00581645965576</text:p>
          </table:table-cell>
          <table:table-cell office:value-type="float" office:value="15.4593307673931" calcext:value-type="float">
            <text:p>15.4593307673931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0.780604138970375" calcext:value-type="float">
            <text:p>0.780604138970375</text:p>
          </table:table-cell>
          <table:table-cell office:value-type="float" office:value="0.820189267396927" calcext:value-type="float">
            <text:p>0.820189267396927</text:p>
          </table:table-cell>
          <table:table-cell office:value-type="float" office:value="5.85998344421387" calcext:value-type="float">
            <text:p>5.85998344421387</text:p>
          </table:table-cell>
          <table:table-cell office:value-type="float" office:value="8.17351150512695" calcext:value-type="float">
            <text:p>8.17351150512695</text:p>
          </table:table-cell>
          <table:table-cell office:value-type="float" office:value="15.6342883557081" calcext:value-type="float">
            <text:p>15.6342883557081</text:p>
          </table:table-cell>
        </table:table-row>
        <table:table-row table:style-name="ro1">
          <table:table-cell office:value-type="float" office:value="3.75" calcext:value-type="float">
            <text:p>3.75</text:p>
          </table:table-cell>
          <table:table-cell office:value-type="float" office:value="0.778616845607758" calcext:value-type="float">
            <text:p>0.778616845607758</text:p>
          </table:table-cell>
          <table:table-cell office:value-type="float" office:value="0.826498419046402" calcext:value-type="float">
            <text:p>0.826498419046402</text:p>
          </table:table-cell>
          <table:table-cell office:value-type="float" office:value="5.82862901687622" calcext:value-type="float">
            <text:p>5.82862901687622</text:p>
          </table:table-cell>
          <table:table-cell office:value-type="float" office:value="8.31880474090576" calcext:value-type="float">
            <text:p>8.31880474090576</text:p>
          </table:table-cell>
          <table:table-cell office:value-type="float" office:value="15.7525490224361" calcext:value-type="float">
            <text:p>15.75254902243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778616845607758" calcext:value-type="float">
            <text:p>0.778616845607758</text:p>
          </table:table-cell>
          <table:table-cell office:value-type="float" office:value="0.82965299487114" calcext:value-type="float">
            <text:p>0.82965299487114</text:p>
          </table:table-cell>
          <table:table-cell office:value-type="float" office:value="5.97422218322754" calcext:value-type="float">
            <text:p>5.97422218322754</text:p>
          </table:table-cell>
          <table:table-cell office:value-type="float" office:value="8.32794284820557" calcext:value-type="float">
            <text:p>8.32794284820557</text:p>
          </table:table-cell>
          <table:table-cell office:value-type="float" office:value="15.910434871912" calcext:value-type="float">
            <text:p>15.910434871912</text:p>
          </table:table-cell>
        </table:table-row>
        <table:table-row table:style-name="ro1">
          <table:table-cell office:value-type="float" office:value="4.25" calcext:value-type="float">
            <text:p>4.25</text:p>
          </table:table-cell>
          <table:table-cell office:value-type="float" office:value="0.778616845607758" calcext:value-type="float">
            <text:p>0.778616845607758</text:p>
          </table:table-cell>
          <table:table-cell office:value-type="float" office:value="0.839116722345352" calcext:value-type="float">
            <text:p>0.839116722345352</text:p>
          </table:table-cell>
          <table:table-cell office:value-type="float" office:value="5.93703174591064" calcext:value-type="float">
            <text:p>5.93703174591064</text:p>
          </table:table-cell>
          <table:table-cell office:value-type="float" office:value="8.24549770355225" calcext:value-type="float">
            <text:p>8.24549770355225</text:p>
          </table:table-cell>
          <table:table-cell office:value-type="float" office:value="15.800263017416" calcext:value-type="float">
            <text:p>15.80026301741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0.779411762952805" calcext:value-type="float">
            <text:p>0.779411762952805</text:p>
          </table:table-cell>
          <table:table-cell office:value-type="float" office:value="0.845425873994827" calcext:value-type="float">
            <text:p>0.845425873994827</text:p>
          </table:table-cell>
          <table:table-cell office:value-type="float" office:value="5.8896017074585" calcext:value-type="float">
            <text:p>5.8896017074585</text:p>
          </table:table-cell>
          <table:table-cell office:value-type="float" office:value="8.55401134490967" calcext:value-type="float">
            <text:p>8.55401134490967</text:p>
          </table:table-cell>
          <table:table-cell office:value-type="float" office:value="16.0684506893158" calcext:value-type="float">
            <text:p>16.0684506893158</text:p>
          </table:table-cell>
        </table:table-row>
        <table:table-row table:style-name="ro1">
          <table:table-cell office:value-type="float" office:value="4.75" calcext:value-type="float">
            <text:p>4.75</text:p>
          </table:table-cell>
          <table:table-cell office:value-type="float" office:value="0.781001582741737" calcext:value-type="float">
            <text:p>0.781001582741737</text:p>
          </table:table-cell>
          <table:table-cell office:value-type="float" office:value="0.845425873994827" calcext:value-type="float">
            <text:p>0.845425873994827</text:p>
          </table:table-cell>
          <table:table-cell office:value-type="float" office:value="5.76416826248169" calcext:value-type="float">
            <text:p>5.76416826248169</text:p>
          </table:table-cell>
          <table:table-cell office:value-type="float" office:value="8.483323097229" calcext:value-type="float">
            <text:p>8.483323097229</text:p>
          </table:table-cell>
          <table:table-cell office:value-type="float" office:value="15.8739188164473" calcext:value-type="float">
            <text:p>15.873918816447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1" office:value-type="float" office:value="0.781001582741737" calcext:value-type="float">
            <text:p>0.781001582741737</text:p>
          </table:table-cell>
          <table:table-cell table:style-name="ce16" office:value-type="float" office:value="0.845425873994827" calcext:value-type="float">
            <text:p>0.845425873994827</text:p>
          </table:table-cell>
          <table:table-cell office:value-type="float" office:value="5.98832988739014" calcext:value-type="float">
            <text:p>5.98832988739014</text:p>
          </table:table-cell>
          <table:table-cell office:value-type="float" office:value="8.53919792175293" calcext:value-type="float">
            <text:p>8.53919792175293</text:p>
          </table:table-cell>
          <table:table-cell table:style-name="ce24" office:value-type="float" office:value="16.1539552658796" calcext:value-type="float">
            <text:p>16.1539552658796</text:p>
          </table:table-cell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office:value-type="float" office:value="19.7488076239824" calcext:value-type="float">
            <text:p>19.7488076239824</text:p>
          </table:table-cell>
          <table:table-cell table:style-name="ce17" office:value-type="float" office:value="19.0630915164948" calcext:value-type="float">
            <text:p>19.0630915164948</text:p>
          </table:table-cell>
          <table:table-cell table:style-name="ce12" office:value-type="float" office:value="134.825779676437" calcext:value-type="float">
            <text:p>134.825779676437</text:p>
          </table:table-cell>
          <table:table-cell table:style-name="ce17" office:value-type="float" office:value="152.350836127996" calcext:value-type="float">
            <text:p>152.350836127996</text:p>
          </table:table-cell>
          <table:table-cell table:style-name="ce25" office:value-type="float" office:value="325.988514944911" calcext:value-type="float">
            <text:p>325.988514944911</text:p>
          </table:table-cell>
        </table:table-row>
      </table:table>
      <table:named-expressions/>
      <table:database-ranges>
        <table:database-range table:name="__Anonymous_Sheet_DB__2" table:target-range-address="Sheet1.B2:Sheet1.AC271" table:contains-header="false">
          <table:sort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'Pivot Table_Sheet1_1'.A1:'Pivot Table_Sheet1_1'.F31" table:buttons="'Pivot Table_Sheet1_1'.A3 'Pivot Table_Sheet1_1'.B1 'Pivot Table_Sheet1_1'.C1" table:show-filter-button="false" table:drill-down-on-double-click="false">
          <table:source-cell-range table:cell-range-address="Sheet1.A1:Sheet1.D541"/>
          <table:data-pilot-field table:source-field-name="what" table:orientation="column" table:used-hierarchy="0" table:function="auto">
            <table:data-pilot-level table:show-empty="false" calcext:repeat-item-labels="false">
              <table:data-pilot-members>
                <table:data-pilot-member table:name="Average confidence on flows" table:display="false" table:show-details="true"/>
                <table:data-pilot-member table:name="Average confidence on original flows" table:display="false" table:show-details="true"/>
                <table:data-pilot-member table:name="Average confidence on original packets" table:display="false" table:show-details="true"/>
                <table:data-pilot-member table:name="Average confidence on packets" table:display="false" table:show-details="true"/>
                <table:data-pilot-member table:name="Average distance" table:display="true" table:show-details="true"/>
                <table:data-pilot-member table:name="Average inf. distance" table:display="false" table:show-details="true"/>
                <table:data-pilot-member table:name="Number of attack samples" table:display="false" table:show-details="true"/>
                <table:data-pilot-member table:name="Ratio of successful adversarial attacks on flows" table:display="true" table:show-details="true"/>
                <table:data-pilot-member table:name="Ratio of successful adversarial attacks on packets" table:display="false" table:show-details="true"/>
                <table:data-pilot-member table:name="Tradeoff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s" table:orientation="column" table:used-hierarchy="0" table:function="auto">
            <table:data-pilot-level table:show-empty="false" calcext:repeat-item-labels="false">
              <table:data-pilot-members>
                <table:data-pilot-member table:name="2015" table:display="true" table:show-details="true"/>
                <table:data-pilot-member table:name="20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radeoff" table:orientation="row" table:used-hierarchy="0" table:function="auto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2" table:display="true" table:show-details="true"/>
                <table:data-pilot-member table:name="0.3" table:display="true" table:show-details="true"/>
                <table:data-pilot-member table:name="0.4" table:display="true" table:show-details="true"/>
                <table:data-pilot-member table:name="0.5" table:display="true" table:show-details="true"/>
                <table:data-pilot-member table:name="0.6" table:display="true" table:show-details="true"/>
                <table:data-pilot-member table:name="0.7" table:display="true" table:show-details="true"/>
                <table:data-pilot-member table:name="0.8" table:display="true" table:show-details="true"/>
                <table:data-pilot-member table:name="0.9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4" table:display="true" table:show-details="true"/>
                <table:data-pilot-member table:name="1.6" table:display="true" table:show-details="true"/>
                <table:data-pilot-member table:name="1.8" table:display="true" table:show-details="true"/>
                <table:data-pilot-member table:name="2" table:display="true" table:show-details="true"/>
                <table:data-pilot-member table:name="2.25" table:display="true" table:show-details="true"/>
                <table:data-pilot-member table:name="2.5" table:display="true" table:show-details="true"/>
                <table:data-pilot-member table:name="2.75" table:display="true" table:show-details="true"/>
                <table:data-pilot-member table:name="3" table:display="true" table:show-details="true"/>
                <table:data-pilot-member table:name="3.25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4" table:display="true" table:show-details="true"/>
                <table:data-pilot-member table:name="4.25" table:display="true" table:show-details="true"/>
                <table:data-pilot-member table:name="4.5" table:display="true" table:show-details="true"/>
                <table:data-pilot-member table:name="4.75" table:display="true" table:show-details="true"/>
                <table:data-pilot-member table:name="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res" table:orientation="data" table:used-hierarchy="0" table:function="sum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153914555907249" table:display="true" table:show-details="true"/>
                <table:data-pilot-member table:name="0.164797425270081" table:display="true" table:show-details="true"/>
                <table:data-pilot-member table:name="0.168673992156982" table:display="true" table:show-details="true"/>
                <table:data-pilot-member table:name="0.17147071659565" table:display="true" table:show-details="true"/>
                <table:data-pilot-member table:name="0.172228038311005" table:display="true" table:show-details="true"/>
                <table:data-pilot-member table:name="0.173779174685478" table:display="true" table:show-details="true"/>
                <table:data-pilot-member table:name="0.174012765288353" table:display="true" table:show-details="true"/>
                <table:data-pilot-member table:name="0.174920380115509" table:display="true" table:show-details="true"/>
                <table:data-pilot-member table:name="0.174954205751419" table:display="true" table:show-details="true"/>
                <table:data-pilot-member table:name="0.175673767924309" table:display="true" table:show-details="true"/>
                <table:data-pilot-member table:name="0.175902187824249" table:display="true" table:show-details="true"/>
                <table:data-pilot-member table:name="0.175917237997055" table:display="true" table:show-details="true"/>
                <table:data-pilot-member table:name="0.176329329609871" table:display="true" table:show-details="true"/>
                <table:data-pilot-member table:name="0.176634132862091" table:display="true" table:show-details="true"/>
                <table:data-pilot-member table:name="0.177159249782562" table:display="true" table:show-details="true"/>
                <table:data-pilot-member table:name="0.177226901054382" table:display="true" table:show-details="true"/>
                <table:data-pilot-member table:name="0.177349805831909" table:display="true" table:show-details="true"/>
                <table:data-pilot-member table:name="0.177460178732872" table:display="true" table:show-details="true"/>
                <table:data-pilot-member table:name="0.177510499954224" table:display="true" table:show-details="true"/>
                <table:data-pilot-member table:name="0.177627578377724" table:display="true" table:show-details="true"/>
                <table:data-pilot-member table:name="0.178015381097794" table:display="true" table:show-details="true"/>
                <table:data-pilot-member table:name="0.178622782230377" table:display="true" table:show-details="true"/>
                <table:data-pilot-member table:name="0.179040104150772" table:display="true" table:show-details="true"/>
                <table:data-pilot-member table:name="0.180174946784973" table:display="true" table:show-details="true"/>
                <table:data-pilot-member table:name="0.180336117744446" table:display="true" table:show-details="true"/>
                <table:data-pilot-member table:name="0.182148858904839" table:display="true" table:show-details="true"/>
                <table:data-pilot-member table:name="0.2" table:display="true" table:show-details="true"/>
                <table:data-pilot-member table:name="0.209201216697693" table:display="true" table:show-details="true"/>
                <table:data-pilot-member table:name="0.212662905454636" table:display="true" table:show-details="true"/>
                <table:data-pilot-member table:name="0.246836394071579" table:display="true" table:show-details="true"/>
                <table:data-pilot-member table:name="0.275349020957947" table:display="true" table:show-details="true"/>
                <table:data-pilot-member table:name="0.29022079706192" table:display="true" table:show-details="true"/>
                <table:data-pilot-member table:name="0.3" table:display="true" table:show-details="true"/>
                <table:data-pilot-member table:name="0.319815456867218" table:display="true" table:show-details="true"/>
                <table:data-pilot-member table:name="0.333949536085129" table:display="true" table:show-details="true"/>
                <table:data-pilot-member table:name="0.343848586082458" table:display="true" table:show-details="true"/>
                <table:data-pilot-member table:name="0.352052956819534" table:display="true" table:show-details="true"/>
                <table:data-pilot-member table:name="0.352213054895401" table:display="true" table:show-details="true"/>
                <table:data-pilot-member table:name="0.356037110090256" table:display="true" table:show-details="true"/>
                <table:data-pilot-member table:name="0.358188480138779" table:display="true" table:show-details="true"/>
                <table:data-pilot-member table:name="0.358434438705444" table:display="true" table:show-details="true"/>
                <table:data-pilot-member table:name="0.36039724946022" table:display="true" table:show-details="true"/>
                <table:data-pilot-member table:name="0.361076802015305" table:display="true" table:show-details="true"/>
                <table:data-pilot-member table:name="0.362909823656082" table:display="true" table:show-details="true"/>
                <table:data-pilot-member table:name="0.363226473331451" table:display="true" table:show-details="true"/>
                <table:data-pilot-member table:name="0.364162683486938" table:display="true" table:show-details="true"/>
                <table:data-pilot-member table:name="0.3642917573452" table:display="true" table:show-details="true"/>
                <table:data-pilot-member table:name="0.364788353443146" table:display="true" table:show-details="true"/>
                <table:data-pilot-member table:name="0.365214556455612" table:display="true" table:show-details="true"/>
                <table:data-pilot-member table:name="0.365334868431091" table:display="true" table:show-details="true"/>
                <table:data-pilot-member table:name="0.365583688020706" table:display="true" table:show-details="true"/>
                <table:data-pilot-member table:name="0.365594416856766" table:display="true" table:show-details="true"/>
                <table:data-pilot-member table:name="0.366286098957062" table:display="true" table:show-details="true"/>
                <table:data-pilot-member table:name="0.367523670196533" table:display="true" table:show-details="true"/>
                <table:data-pilot-member table:name="0.367752492427826" table:display="true" table:show-details="true"/>
                <table:data-pilot-member table:name="0.368099600076675" table:display="true" table:show-details="true"/>
                <table:data-pilot-member table:name="0.368133336305618" table:display="true" table:show-details="true"/>
                <table:data-pilot-member table:name="0.369124710559845" table:display="true" table:show-details="true"/>
                <table:data-pilot-member table:name="0.369420975446701" table:display="true" table:show-details="true"/>
                <table:data-pilot-member table:name="0.369611889123917" table:display="true" table:show-details="true"/>
                <table:data-pilot-member table:name="0.369959563016891" table:display="true" table:show-details="true"/>
                <table:data-pilot-member table:name="0.370883226394653" table:display="true" table:show-details="true"/>
                <table:data-pilot-member table:name="0.374298095703125" table:display="true" table:show-details="true"/>
                <table:data-pilot-member table:name="0.374764293432236" table:display="true" table:show-details="true"/>
                <table:data-pilot-member table:name="0.376380264759064" table:display="true" table:show-details="true"/>
                <table:data-pilot-member table:name="0.376788556575775" table:display="true" table:show-details="true"/>
                <table:data-pilot-member table:name="0.377457618713379" table:display="true" table:show-details="true"/>
                <table:data-pilot-member table:name="0.378347516059875" table:display="true" table:show-details="true"/>
                <table:data-pilot-member table:name="0.38020196557045" table:display="true" table:show-details="true"/>
                <table:data-pilot-member table:name="0.382163107395172" table:display="true" table:show-details="true"/>
                <table:data-pilot-member table:name="0.383790165185928" table:display="true" table:show-details="true"/>
                <table:data-pilot-member table:name="0.385348320007324" table:display="true" table:show-details="true"/>
                <table:data-pilot-member table:name="0.388994067907333" table:display="true" table:show-details="true"/>
                <table:data-pilot-member table:name="0.39180999994278" table:display="true" table:show-details="true"/>
                <table:data-pilot-member table:name="0.4" table:display="true" table:show-details="true"/>
                <table:data-pilot-member table:name="0.400312870740891" table:display="true" table:show-details="true"/>
                <table:data-pilot-member table:name="0.400888115167618" table:display="true" table:show-details="true"/>
                <table:data-pilot-member table:name="0.403067052364349" table:display="true" table:show-details="true"/>
                <table:data-pilot-member table:name="0.403785467147827" table:display="true" table:show-details="true"/>
                <table:data-pilot-member table:name="0.412474036216736" table:display="true" table:show-details="true"/>
                <table:data-pilot-member table:name="0.413008153438568" table:display="true" table:show-details="true"/>
                <table:data-pilot-member table:name="0.417847454547882" table:display="true" table:show-details="true"/>
                <table:data-pilot-member table:name="0.425415903329849" table:display="true" table:show-details="true"/>
                <table:data-pilot-member table:name="0.426440209150314" table:display="true" table:show-details="true"/>
                <table:data-pilot-member table:name="0.439018756151199" table:display="true" table:show-details="true"/>
                <table:data-pilot-member table:name="0.442427426576614" table:display="true" table:show-details="true"/>
                <table:data-pilot-member table:name="0.445760577917099" table:display="true" table:show-details="true"/>
                <table:data-pilot-member table:name="0.448277831077576" table:display="true" table:show-details="true"/>
                <table:data-pilot-member table:name="0.448446214199066" table:display="true" table:show-details="true"/>
                <table:data-pilot-member table:name="0.449925720691681" table:display="true" table:show-details="true"/>
                <table:data-pilot-member table:name="0.449962913990021" table:display="true" table:show-details="true"/>
                <table:data-pilot-member table:name="0.451439380645752" table:display="true" table:show-details="true"/>
                <table:data-pilot-member table:name="0.453593254089356" table:display="true" table:show-details="true"/>
                <table:data-pilot-member table:name="0.457466602325439" table:display="true" table:show-details="true"/>
                <table:data-pilot-member table:name="0.459644585847855" table:display="true" table:show-details="true"/>
                <table:data-pilot-member table:name="0.460517287254334" table:display="true" table:show-details="true"/>
                <table:data-pilot-member table:name="0.461620509624481" table:display="true" table:show-details="true"/>
                <table:data-pilot-member table:name="0.464392334222794" table:display="true" table:show-details="true"/>
                <table:data-pilot-member table:name="0.464398801326752" table:display="true" table:show-details="true"/>
                <table:data-pilot-member table:name="0.465616017580032" table:display="true" table:show-details="true"/>
                <table:data-pilot-member table:name="0.470055013895035" table:display="true" table:show-details="true"/>
                <table:data-pilot-member table:name="0.471401244401932" table:display="true" table:show-details="true"/>
                <table:data-pilot-member table:name="0.474109917879105" table:display="true" table:show-details="true"/>
                <table:data-pilot-member table:name="0.48083370923996" table:display="true" table:show-details="true"/>
                <table:data-pilot-member table:name="0.485619723796845" table:display="true" table:show-details="true"/>
                <table:data-pilot-member table:name="0.489602774381638" table:display="true" table:show-details="true"/>
                <table:data-pilot-member table:name="0.49484783411026" table:display="true" table:show-details="true"/>
                <table:data-pilot-member table:name="0.49612683057785" table:display="true" table:show-details="true"/>
                <table:data-pilot-member table:name="0.5" table:display="true" table:show-details="true"/>
                <table:data-pilot-member table:name="0.501589834690094" table:display="true" table:show-details="true"/>
                <table:data-pilot-member table:name="0.505378812551498" table:display="true" table:show-details="true"/>
                <table:data-pilot-member table:name="0.507424533367157" table:display="true" table:show-details="true"/>
                <table:data-pilot-member table:name="0.512096583843231" table:display="true" table:show-details="true"/>
                <table:data-pilot-member table:name="0.520504742860794" table:display="true" table:show-details="true"/>
                <table:data-pilot-member table:name="0.521132588386536" table:display="true" table:show-details="true"/>
                <table:data-pilot-member table:name="0.528199195861816" table:display="true" table:show-details="true"/>
                <table:data-pilot-member table:name="0.528267323970795" table:display="true" table:show-details="true"/>
                <table:data-pilot-member table:name="0.538159608840942" table:display="true" table:show-details="true"/>
                <table:data-pilot-member table:name="0.544937908649445" table:display="true" table:show-details="true"/>
                <table:data-pilot-member table:name="0.548097133636475" table:display="true" table:show-details="true"/>
                <table:data-pilot-member table:name="0.562371253967285" table:display="true" table:show-details="true"/>
                <table:data-pilot-member table:name="0.563856899738312" table:display="true" table:show-details="true"/>
                <table:data-pilot-member table:name="0.57316529750824" table:display="true" table:show-details="true"/>
                <table:data-pilot-member table:name="0.57413250207901" table:display="true" table:show-details="true"/>
                <table:data-pilot-member table:name="0.578622102737427" table:display="true" table:show-details="true"/>
                <table:data-pilot-member table:name="0.593004763126373" table:display="true" table:show-details="true"/>
                <table:data-pilot-member table:name="0.6" table:display="true" table:show-details="true"/>
                <table:data-pilot-member table:name="0.603814780712128" table:display="true" table:show-details="true"/>
                <table:data-pilot-member table:name="0.606483101844788" table:display="true" table:show-details="true"/>
                <table:data-pilot-member table:name="0.607690542936325" table:display="true" table:show-details="true"/>
                <table:data-pilot-member table:name="0.621451109647751" table:display="true" table:show-details="true"/>
                <table:data-pilot-member table:name="0.627603560686111" table:display="true" table:show-details="true"/>
                <table:data-pilot-member table:name="0.632757484912872" table:display="true" table:show-details="true"/>
                <table:data-pilot-member table:name="0.632927119731903" table:display="true" table:show-details="true"/>
                <table:data-pilot-member table:name="0.641794472932816" table:display="true" table:show-details="true"/>
                <table:data-pilot-member table:name="0.645440816879272" table:display="true" table:show-details="true"/>
                <table:data-pilot-member table:name="0.649443566799164" table:display="true" table:show-details="true"/>
                <table:data-pilot-member table:name="0.652996838092804" table:display="true" table:show-details="true"/>
                <table:data-pilot-member table:name="0.653412282466888" table:display="true" table:show-details="true"/>
                <table:data-pilot-member table:name="0.655069798231125" table:display="true" table:show-details="true"/>
                <table:data-pilot-member table:name="0.661936372518539" table:display="true" table:show-details="true"/>
                <table:data-pilot-member table:name="0.665615141391754" table:display="true" table:show-details="true"/>
                <table:data-pilot-member table:name="0.667429625988007" table:display="true" table:show-details="true"/>
                <table:data-pilot-member table:name="0.668357789516449" table:display="true" table:show-details="true"/>
                <table:data-pilot-member table:name="0.673609524965286" table:display="true" table:show-details="true"/>
                <table:data-pilot-member table:name="0.677500575780869" table:display="true" table:show-details="true"/>
                <table:data-pilot-member table:name="0.681388020515442" table:display="true" table:show-details="true"/>
                <table:data-pilot-member table:name="0.682536035776138" table:display="true" table:show-details="true"/>
                <table:data-pilot-member table:name="0.689173728227615" table:display="true" table:show-details="true"/>
                <table:data-pilot-member table:name="0.693522542715073" table:display="true" table:show-details="true"/>
                <table:data-pilot-member table:name="0.694006323814392" table:display="true" table:show-details="true"/>
                <table:data-pilot-member table:name="0.694753587245941" table:display="true" table:show-details="true"/>
                <table:data-pilot-member table:name="0.698100239038467" table:display="true" table:show-details="true"/>
                <table:data-pilot-member table:name="0.7" table:display="true" table:show-details="true"/>
                <table:data-pilot-member table:name="0.701533526182175" table:display="true" table:show-details="true"/>
                <table:data-pilot-member table:name="0.703364610671997" table:display="true" table:show-details="true"/>
                <table:data-pilot-member table:name="0.705191373825073" table:display="true" table:show-details="true"/>
                <table:data-pilot-member table:name="0.706111252307892" table:display="true" table:show-details="true"/>
                <table:data-pilot-member table:name="0.707026779651642" table:display="true" table:show-details="true"/>
                <table:data-pilot-member table:name="0.708331882953644" table:display="true" table:show-details="true"/>
                <table:data-pilot-member table:name="0.709544509649277" table:display="true" table:show-details="true"/>
                <table:data-pilot-member table:name="0.710254371166229" table:display="true" table:show-details="true"/>
                <table:data-pilot-member table:name="0.719357967376709" table:display="true" table:show-details="true"/>
                <table:data-pilot-member table:name="0.725552052259445" table:display="true" table:show-details="true"/>
                <table:data-pilot-member table:name="0.730524629354477" table:display="true" table:show-details="true"/>
                <table:data-pilot-member table:name="0.744166016578674" table:display="true" table:show-details="true"/>
                <table:data-pilot-member table:name="0.747634083032608" table:display="true" table:show-details="true"/>
                <table:data-pilot-member table:name="0.75238473713398" table:display="true" table:show-details="true"/>
                <table:data-pilot-member table:name="0.75596185028553" table:display="true" table:show-details="true"/>
                <table:data-pilot-member table:name="0.75709779560566" table:display="true" table:show-details="true"/>
                <table:data-pilot-member table:name="0.757949128746986" table:display="true" table:show-details="true"/>
                <table:data-pilot-member table:name="0.760252371430397" table:display="true" table:show-details="true"/>
                <table:data-pilot-member table:name="0.765103340148926" table:display="true" table:show-details="true"/>
                <table:data-pilot-member table:name="0.772655010223389" table:display="true" table:show-details="true"/>
                <table:data-pilot-member table:name="0.772870659828186" table:display="true" table:show-details="true"/>
                <table:data-pilot-member table:name="0.773847371339798" table:display="true" table:show-details="true"/>
                <table:data-pilot-member table:name="0.775834664702415" table:display="true" table:show-details="true"/>
                <table:data-pilot-member table:name="0.778219401836395" table:display="true" table:show-details="true"/>
                <table:data-pilot-member table:name="0.778616845607758" table:display="true" table:show-details="true"/>
                <table:data-pilot-member table:name="0.779411762952805" table:display="true" table:show-details="true"/>
                <table:data-pilot-member table:name="0.779809221625328" table:display="true" table:show-details="true"/>
                <table:data-pilot-member table:name="0.780604138970375" table:display="true" table:show-details="true"/>
                <table:data-pilot-member table:name="0.781001582741737" table:display="true" table:show-details="true"/>
                <table:data-pilot-member table:name="0.781399041414261" table:display="true" table:show-details="true"/>
                <table:data-pilot-member table:name="0.782334387302399" table:display="true" table:show-details="true"/>
                <table:data-pilot-member table:name="0.79179809987545" table:display="true" table:show-details="true"/>
                <table:data-pilot-member table:name="0.794348508119583" table:display="true" table:show-details="true"/>
                <table:data-pilot-member table:name="0.8" table:display="true" table:show-details="true"/>
                <table:data-pilot-member table:name="0.801261827349663" table:display="true" table:show-details="true"/>
                <table:data-pilot-member table:name="0.804197192192078" table:display="true" table:show-details="true"/>
                <table:data-pilot-member table:name="0.807570978999138" table:display="true" table:show-details="true"/>
                <table:data-pilot-member table:name="0.817034706473351" table:display="true" table:show-details="true"/>
                <table:data-pilot-member table:name="0.820189267396927" table:display="true" table:show-details="true"/>
                <table:data-pilot-member table:name="0.826498419046402" table:display="true" table:show-details="true"/>
                <table:data-pilot-member table:name="0.82965299487114" table:display="true" table:show-details="true"/>
                <table:data-pilot-member table:name="0.837600827217102" table:display="true" table:show-details="true"/>
                <table:data-pilot-member table:name="0.839116722345352" table:display="true" table:show-details="true"/>
                <table:data-pilot-member table:name="0.843329668045044" table:display="true" table:show-details="true"/>
                <table:data-pilot-member table:name="0.845425873994827" table:display="true" table:show-details="true"/>
                <table:data-pilot-member table:name="0.85209459066391" table:display="true" table:show-details="true"/>
                <table:data-pilot-member table:name="0.871488124132156" table:display="true" table:show-details="true"/>
                <table:data-pilot-member table:name="0.872733175754547" table:display="true" table:show-details="true"/>
                <table:data-pilot-member table:name="0.874086499214172" table:display="true" table:show-details="true"/>
                <table:data-pilot-member table:name="0.875656366348267" table:display="true" table:show-details="true"/>
                <table:data-pilot-member table:name="0.875818759202957" table:display="true" table:show-details="true"/>
                <table:data-pilot-member table:name="0.876089431345463" table:display="true" table:show-details="true"/>
                <table:data-pilot-member table:name="0.876197695732117" table:display="true" table:show-details="true"/>
                <table:data-pilot-member table:name="0.876522488892078" table:display="true" table:show-details="true"/>
                <table:data-pilot-member table:name="0.876684889197349" table:display="true" table:show-details="true"/>
                <table:data-pilot-member table:name="0.877063825726509" table:display="true" table:show-details="true"/>
                <table:data-pilot-member table:name="0.877280354499817" table:display="true" table:show-details="true"/>
                <table:data-pilot-member table:name="0.87776755541563" table:display="true" table:show-details="true"/>
                <table:data-pilot-member table:name="0.877875819802284" table:display="true" table:show-details="true"/>
                <table:data-pilot-member table:name="0.878525413572788" table:display="true" table:show-details="true"/>
                <table:data-pilot-member table:name="0.878741949796677" table:display="true" table:show-details="true"/>
                <table:data-pilot-member table:name="0.879012614488602" table:display="true" table:show-details="true"/>
                <table:data-pilot-member table:name="0.879175014793873" table:display="true" table:show-details="true"/>
                <table:data-pilot-member table:name="0.879662208259106" table:display="true" table:show-details="true"/>
                <table:data-pilot-member table:name="0.880474202334881" table:display="true" table:show-details="true"/>
                <table:data-pilot-member table:name="0.881665132939816" table:display="true" table:show-details="true"/>
                <table:data-pilot-member table:name="0.882477127015591" table:display="true" table:show-details="true"/>
                <table:data-pilot-member table:name="0.883180856704712" table:display="true" table:show-details="true"/>
                <table:data-pilot-member table:name="0.886049911379814" table:display="true" table:show-details="true"/>
                <table:data-pilot-member table:name="0.888918966054916" table:display="true" table:show-details="true"/>
                <table:data-pilot-member table:name="0.9" table:display="true" table:show-details="true"/>
                <table:data-pilot-member table:name="0.961777091026306" table:display="true" table:show-details="true"/>
                <table:data-pilot-member table:name="0.988199949264526" table:display="true" table:show-details="true"/>
                <table:data-pilot-member table:name="1" table:display="true" table:show-details="true"/>
                <table:data-pilot-member table:name="1.17943024635315" table:display="true" table:show-details="true"/>
                <table:data-pilot-member table:name="1.2" table:display="true" table:show-details="true"/>
                <table:data-pilot-member table:name="1.20960259437561" table:display="true" table:show-details="true"/>
                <table:data-pilot-member table:name="1.28174901008606" table:display="true" table:show-details="true"/>
                <table:data-pilot-member table:name="1.4" table:display="true" table:show-details="true"/>
                <table:data-pilot-member table:name="1.45316076278687" table:display="true" table:show-details="true"/>
                <table:data-pilot-member table:name="1.52938091754913" table:display="true" table:show-details="true"/>
                <table:data-pilot-member table:name="1.57770895957947" table:display="true" table:show-details="true"/>
                <table:data-pilot-member table:name="1.6" table:display="true" table:show-details="true"/>
                <table:data-pilot-member table:name="1.73606359958649" table:display="true" table:show-details="true"/>
                <table:data-pilot-member table:name="1.74291956424713" table:display="true" table:show-details="true"/>
                <table:data-pilot-member table:name="1.8" table:display="true" table:show-details="true"/>
                <table:data-pilot-member table:name="1.96328091621399" table:display="true" table:show-details="true"/>
                <table:data-pilot-member table:name="1.97319650650024" table:display="true" table:show-details="true"/>
                <table:data-pilot-member table:name="2" table:display="true" table:show-details="true"/>
                <table:data-pilot-member table:name="2.02177929878235" table:display="true" table:show-details="true"/>
                <table:data-pilot-member table:name="2.14735269546509" table:display="true" table:show-details="true"/>
                <table:data-pilot-member table:name="2.19708657264709" table:display="true" table:show-details="true"/>
                <table:data-pilot-member table:name="2.25" table:display="true" table:show-details="true"/>
                <table:data-pilot-member table:name="2.28185033798218" table:display="true" table:show-details="true"/>
                <table:data-pilot-member table:name="2.30351662635803" table:display="true" table:show-details="true"/>
                <table:data-pilot-member table:name="2.34681749343872" table:display="true" table:show-details="true"/>
                <table:data-pilot-member table:name="2.5" table:display="true" table:show-details="true"/>
                <table:data-pilot-member table:name="2.57035160064697" table:display="true" table:show-details="true"/>
                <table:data-pilot-member table:name="2.67586040496826" table:display="true" table:show-details="true"/>
                <table:data-pilot-member table:name="2.71993780136108" table:display="true" table:show-details="true"/>
                <table:data-pilot-member table:name="2.75" table:display="true" table:show-details="true"/>
                <table:data-pilot-member table:name="2.75951671600342" table:display="true" table:show-details="true"/>
                <table:data-pilot-member table:name="2.76887702941895" table:display="true" table:show-details="true"/>
                <table:data-pilot-member table:name="2.94701886177063" table:display="true" table:show-details="true"/>
                <table:data-pilot-member table:name="2.97597241401672" table:display="true" table:show-details="true"/>
                <table:data-pilot-member table:name="3" table:display="true" table:show-details="true"/>
                <table:data-pilot-member table:name="3.05819964408875" table:display="true" table:show-details="true"/>
                <table:data-pilot-member table:name="3.05936574935913" table:display="true" table:show-details="true"/>
                <table:data-pilot-member table:name="3.13424944877625" table:display="true" table:show-details="true"/>
                <table:data-pilot-member table:name="3.18953847885132" table:display="true" table:show-details="true"/>
                <table:data-pilot-member table:name="3.19048023223877" table:display="true" table:show-details="true"/>
                <table:data-pilot-member table:name="3.1990110874176" table:display="true" table:show-details="true"/>
                <table:data-pilot-member table:name="3.2247633934021" table:display="true" table:show-details="true"/>
                <table:data-pilot-member table:name="3.24013805389404" table:display="true" table:show-details="true"/>
                <table:data-pilot-member table:name="3.24225163459778" table:display="true" table:show-details="true"/>
                <table:data-pilot-member table:name="3.25" table:display="true" table:show-details="true"/>
                <table:data-pilot-member table:name="3.25088620185852" table:display="true" table:show-details="true"/>
                <table:data-pilot-member table:name="3.27326059341431" table:display="true" table:show-details="true"/>
                <table:data-pilot-member table:name="3.2993175983429" table:display="true" table:show-details="true"/>
                <table:data-pilot-member table:name="3.31787037849426" table:display="true" table:show-details="true"/>
                <table:data-pilot-member table:name="3.32703733444214" table:display="true" table:show-details="true"/>
                <table:data-pilot-member table:name="3.33331680297852" table:display="true" table:show-details="true"/>
                <table:data-pilot-member table:name="3.3417055606842" table:display="true" table:show-details="true"/>
                <table:data-pilot-member table:name="3.36738705635071" table:display="true" table:show-details="true"/>
                <table:data-pilot-member table:name="3.36925172805786" table:display="true" table:show-details="true"/>
                <table:data-pilot-member table:name="3.38856863975525" table:display="true" table:show-details="true"/>
                <table:data-pilot-member table:name="3.38918209075928" table:display="true" table:show-details="true"/>
                <table:data-pilot-member table:name="3.40842795372009" table:display="true" table:show-details="true"/>
                <table:data-pilot-member table:name="3.41114068031311" table:display="true" table:show-details="true"/>
                <table:data-pilot-member table:name="3.42625594139099" table:display="true" table:show-details="true"/>
                <table:data-pilot-member table:name="3.43490767478943" table:display="true" table:show-details="true"/>
                <table:data-pilot-member table:name="3.44200849533081" table:display="true" table:show-details="true"/>
                <table:data-pilot-member table:name="3.46957206726074" table:display="true" table:show-details="true"/>
                <table:data-pilot-member table:name="3.47847127914429" table:display="true" table:show-details="true"/>
                <table:data-pilot-member table:name="3.5" table:display="true" table:show-details="true"/>
                <table:data-pilot-member table:name="3.75" table:display="true" table:show-details="true"/>
                <table:data-pilot-member table:name="3.7817690372467" table:display="true" table:show-details="true"/>
                <table:data-pilot-member table:name="3.89319729804993" table:display="true" table:show-details="true"/>
                <table:data-pilot-member table:name="3.91053056716919" table:display="true" table:show-details="true"/>
                <table:data-pilot-member table:name="3.94158983230591" table:display="true" table:show-details="true"/>
                <table:data-pilot-member table:name="3.96697640419006" table:display="true" table:show-details="true"/>
                <table:data-pilot-member table:name="3.97769355773926" table:display="true" table:show-details="true"/>
                <table:data-pilot-member table:name="3.98298406600952" table:display="true" table:show-details="true"/>
                <table:data-pilot-member table:name="4" table:display="true" table:show-details="true"/>
                <table:data-pilot-member table:name="4.0440845489502" table:display="true" table:show-details="true"/>
                <table:data-pilot-member table:name="4.08688545227051" table:display="true" table:show-details="true"/>
                <table:data-pilot-member table:name="4.09444522857666" table:display="true" table:show-details="true"/>
                <table:data-pilot-member table:name="4.14698123931885" table:display="true" table:show-details="true"/>
                <table:data-pilot-member table:name="4.25" table:display="true" table:show-details="true"/>
                <table:data-pilot-member table:name="4.39246797561646" table:display="true" table:show-details="true"/>
                <table:data-pilot-member table:name="4.5" table:display="true" table:show-details="true"/>
                <table:data-pilot-member table:name="4.55287218093872" table:display="true" table:show-details="true"/>
                <table:data-pilot-member table:name="4.56784248352051" table:display="true" table:show-details="true"/>
                <table:data-pilot-member table:name="4.75" table:display="true" table:show-details="true"/>
                <table:data-pilot-member table:name="4.75727033615112" table:display="true" table:show-details="true"/>
                <table:data-pilot-member table:name="4.99899387359619" table:display="true" table:show-details="true"/>
                <table:data-pilot-member table:name="5" table:display="true" table:show-details="true"/>
                <table:data-pilot-member table:name="5.4726824760437" table:display="true" table:show-details="true"/>
                <table:data-pilot-member table:name="5.55253028869629" table:display="true" table:show-details="true"/>
                <table:data-pilot-member table:name="5.58651447296143" table:display="true" table:show-details="true"/>
                <table:data-pilot-member table:name="5.61789178848267" table:display="true" table:show-details="true"/>
                <table:data-pilot-member table:name="5.62542295455933" table:display="true" table:show-details="true"/>
                <table:data-pilot-member table:name="5.66335773468018" table:display="true" table:show-details="true"/>
                <table:data-pilot-member table:name="5.67382383346558" table:display="true" table:show-details="true"/>
                <table:data-pilot-member table:name="5.68480539321899" table:display="true" table:show-details="true"/>
                <table:data-pilot-member table:name="5.73260307312012" table:display="true" table:show-details="true"/>
                <table:data-pilot-member table:name="5.76416826248169" table:display="true" table:show-details="true"/>
                <table:data-pilot-member table:name="5.76858711242676" table:display="true" table:show-details="true"/>
                <table:data-pilot-member table:name="5.76928043365479" table:display="true" table:show-details="true"/>
                <table:data-pilot-member table:name="5.774094581604" table:display="true" table:show-details="true"/>
                <table:data-pilot-member table:name="5.82862901687622" table:display="true" table:show-details="true"/>
                <table:data-pilot-member table:name="5.85667037963867" table:display="true" table:show-details="true"/>
                <table:data-pilot-member table:name="5.85998344421387" table:display="true" table:show-details="true"/>
                <table:data-pilot-member table:name="5.8896017074585" table:display="true" table:show-details="true"/>
                <table:data-pilot-member table:name="5.93703174591064" table:display="true" table:show-details="true"/>
                <table:data-pilot-member table:name="5.97422218322754" table:display="true" table:show-details="true"/>
                <table:data-pilot-member table:name="5.98832988739014" table:display="true" table:show-details="true"/>
                <table:data-pilot-member table:name="6.3839282989502" table:display="true" table:show-details="true"/>
                <table:data-pilot-member table:name="6.41973876953125" table:display="true" table:show-details="true"/>
                <table:data-pilot-member table:name="6.54654550552368" table:display="true" table:show-details="true"/>
                <table:data-pilot-member table:name="7.00559616088867" table:display="true" table:show-details="true"/>
                <table:data-pilot-member table:name="7.02637624740601" table:display="true" table:show-details="true"/>
                <table:data-pilot-member table:name="7.41402387619019" table:display="true" table:show-details="true"/>
                <table:data-pilot-member table:name="7.48490953445435" table:display="true" table:show-details="true"/>
                <table:data-pilot-member table:name="8.00581645965576" table:display="true" table:show-details="true"/>
                <table:data-pilot-member table:name="8.17351150512695" table:display="true" table:show-details="true"/>
                <table:data-pilot-member table:name="8.24549770355225" table:display="true" table:show-details="true"/>
                <table:data-pilot-member table:name="8.31880474090576" table:display="true" table:show-details="true"/>
                <table:data-pilot-member table:name="8.32794284820557" table:display="true" table:show-details="true"/>
                <table:data-pilot-member table:name="8.483323097229" table:display="true" table:show-details="true"/>
                <table:data-pilot-member table:name="8.53919792175293" table:display="true" table:show-details="true"/>
                <table:data-pilot-member table:name="8.55401134490967" table:display="true" table:show-details="true"/>
                <table:data-pilot-member table:name="317" table:display="true" table:show-details="true"/>
                <table:data-pilot-member table:name="251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31:16.380447119</meta:creation-date>
    <dc:date>2019-12-14T10:49:50.527939355</dc:date>
    <meta:editing-duration>PT8M24S</meta:editing-duration>
    <meta:editing-cycles>1</meta:editing-cycles>
    <meta:document-statistic meta:table-count="4" meta:cell-count="10578" meta:object-count="0"/>
    <meta:generator>LibreOffice/6.2.8.2$Linux_X86_64 LibreOffice_project/20$Build-2</meta:generator>
  </office:meta>
</office:document-meta>
</file>